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5.5138in"/>
    </style:style>
    <style:style style:name="co4" style:family="table-column">
      <style:table-column-properties fo:break-before="auto" style:column-width="4.2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>
      <style:text-properties style:font-name="Liberation Sans" style:font-name-asian="DejaVu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0642in" svg:y="0.5201in">
            <draw:object draw:notify-on-update-of-ranges="Sheet1.D4:Sheet1.G4 Sheet1.C5:Sheet1.C5 Sheet1.D5:Sheet1.G5 Sheet1.C6:Sheet1.C6 Sheet1.D6:Sheet1.G6 Sheet1.C7:Sheet1.C7 Sheet1.D7:Sheet1.G7 Sheet1.C8:Sheet1.C8 Sheet1.D8:Sheet1.G8 Sheet1.C9:Sheet1.C9 Sheet1.D9:Sheet1.G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8894in" svg:y="3.7654in">
            <draw:object draw:notify-on-update-of-ranges="Sheet1.D4:Sheet1.G4 Sheet1.C13:Sheet1.C13 Sheet1.D13:Sheet1.G13 Sheet1.C14:Sheet1.C14 Sheet1.D14:Sheet1.G14 Sheet1.C15:Sheet1.C15 Sheet1.D15:Sheet1.G15 Sheet1.C16:Sheet1.C16 Sheet1.D16:Sheet1.G16 Sheet1.C17:Sheet1.C17 Sheet1.D17:Sheet1.G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8.022in" svg:y="6.5256in">
            <draw:object draw:notify-on-update-of-ranges="Sheet1.D4:Sheet1.G4 Sheet1.C5:Sheet1.C5 Sheet1.E47:Sheet1.H47 Sheet1.C6:Sheet1.C6 Sheet1.E48:Sheet1.H48 Sheet1.C7:Sheet1.C7 Sheet1.E49:Sheet1.H49 Sheet1.C8:Sheet1.C8 Sheet1.E50:Sheet1.H50 Sheet1.C9:Sheet1.C9 Sheet1.E51:Sheet1.H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7.8917in" svg:y="10.4264in">
            <draw:object draw:notify-on-update-of-ranges="Sheet1.D4:Sheet1.G4 Sheet1.C13:Sheet1.C13 Sheet1.E55:Sheet1.H55 Sheet1.C14:Sheet1.C14 Sheet1.E56:Sheet1.H56 Sheet1.C15:Sheet1.C15 Sheet1.E57:Sheet1.H57 Sheet1.C16:Sheet1.C16 Sheet1.E58:Sheet1.H58 Sheet1.C17:Sheet1.C17 Sheet1.E59:Sheet1.H5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in" svg:height="3.5461in" svg:x="6.102in" svg:y="88.1205in">
            <draw:object draw:notify-on-update-of-ranges="Sheet1.E526:Sheet1.E530 Sheet1.F526:Sheet1.F5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3.5429in" svg:x="8.4122in" svg:y="14.6839in">
            <draw:object draw:notify-on-update-of-ranges="Sheet1.D4:Sheet1.G4 Sheet1.C5:Sheet1.C5 Sheet1.E89:Sheet1.H89 Sheet1.C6:Sheet1.C6 Sheet1.E90:Sheet1.H90 Sheet1.C7:Sheet1.C7 Sheet1.E91:Sheet1.H91 Sheet1.C8:Sheet1.C8 Sheet1.E92:Sheet1.H92 Sheet1.C9:Sheet1.C9 Sheet1.E93:Sheet1.H9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svg:width="6.2988in" svg:height="3.5429in" svg:x="8in" svg:y="18.5217in">
            <draw:object draw:notify-on-update-of-ranges="Sheet1.D4:Sheet1.G4 Sheet1.C13:Sheet1.C13 Sheet1.E97:Sheet1.H97 Sheet1.C14:Sheet1.C14 Sheet1.E98:Sheet1.H98 Sheet1.C15:Sheet1.C15 Sheet1.E99:Sheet1.H99 Sheet1.C16:Sheet1.C16 Sheet1.E100:Sheet1.H100 Sheet1.C17:Sheet1.C17 Sheet1.E101:Sheet1.H10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8in" svg:height="3.5429in" svg:x="8.1303in" svg:y="23.1913in">
            <draw:object draw:notify-on-update-of-ranges="Sheet1.D4:Sheet1.G4 Sheet1.C5:Sheet1.C5 Sheet1.E140:Sheet1.H140 Sheet1.C6:Sheet1.C6 Sheet1.E141:Sheet1.H141 Sheet1.C7:Sheet1.C7 Sheet1.E142:Sheet1.H142 Sheet1.C8:Sheet1.C8 Sheet1.E143:Sheet1.H143 Sheet1.C9:Sheet1.C9 Sheet1.E144:Sheet1.H1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88in" svg:height="3.5429in" svg:x="8in" svg:y="27.0921in">
            <draw:object draw:notify-on-update-of-ranges="Sheet1.D4:Sheet1.G4 Sheet1.C13:Sheet1.C13 Sheet1.E148:Sheet1.H148 Sheet1.C14:Sheet1.C14 Sheet1.E149:Sheet1.H149 Sheet1.C15:Sheet1.C15 Sheet1.E150:Sheet1.H150 Sheet1.C16:Sheet1.C16 Sheet1.E151:Sheet1.H151 Sheet1.C17:Sheet1.C17 Sheet1.E152:Sheet1.H15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9.9083in" svg:y="31.5945in">
            <draw:object draw:notify-on-update-of-ranges="Sheet1.D4:Sheet1.G4 Sheet1.C5:Sheet1.C5 Sheet1.E190:Sheet1.H190 Sheet1.C6:Sheet1.C6 Sheet1.E191:Sheet1.H191 Sheet1.C7:Sheet1.C7 Sheet1.E192:Sheet1.H192 Sheet1.C8:Sheet1.C8 Sheet1.E193:Sheet1.H193 Sheet1.C9:Sheet1.C9 Sheet1.E194:Sheet1.H19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6.2988in" svg:height="3.5429in" svg:x="9.778in" svg:y="35.4953in">
            <draw:object draw:notify-on-update-of-ranges="Sheet1.D4:Sheet1.G4 Sheet1.C13:Sheet1.C13 Sheet1.E198:Sheet1.H198 Sheet1.C14:Sheet1.C14 Sheet1.E199:Sheet1.H199 Sheet1.C15:Sheet1.C15 Sheet1.E200:Sheet1.H200 Sheet1.C16:Sheet1.C16 Sheet1.E201:Sheet1.H201 Sheet1.C17:Sheet1.C17 Sheet1.E202:Sheet1.H20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6.2988in" svg:height="3.5429in" svg:x="9.9083in" svg:y="40.1654in">
            <draw:object draw:notify-on-update-of-ranges="Sheet1.D4:Sheet1.G4 Sheet1.C5:Sheet1.C5 Sheet1.E241:Sheet1.H241 Sheet1.C6:Sheet1.C6 Sheet1.E242:Sheet1.H242 Sheet1.C7:Sheet1.C7 Sheet1.E243:Sheet1.H243 Sheet1.C8:Sheet1.C8 Sheet1.E244:Sheet1.H244 Sheet1.C9:Sheet1.C9 Sheet1.E245:Sheet1.H24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6.2988in" svg:height="3.5429in" svg:x="9.778in" svg:y="44.0661in">
            <draw:object draw:notify-on-update-of-ranges="Sheet1.D4:Sheet1.G4 Sheet1.C13:Sheet1.C13 Sheet1.E249:Sheet1.H249 Sheet1.C14:Sheet1.C14 Sheet1.E250:Sheet1.H250 Sheet1.C15:Sheet1.C15 Sheet1.E251:Sheet1.H251 Sheet1.C16:Sheet1.C16 Sheet1.E252:Sheet1.H252 Sheet1.C17:Sheet1.C17 Sheet1.E253:Sheet1.H25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svg:width="6.2988in" svg:height="3.5429in" svg:x="9.9083in" svg:y="48.2323in">
            <draw:object draw:notify-on-update-of-ranges="Sheet1.D4:Sheet1.G4 Sheet1.C5:Sheet1.C5 Sheet1.E289:Sheet1.H289 Sheet1.C6:Sheet1.C6 Sheet1.E290:Sheet1.H290 Sheet1.C7:Sheet1.C7 Sheet1.E291:Sheet1.H291 Sheet1.C8:Sheet1.C8 Sheet1.E292:Sheet1.H292 Sheet1.C9:Sheet1.C9 Sheet1.E293:Sheet1.H29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svg:width="6.2988in" svg:height="3.5429in" svg:x="9.778in" svg:y="52.1331in">
            <draw:object draw:notify-on-update-of-ranges="Sheet1.D4:Sheet1.G4 Sheet1.C13:Sheet1.C13 Sheet1.E297:Sheet1.H297 Sheet1.C14:Sheet1.C14 Sheet1.E298:Sheet1.H298 Sheet1.C15:Sheet1.C15 Sheet1.E299:Sheet1.H299 Sheet1.C16:Sheet1.C16 Sheet1.E300:Sheet1.H300 Sheet1.C17:Sheet1.C17 Sheet1.E301:Sheet1.H30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svg:width="6.2988in" svg:height="3.5429in" svg:x="9.9083in" svg:y="55.7945in">
            <draw:object draw:notify-on-update-of-ranges="Sheet1.D4:Sheet1.G4 Sheet1.C5:Sheet1.C5 Sheet1.E334:Sheet1.H334 Sheet1.C6:Sheet1.C6 Sheet1.E335:Sheet1.H335 Sheet1.C7:Sheet1.C7 Sheet1.E336:Sheet1.H336 Sheet1.C8:Sheet1.C8 Sheet1.E337:Sheet1.H337 Sheet1.C9:Sheet1.C9 Sheet1.E338:Sheet1.H33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svg:width="6.2988in" svg:height="3.5429in" svg:x="9.778in" svg:y="59.6953in">
            <draw:object draw:notify-on-update-of-ranges="Sheet1.D4:Sheet1.G4 Sheet1.C13:Sheet1.C13 Sheet1.E342:Sheet1.H342 Sheet1.C14:Sheet1.C14 Sheet1.E343:Sheet1.H343 Sheet1.C15:Sheet1.C15 Sheet1.E344:Sheet1.H344 Sheet1.C16:Sheet1.C16 Sheet1.E345:Sheet1.H345 Sheet1.C17:Sheet1.C17 Sheet1.E346:Sheet1.H34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svg:width="6.2988in" svg:height="3.5429in" svg:x="9.9083in" svg:y="63.189in">
            <draw:object draw:notify-on-update-of-ranges="Sheet1.D4:Sheet1.G4 Sheet1.C5:Sheet1.C5 Sheet1.E378:Sheet1.H378 Sheet1.C6:Sheet1.C6 Sheet1.E379:Sheet1.H379 Sheet1.C7:Sheet1.C7 Sheet1.E380:Sheet1.H380 Sheet1.C8:Sheet1.C8 Sheet1.E381:Sheet1.H381 Sheet1.C9:Sheet1.C9 Sheet1.E382:Sheet1.H38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svg:width="6.2988in" svg:height="3.5429in" svg:x="9.778in" svg:y="67.0543in">
            <draw:object draw:notify-on-update-of-ranges="Sheet1.D4:Sheet1.G4 Sheet1.C13:Sheet1.C13 Sheet1.E386:Sheet1.H386 Sheet1.C14:Sheet1.C14 Sheet1.E387:Sheet1.H387 Sheet1.C15:Sheet1.C15 Sheet1.E388:Sheet1.H388 Sheet1.C16:Sheet1.C16 Sheet1.E389:Sheet1.H389 Sheet1.C17:Sheet1.C17 Sheet1.E390:Sheet1.H390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svg:width="8.8598in" svg:height="5.4122in" svg:x="14.1098in" svg:y="90.1063in">
            <draw:object draw:notify-on-update-of-ranges="Sheet1.I559:Sheet1.I569 Sheet1.N558:Sheet1.N558 Sheet1.N559:Sheet1.N569 Sheet1.J558:Sheet1.J558 Sheet1.J559:Sheet1.J569 Sheet1.K558:Sheet1.K558 Sheet1.K559:Sheet1.K569 Sheet1.L558:Sheet1.L558 Sheet1.L559:Sheet1.L569 Sheet1.M558:Sheet1.M558 Sheet1.M559:Sheet1.M569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0" draw:style-name="gr1" svg:width="8.8598in" svg:height="5.4122in" svg:x="22.9378in" svg:y="90.1417in">
            <draw:object draw:notify-on-update-of-ranges="Sheet1.I559:Sheet1.I569 Sheet1.N558:Sheet1.N558 Sheet1.N573:Sheet1.N583 Sheet1.J558:Sheet1.J558 Sheet1.J573:Sheet1.J583 Sheet1.K558:Sheet1.K558 Sheet1.K573:Sheet1.K583 Sheet1.L558:Sheet1.L558 Sheet1.L573:Sheet1.L583 Sheet1.M558:Sheet1.M558 Sheet1.M573:Sheet1.M583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1" draw:style-name="gr1" svg:width="4.8744in" svg:height="3.5429in" svg:x="8.7516in" svg:y="72.9445in">
            <draw:object draw:notify-on-update-of-ranges="Sheet1.E433:Sheet1.E437 Sheet1.F432:Sheet1.F432 Sheet1.F433:Sheet1.F43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2" draw:style-name="gr1" svg:width="4.8492in" svg:height="3.5429in" svg:x="13.6008in" svg:y="72.9339in">
            <draw:object draw:notify-on-update-of-ranges="Sheet1.E440:Sheet1.E444 Sheet1.F439:Sheet1.F439 Sheet1.F440:Sheet1.F444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ots</text:p>
          </table:table-cell>
          <table:table-cell office:value-type="float" office:value="1.32">
            <text:p>1.32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formula="of:=AVERAGE([.D5:.G5])" office:value-type="float" office:value="1.2875">
            <text:p>1.2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formula="of:=AVERAGE([.D6:.G6])" office:value-type="float" office:value="11.1825">
            <text:p>11.18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requent <text:s/>Editors</text:p>
          </table:table-cell>
          <table:table-cell office:value-type="float" office:value="0.81">
            <text:p>0.81</text:p>
          </table:table-cell>
          <table:table-cell office:value-type="float" office:value="13.18">
            <text:p>13.18</text:p>
          </table:table-cell>
          <table:table-cell office:value-type="float" office:value="87.59">
            <text:p>87.59</text:p>
          </table:table-cell>
          <table:table-cell office:value-type="float" office:value="1.61">
            <text:p>1.61</text:p>
          </table:table-cell>
          <table:table-cell table:formula="of:=AVERAGE([.D7:.G7])" office:value-type="float" office:value="25.7975">
            <text:p>25.79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nfrequent Editors</text:p>
          </table:table-cell>
          <table:table-cell office:value-type="float" office:value="79.51">
            <text:p>79.51</text:p>
          </table:table-cell>
          <table:table-cell office:value-type="float" office:value="62.38">
            <text:p>62.38</text:p>
          </table:table-cell>
          <table:table-cell office:value-type="float" office:value="7.19">
            <text:p>7.19</text:p>
          </table:table-cell>
          <table:table-cell office:value-type="float" office:value="57.05">
            <text:p>57.05</text:p>
          </table:table-cell>
          <table:table-cell table:formula="of:=AVERAGE([.D8:.G8])" office:value-type="float" office:value="51.5325">
            <text:p>51.53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formula="of:=AVERAGE([.D9:.G9])" office:value-type="float" office:value="10.195">
            <text:p>10.19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5:.D9])" office:value-type="float" office:value="99.99">
            <text:p>99.99</text:p>
          </table:table-cell>
          <table:table-cell table:formula="of:=SUM([.E5:.E9])" office:value-type="float" office:value="100">
            <text:p>100</text:p>
          </table:table-cell>
          <table:table-cell table:formula="of:=SUM([.F5:.F9])" office:value-type="float" office:value="99.99">
            <text:p>99.99</text:p>
          </table:table-cell>
          <table:table-cell table:formula="of:=SUM([.G5:.G9])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ots</text:p>
          </table:table-cell>
          <table:table-cell office:value-type="float" office:value="3.04">
            <text:p>3.04</text:p>
          </table:table-cell>
          <table:table-cell office:value-type="float" office:value="5.22">
            <text:p>5.22</text:p>
          </table:table-cell>
          <table:table-cell office:value-type="float" office:value="9.36">
            <text:p>9.36</text:p>
          </table:table-cell>
          <table:table-cell office:value-type="float" office:value="4.75">
            <text:p>4.75</text:p>
          </table:table-cell>
          <table:table-cell table:formula="of:=AVERAGE([.D13:.G13])" office:value-type="float" office:value="5.5925">
            <text:p>5.59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dministrators</text:p>
          </table:table-cell>
          <table:table-cell office:value-type="float" office:value="8.05">
            <text:p>8.05</text:p>
          </table:table-cell>
          <table:table-cell office:value-type="float" office:value="8.07">
            <text:p>8.07</text:p>
          </table:table-cell>
          <table:table-cell office:value-type="float" office:value="7.6">
            <text:p>7.6</text:p>
          </table:table-cell>
          <table:table-cell office:value-type="float" office:value="16.69">
            <text:p>16.69</text:p>
          </table:table-cell>
          <table:table-cell table:formula="of:=AVERAGE([.D14:.G14])" office:value-type="float" office:value="10.1025">
            <text:p>10.10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requent <text:s/>Editors</text:p>
          </table:table-cell>
          <table:table-cell office:value-type="float" office:value="1.58">
            <text:p>1.58</text:p>
          </table:table-cell>
          <table:table-cell office:value-type="float" office:value="2.01">
            <text:p>2.01</text:p>
          </table:table-cell>
          <table:table-cell office:value-type="float" office:value="3.34">
            <text:p>3.34</text:p>
          </table:table-cell>
          <table:table-cell office:value-type="float" office:value="2.01">
            <text:p>2.01</text:p>
          </table:table-cell>
          <table:table-cell table:formula="of:=AVERAGE([.D15:.G15])" office:value-type="float" office:value="2.235">
            <text:p>2.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nfrequent Editors</text:p>
          </table:table-cell>
          <table:table-cell office:value-type="float" office:value="64.56">
            <text:p>64.56</text:p>
          </table:table-cell>
          <table:table-cell office:value-type="float" office:value="48.33">
            <text:p>48.33</text:p>
          </table:table-cell>
          <table:table-cell office:value-type="float" office:value="48.18">
            <text:p>48.18</text:p>
          </table:table-cell>
          <table:table-cell office:value-type="float" office:value="51.29">
            <text:p>51.29</text:p>
          </table:table-cell>
          <table:table-cell table:formula="of:=AVERAGE([.D16:.G16])" office:value-type="float" office:value="53.09">
            <text:p>53.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Unregistered</text:p>
          </table:table-cell>
          <table:table-cell office:value-type="float" office:value="22.78">
            <text:p>22.78</text:p>
          </table:table-cell>
          <table:table-cell office:value-type="float" office:value="36.36">
            <text:p>36.36</text:p>
          </table:table-cell>
          <table:table-cell office:value-type="float" office:value="31.52">
            <text:p>31.52</text:p>
          </table:table-cell>
          <table:table-cell office:value-type="float" office:value="25.25">
            <text:p>25.25</text:p>
          </table:table-cell>
          <table:table-cell table:formula="of:=AVERAGE([.D17:.G17])" office:value-type="float" office:value="28.9775">
            <text:p>28.97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13:.D17])" office:value-type="float" office:value="100.01">
            <text:p>100.01</text:p>
          </table:table-cell>
          <table:table-cell table:formula="of:=SUM([.E13:.E17])" office:value-type="float" office:value="99.99">
            <text:p>99.99</text:p>
          </table:table-cell>
          <table:table-cell table:formula="of:=SUM([.F13:.F17])" office:value-type="float" office:value="100">
            <text:p>100</text:p>
          </table:table-cell>
          <table:table-cell table:formula="of:=SUM([.G13:.G17])" office:value-type="float" office:value="99.99">
            <text:p>99.99</text:p>
          </table:table-cell>
          <table:table-cell table:number-columns-repeated="7"/>
        </table:table-row>
        <table:table-row table:style-name="ro1" table:number-rows-repeated="27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1.32">
            <text:p>1.32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formula="of:=AVERAGE([.E47:.H47])" office:value-type="float" office:value="1.2875">
            <text:p>1.2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formula="of:=AVERAGE([.E48:.H48])" office:value-type="float" office:value="11.1825">
            <text:p>11.18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4.5">
            <text:p>4.5</text:p>
          </table:table-cell>
          <table:table-cell office:value-type="float" office:value="68.35">
            <text:p>68.35</text:p>
          </table:table-cell>
          <table:table-cell office:value-type="float" office:value="88.17">
            <text:p>88.17</text:p>
          </table:table-cell>
          <table:table-cell office:value-type="float" office:value="11.12">
            <text:p>11.12</text:p>
          </table:table-cell>
          <table:table-cell table:formula="of:=AVERAGE([.E49:.H49])" office:value-type="float" office:value="43.035">
            <text:p>43.0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75.83">
            <text:p>75.83</text:p>
          </table:table-cell>
          <table:table-cell office:value-type="float" office:value="7.21">
            <text:p>7.21</text:p>
          </table:table-cell>
          <table:table-cell office:value-type="float" office:value="6.62">
            <text:p>6.62</text:p>
          </table:table-cell>
          <table:table-cell office:value-type="float" office:value="47.54">
            <text:p>47.54</text:p>
          </table:table-cell>
          <table:table-cell table:formula="of:=AVERAGE([.E50:.H50])" office:value-type="float" office:value="34.3">
            <text:p>34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formula="of:=AVERAGE([.E51:.H51])" office:value-type="float" office:value="10.195">
            <text:p>10.19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47:.E51])" office:value-type="float" office:value="100">
            <text:p>100</text:p>
          </table:table-cell>
          <table:table-cell table:formula="of:=SUM([.F47:.F51])" office:value-type="float" office:value="100">
            <text:p>100</text:p>
          </table:table-cell>
          <table:table-cell table:formula="of:=SUM([.G47:.G51])" office:value-type="float" office:value="100">
            <text:p>100</text:p>
          </table:table-cell>
          <table:table-cell table:formula="of:=SUM([.H47:.H51])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3.04">
            <text:p>3.04</text:p>
          </table:table-cell>
          <table:table-cell office:value-type="float" office:value="5.22">
            <text:p>5.22</text:p>
          </table:table-cell>
          <table:table-cell office:value-type="float" office:value="9.36">
            <text:p>9.36</text:p>
          </table:table-cell>
          <table:table-cell office:value-type="float" office:value="4.75">
            <text:p>4.75</text:p>
          </table:table-cell>
          <table:table-cell table:formula="of:=AVERAGE([.E55:.H55])" office:value-type="float" office:value="5.5925">
            <text:p>5.5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8.05">
            <text:p>8.05</text:p>
          </table:table-cell>
          <table:table-cell office:value-type="float" office:value="8.07">
            <text:p>8.07</text:p>
          </table:table-cell>
          <table:table-cell office:value-type="float" office:value="7.6">
            <text:p>7.6</text:p>
          </table:table-cell>
          <table:table-cell office:value-type="float" office:value="16.69">
            <text:p>16.69</text:p>
          </table:table-cell>
          <table:table-cell table:formula="of:=AVERAGE([.E56:.H56])" office:value-type="float" office:value="10.1025">
            <text:p>10.10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7.36">
            <text:p>7.36</text:p>
          </table:table-cell>
          <table:table-cell office:value-type="float" office:value="6.61">
            <text:p>6.61</text:p>
          </table:table-cell>
          <table:table-cell office:value-type="float" office:value="7.65">
            <text:p>7.65</text:p>
          </table:table-cell>
          <table:table-cell office:value-type="float" office:value="10.67">
            <text:p>10.67</text:p>
          </table:table-cell>
          <table:table-cell table:formula="of:=AVERAGE([.E57:.H57])" office:value-type="float" office:value="8.0725">
            <text:p>8.07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58.77">
            <text:p>58.77</text:p>
          </table:table-cell>
          <table:table-cell office:value-type="float" office:value="43.74">
            <text:p>43.74</text:p>
          </table:table-cell>
          <table:table-cell office:value-type="float" office:value="43.87">
            <text:p>43.87</text:p>
          </table:table-cell>
          <table:table-cell office:value-type="float" office:value="42.64">
            <text:p>42.64</text:p>
          </table:table-cell>
          <table:table-cell table:formula="of:=AVERAGE([.E58:.H58])" office:value-type="float" office:value="47.255">
            <text:p>47.2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22.78">
            <text:p>22.78</text:p>
          </table:table-cell>
          <table:table-cell office:value-type="float" office:value="36.36">
            <text:p>36.36</text:p>
          </table:table-cell>
          <table:table-cell office:value-type="float" office:value="31.52">
            <text:p>31.52</text:p>
          </table:table-cell>
          <table:table-cell office:value-type="float" office:value="25.25">
            <text:p>25.25</text:p>
          </table:table-cell>
          <table:table-cell table:formula="of:=AVERAGE([.E59:.H59])" office:value-type="float" office:value="28.9775">
            <text:p>28.977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55:.E59])" office:value-type="float" office:value="100">
            <text:p>100</text:p>
          </table:table-cell>
          <table:table-cell table:formula="of:=SUM([.F55:.F59])" office:value-type="float" office:value="100">
            <text:p>100</text:p>
          </table:table-cell>
          <table:table-cell table:formula="of:=SUM([.G55:.G59])" office:value-type="float" office:value="100">
            <text:p>100</text:p>
          </table:table-cell>
          <table:table-cell table:formula="of:=SUM([.H55:.H59])" office:value-type="float" office:value="100">
            <text:p>100</text:p>
          </table:table-cell>
          <table:table-cell table:number-columns-repeated="6"/>
        </table:table-row>
        <table:table-row table:style-name="ro1" table:number-rows-repeated="27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1.32">
            <text:p>1.32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formula="of:=AVERAGE([.E89:.H89])" office:value-type="float" office:value="1.2875">
            <text:p>1.2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formula="of:=AVERAGE([.E90:.H90])" office:value-type="float" office:value="11.1825">
            <text:p>11.18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7.41">
            <text:p>7.41</text:p>
          </table:table-cell>
          <table:table-cell office:value-type="float" office:value="68.69">
            <text:p>68.69</text:p>
          </table:table-cell>
          <table:table-cell office:value-type="float" office:value="88.68">
            <text:p>88.68</text:p>
          </table:table-cell>
          <table:table-cell office:value-type="float" office:value="17.84">
            <text:p>17.84</text:p>
          </table:table-cell>
          <table:table-cell table:formula="of:=AVERAGE([.E91:.H91])" office:value-type="float" office:value="45.655">
            <text:p>45.6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72.92">
            <text:p>72.92</text:p>
          </table:table-cell>
          <table:table-cell office:value-type="float" office:value="6.87">
            <text:p>6.87</text:p>
          </table:table-cell>
          <table:table-cell office:value-type="float" office:value="6.1">
            <text:p>6.1</text:p>
          </table:table-cell>
          <table:table-cell office:value-type="float" office:value="40.82">
            <text:p>40.82</text:p>
          </table:table-cell>
          <table:table-cell table:formula="of:=AVERAGE([.E92:.H92])" office:value-type="float" office:value="31.6775">
            <text:p>31.67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formula="of:=AVERAGE([.E93:.H93])" office:value-type="float" office:value="10.195">
            <text:p>10.19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89:.E93])" office:value-type="float" office:value="100">
            <text:p>100</text:p>
          </table:table-cell>
          <table:table-cell table:formula="of:=SUM([.F89:.F93])" office:value-type="float" office:value="100">
            <text:p>100</text:p>
          </table:table-cell>
          <table:table-cell table:formula="of:=SUM([.G89:.G93])" office:value-type="float" office:value="99.99">
            <text:p>99.99</text:p>
          </table:table-cell>
          <table:table-cell table:formula="of:=SUM([.H89:.H93])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3.04">
            <text:p>3.04</text:p>
          </table:table-cell>
          <table:table-cell office:value-type="float" office:value="5.22">
            <text:p>5.22</text:p>
          </table:table-cell>
          <table:table-cell office:value-type="float" office:value="9.36">
            <text:p>9.36</text:p>
          </table:table-cell>
          <table:table-cell office:value-type="float" office:value="4.75">
            <text:p>4.75</text:p>
          </table:table-cell>
          <table:table-cell table:formula="of:=AVERAGE([.E97:.H97])" office:value-type="float" office:value="5.5925">
            <text:p>5.5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8.05">
            <text:p>8.05</text:p>
          </table:table-cell>
          <table:table-cell office:value-type="float" office:value="8.07">
            <text:p>8.07</text:p>
          </table:table-cell>
          <table:table-cell office:value-type="float" office:value="7.6">
            <text:p>7.6</text:p>
          </table:table-cell>
          <table:table-cell office:value-type="float" office:value="16.69">
            <text:p>16.69</text:p>
          </table:table-cell>
          <table:table-cell table:formula="of:=AVERAGE([.E98:.H98])" office:value-type="float" office:value="10.1025">
            <text:p>10.10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12.08">
            <text:p>12.08</text:p>
          </table:table-cell>
          <table:table-cell office:value-type="float" office:value="9.31">
            <text:p>9.31</text:p>
          </table:table-cell>
          <table:table-cell office:value-type="float" office:value="11">
            <text:p>11</text:p>
          </table:table-cell>
          <table:table-cell office:value-type="float" office:value="16.2">
            <text:p>16.2</text:p>
          </table:table-cell>
          <table:table-cell table:formula="of:=AVERAGE([.E99:.H99])" office:value-type="float" office:value="12.1475">
            <text:p>12.14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54.05">
            <text:p>54.05</text:p>
          </table:table-cell>
          <table:table-cell office:value-type="float" office:value="41.03">
            <text:p>41.03</text:p>
          </table:table-cell>
          <table:table-cell office:value-type="float" office:value="40.51">
            <text:p>40.51</text:p>
          </table:table-cell>
          <table:table-cell office:value-type="float" office:value="37.1">
            <text:p>37.1</text:p>
          </table:table-cell>
          <table:table-cell table:formula="of:=AVERAGE([.E100:.H100])" office:value-type="float" office:value="43.1725">
            <text:p>43.17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22.78">
            <text:p>22.78</text:p>
          </table:table-cell>
          <table:table-cell office:value-type="float" office:value="36.36">
            <text:p>36.36</text:p>
          </table:table-cell>
          <table:table-cell office:value-type="float" office:value="31.52">
            <text:p>31.52</text:p>
          </table:table-cell>
          <table:table-cell office:value-type="float" office:value="25.25">
            <text:p>25.25</text:p>
          </table:table-cell>
          <table:table-cell table:formula="of:=AVERAGE([.E101:.H101])" office:value-type="float" office:value="28.9775">
            <text:p>28.977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97:.E101])" office:value-type="float" office:value="100">
            <text:p>100</text:p>
          </table:table-cell>
          <table:table-cell table:formula="of:=SUM([.F97:.F101])" office:value-type="float" office:value="99.99">
            <text:p>99.99</text:p>
          </table:table-cell>
          <table:table-cell table:formula="of:=SUM([.G97:.G101])" office:value-type="float" office:value="99.99">
            <text:p>99.99</text:p>
          </table:table-cell>
          <table:table-cell table:formula="of:=SUM([.H97:.H101])" office:value-type="float" office:value="99.99">
            <text:p>99.99</text:p>
          </table:table-cell>
          <table:table-cell table:number-columns-repeated="6"/>
        </table:table-row>
        <table:table-row table:style-name="ro1" table:number-rows-repeated="36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1.32">
            <text:p>1.32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formula="of:=AVERAGE([.E140:.H140])" office:value-type="float" office:value="1.2875">
            <text:p>1.2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formula="of:=AVERAGE([.E141:.H141])" office:value-type="float" office:value="11.1825">
            <text:p>11.18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9.91">
            <text:p>9.91</text:p>
          </table:table-cell>
          <table:table-cell office:value-type="float" office:value="69.12">
            <text:p>69.12</text:p>
          </table:table-cell>
          <table:table-cell office:value-type="float" office:value="88.94">
            <text:p>88.94</text:p>
          </table:table-cell>
          <table:table-cell office:value-type="float" office:value="20.3">
            <text:p>20.3</text:p>
          </table:table-cell>
          <table:table-cell table:formula="of:=AVERAGE([.E142:.H142])" office:value-type="float" office:value="47.0675">
            <text:p>47.06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70.42">
            <text:p>70.42</text:p>
          </table:table-cell>
          <table:table-cell office:value-type="float" office:value="6.44">
            <text:p>6.44</text:p>
          </table:table-cell>
          <table:table-cell office:value-type="float" office:value="5.84">
            <text:p>5.84</text:p>
          </table:table-cell>
          <table:table-cell office:value-type="float" office:value="38.36">
            <text:p>38.36</text:p>
          </table:table-cell>
          <table:table-cell table:formula="of:=AVERAGE([.E143:.H143])" office:value-type="float" office:value="30.265">
            <text:p>30.2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formula="of:=AVERAGE([.E144:.H144])" office:value-type="float" office:value="10.195">
            <text:p>10.19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140:.E144])" office:value-type="float" office:value="100">
            <text:p>100</text:p>
          </table:table-cell>
          <table:table-cell table:formula="of:=SUM([.F140:.F144])" office:value-type="float" office:value="100">
            <text:p>100</text:p>
          </table:table-cell>
          <table:table-cell table:formula="of:=SUM([.G140:.G144])" office:value-type="float" office:value="99.99">
            <text:p>99.99</text:p>
          </table:table-cell>
          <table:table-cell table:formula="of:=SUM([.H140:.H144])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3.04">
            <text:p>3.04</text:p>
          </table:table-cell>
          <table:table-cell office:value-type="float" office:value="5.22">
            <text:p>5.22</text:p>
          </table:table-cell>
          <table:table-cell office:value-type="float" office:value="9.36">
            <text:p>9.36</text:p>
          </table:table-cell>
          <table:table-cell office:value-type="float" office:value="4.75">
            <text:p>4.75</text:p>
          </table:table-cell>
          <table:table-cell table:formula="of:=AVERAGE([.E148:.H148])" office:value-type="float" office:value="5.5925">
            <text:p>5.5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8.05">
            <text:p>8.05</text:p>
          </table:table-cell>
          <table:table-cell office:value-type="float" office:value="8.07">
            <text:p>8.07</text:p>
          </table:table-cell>
          <table:table-cell office:value-type="float" office:value="7.6">
            <text:p>7.6</text:p>
          </table:table-cell>
          <table:table-cell office:value-type="float" office:value="16.69">
            <text:p>16.69</text:p>
          </table:table-cell>
          <table:table-cell table:formula="of:=AVERAGE([.E149:.H149])" office:value-type="float" office:value="10.1025">
            <text:p>10.10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14.74">
            <text:p>14.74</text:p>
          </table:table-cell>
          <table:table-cell office:value-type="float" office:value="11.93">
            <text:p>11.93</text:p>
          </table:table-cell>
          <table:table-cell office:value-type="float" office:value="12.91">
            <text:p>12.91</text:p>
          </table:table-cell>
          <table:table-cell office:value-type="float" office:value="18.81">
            <text:p>18.81</text:p>
          </table:table-cell>
          <table:table-cell table:formula="of:=AVERAGE([.E150:.H150])" office:value-type="float" office:value="14.5975">
            <text:p>14.59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51.39">
            <text:p>51.39</text:p>
          </table:table-cell>
          <table:table-cell office:value-type="float" office:value="38.42">
            <text:p>38.42</text:p>
          </table:table-cell>
          <table:table-cell office:value-type="float" office:value="38.61">
            <text:p>38.61</text:p>
          </table:table-cell>
          <table:table-cell office:value-type="float" office:value="34.49">
            <text:p>34.49</text:p>
          </table:table-cell>
          <table:table-cell table:formula="of:=AVERAGE([.E151:.H151])" office:value-type="float" office:value="40.7275">
            <text:p>40.72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22.78">
            <text:p>22.78</text:p>
          </table:table-cell>
          <table:table-cell office:value-type="float" office:value="36.36">
            <text:p>36.36</text:p>
          </table:table-cell>
          <table:table-cell office:value-type="float" office:value="31.52">
            <text:p>31.52</text:p>
          </table:table-cell>
          <table:table-cell office:value-type="float" office:value="25.25">
            <text:p>25.25</text:p>
          </table:table-cell>
          <table:table-cell table:formula="of:=AVERAGE([.E152:.H152])" office:value-type="float" office:value="28.9775">
            <text:p>28.977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148:.E152])" office:value-type="float" office:value="100">
            <text:p>100</text:p>
          </table:table-cell>
          <table:table-cell table:formula="of:=SUM([.F148:.F152])" office:value-type="float" office:value="100">
            <text:p>100</text:p>
          </table:table-cell>
          <table:table-cell table:formula="of:=SUM([.G148:.G152])" office:value-type="float" office:value="100">
            <text:p>100</text:p>
          </table:table-cell>
          <table:table-cell table:formula="of:=SUM([.H148:.H152])" office:value-type="float" office:value="99.99">
            <text:p>99.99</text:p>
          </table:table-cell>
          <table:table-cell table:number-columns-repeated="6"/>
        </table:table-row>
        <table:table-row table:style-name="ro1" table:number-rows-repeated="35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1.32">
            <text:p>1.32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formula="of:=AVERAGE([.E190:.H190])" office:value-type="float" office:value="1.2875">
            <text:p>1.2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formula="of:=AVERAGE([.E191:.H191])" office:value-type="float" office:value="11.1825">
            <text:p>11.18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11.11">
            <text:p>11.11</text:p>
          </table:table-cell>
          <table:table-cell office:value-type="float" office:value="69.35">
            <text:p>69.35</text:p>
          </table:table-cell>
          <table:table-cell office:value-type="float" office:value="89.12">
            <text:p>89.12</text:p>
          </table:table-cell>
          <table:table-cell office:value-type="float" office:value="21.98">
            <text:p>21.98</text:p>
          </table:table-cell>
          <table:table-cell table:formula="of:=AVERAGE([.E192:.H192])" office:value-type="float" office:value="47.89">
            <text:p>47.8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69.22">
            <text:p>69.22</text:p>
          </table:table-cell>
          <table:table-cell office:value-type="float" office:value="6.21">
            <text:p>6.21</text:p>
          </table:table-cell>
          <table:table-cell office:value-type="float" office:value="5.66">
            <text:p>5.66</text:p>
          </table:table-cell>
          <table:table-cell office:value-type="float" office:value="36.68">
            <text:p>36.68</text:p>
          </table:table-cell>
          <table:table-cell table:formula="of:=AVERAGE([.E193:.H193])" office:value-type="float" office:value="29.4425">
            <text:p>29.44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formula="of:=AVERAGE([.E194:.H194])" office:value-type="float" office:value="10.195">
            <text:p>10.19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190:.E194])" office:value-type="float" office:value="100">
            <text:p>100</text:p>
          </table:table-cell>
          <table:table-cell table:formula="of:=SUM([.F190:.F194])" office:value-type="float" office:value="100">
            <text:p>100</text:p>
          </table:table-cell>
          <table:table-cell table:formula="of:=SUM([.G190:.G194])" office:value-type="float" office:value="99.99">
            <text:p>99.99</text:p>
          </table:table-cell>
          <table:table-cell table:formula="of:=SUM([.H190:.H194])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3.04">
            <text:p>3.04</text:p>
          </table:table-cell>
          <table:table-cell office:value-type="float" office:value="5.22">
            <text:p>5.22</text:p>
          </table:table-cell>
          <table:table-cell office:value-type="float" office:value="9.36">
            <text:p>9.36</text:p>
          </table:table-cell>
          <table:table-cell office:value-type="float" office:value="4.75">
            <text:p>4.75</text:p>
          </table:table-cell>
          <table:table-cell table:formula="of:=AVERAGE([.E198:.H198])" office:value-type="float" office:value="5.5925">
            <text:p>5.5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8.05">
            <text:p>8.05</text:p>
          </table:table-cell>
          <table:table-cell office:value-type="float" office:value="8.07">
            <text:p>8.07</text:p>
          </table:table-cell>
          <table:table-cell office:value-type="float" office:value="7.6">
            <text:p>7.6</text:p>
          </table:table-cell>
          <table:table-cell office:value-type="float" office:value="16.69">
            <text:p>16.69</text:p>
          </table:table-cell>
          <table:table-cell table:formula="of:=AVERAGE([.E199:.H199])" office:value-type="float" office:value="10.1025">
            <text:p>10.10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16.58">
            <text:p>16.58</text:p>
          </table:table-cell>
          <table:table-cell office:value-type="float" office:value="13.59">
            <text:p>13.59</text:p>
          </table:table-cell>
          <table:table-cell office:value-type="float" office:value="14.41">
            <text:p>14.41</text:p>
          </table:table-cell>
          <table:table-cell office:value-type="float" office:value="20.74">
            <text:p>20.74</text:p>
          </table:table-cell>
          <table:table-cell table:formula="of:=AVERAGE([.E200:.H200])" office:value-type="float" office:value="16.33">
            <text:p>16.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49.55">
            <text:p>49.55</text:p>
          </table:table-cell>
          <table:table-cell office:value-type="float" office:value="35.75">
            <text:p>35.75</text:p>
          </table:table-cell>
          <table:table-cell office:value-type="float" office:value="37.11">
            <text:p>37.11</text:p>
          </table:table-cell>
          <table:table-cell office:value-type="float" office:value="32.57">
            <text:p>32.57</text:p>
          </table:table-cell>
          <table:table-cell table:formula="of:=AVERAGE([.E201:.H201])" office:value-type="float" office:value="38.745">
            <text:p>38.7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22.78">
            <text:p>22.78</text:p>
          </table:table-cell>
          <table:table-cell office:value-type="float" office:value="36.36">
            <text:p>36.36</text:p>
          </table:table-cell>
          <table:table-cell office:value-type="float" office:value="31.52">
            <text:p>31.52</text:p>
          </table:table-cell>
          <table:table-cell office:value-type="float" office:value="25.25">
            <text:p>25.25</text:p>
          </table:table-cell>
          <table:table-cell table:formula="of:=AVERAGE([.E202:.H202])" office:value-type="float" office:value="28.9775">
            <text:p>28.977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198:.E202])" office:value-type="float" office:value="100">
            <text:p>100</text:p>
          </table:table-cell>
          <table:table-cell table:formula="of:=SUM([.F198:.F202])" office:value-type="float" office:value="98.99">
            <text:p>98.99</text:p>
          </table:table-cell>
          <table:table-cell table:formula="of:=SUM([.G198:.G202])" office:value-type="float" office:value="100">
            <text:p>100</text:p>
          </table:table-cell>
          <table:table-cell table:formula="of:=SUM([.H198:.H202])" office:value-type="float" office:value="100">
            <text:p>100</text:p>
          </table:table-cell>
          <table:table-cell table:number-columns-repeated="6"/>
        </table:table-row>
        <table:table-row table:style-name="ro1" table:number-rows-repeated="36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1.32">
            <text:p>1.32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12.53">
            <text:p>12.53</text:p>
          </table:table-cell>
          <table:table-cell office:value-type="float" office:value="69.52">
            <text:p>69.52</text:p>
          </table:table-cell>
          <table:table-cell office:value-type="float" office:value="89.29">
            <text:p>89.29</text:p>
          </table:table-cell>
          <table:table-cell office:value-type="float" office:value="22.98">
            <text:p>22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67.8">
            <text:p>67.8</text:p>
          </table:table-cell>
          <table:table-cell office:value-type="float" office:value="6.03">
            <text:p>6.03</text:p>
          </table:table-cell>
          <table:table-cell office:value-type="float" office:value="5.49">
            <text:p>5.49</text:p>
          </table:table-cell>
          <table:table-cell office:value-type="float" office:value="35.68">
            <text:p>35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41:.E245])" office:value-type="float" office:value="100">
            <text:p>100</text:p>
          </table:table-cell>
          <table:table-cell table:formula="of:=SUM([.F241:.F245])" office:value-type="float" office:value="99.99">
            <text:p>99.99</text:p>
          </table:table-cell>
          <table:table-cell table:formula="of:=SUM([.G241:.G245])" office:value-type="float" office:value="99.99">
            <text:p>99.99</text:p>
          </table:table-cell>
          <table:table-cell table:formula="of:=SUM([.H241:.H245])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3.04">
            <text:p>3.04</text:p>
          </table:table-cell>
          <table:table-cell office:value-type="float" office:value="5.22">
            <text:p>5.22</text:p>
          </table:table-cell>
          <table:table-cell office:value-type="float" office:value="9.36">
            <text:p>9.36</text:p>
          </table:table-cell>
          <table:table-cell office:value-type="float" office:value="4.75">
            <text:p>4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8.05">
            <text:p>8.05</text:p>
          </table:table-cell>
          <table:table-cell office:value-type="float" office:value="8.07">
            <text:p>8.07</text:p>
          </table:table-cell>
          <table:table-cell office:value-type="float" office:value="7.6">
            <text:p>7.6</text:p>
          </table:table-cell>
          <table:table-cell office:value-type="float" office:value="16.69">
            <text:p>16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18.63">
            <text:p>18.63</text:p>
          </table:table-cell>
          <table:table-cell office:value-type="float" office:value="14.84">
            <text:p>14.84</text:p>
          </table:table-cell>
          <table:table-cell office:value-type="float" office:value="15.52">
            <text:p>15.52</text:p>
          </table:table-cell>
          <table:table-cell office:value-type="float" office:value="21.92">
            <text:p>21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47.5">
            <text:p>47.5</text:p>
          </table:table-cell>
          <table:table-cell office:value-type="float" office:value="35.51">
            <text:p>35.51</text:p>
          </table:table-cell>
          <table:table-cell office:value-type="float" office:value="36">
            <text:p>36</text:p>
          </table:table-cell>
          <table:table-cell office:value-type="float" office:value="31.38">
            <text:p>31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22.78">
            <text:p>22.78</text:p>
          </table:table-cell>
          <table:table-cell office:value-type="float" office:value="36.36">
            <text:p>36.36</text:p>
          </table:table-cell>
          <table:table-cell office:value-type="float" office:value="31.52">
            <text:p>31.52</text:p>
          </table:table-cell>
          <table:table-cell office:value-type="float" office:value="25.25">
            <text:p>25.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49:.E253])" office:value-type="float" office:value="100">
            <text:p>100</text:p>
          </table:table-cell>
          <table:table-cell table:formula="of:=SUM([.F249:.F253])" office:value-type="float" office:value="100">
            <text:p>100</text:p>
          </table:table-cell>
          <table:table-cell table:formula="of:=SUM([.G249:.G253])" office:value-type="float" office:value="100">
            <text:p>100</text:p>
          </table:table-cell>
          <table:table-cell table:formula="of:=SUM([.H249:.H253])" office:value-type="float" office:value="99.99">
            <text:p>99.99</text:p>
          </table:table-cell>
          <table:table-cell table:number-columns-repeated="6"/>
        </table:table-row>
        <table:table-row table:style-name="ro1" table:number-rows-repeated="3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1.32">
            <text:p>1.32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formula="of:=AVERAGE([.E289:.H289])" office:value-type="float" office:value="1.2875">
            <text:p>1.2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formula="of:=AVERAGE([.E290:.H290])" office:value-type="float" office:value="11.1825">
            <text:p>11.18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13.52">
            <text:p>13.52</text:p>
          </table:table-cell>
          <table:table-cell office:value-type="float" office:value="69.68">
            <text:p>69.68</text:p>
          </table:table-cell>
          <table:table-cell office:value-type="float" office:value="89.51">
            <text:p>89.51</text:p>
          </table:table-cell>
          <table:table-cell office:value-type="float" office:value="27.75">
            <text:p>27.75</text:p>
          </table:table-cell>
          <table:table-cell table:formula="of:=AVERAGE([.E291:.H291])" office:value-type="float" office:value="50.115">
            <text:p>50.1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66.81">
            <text:p>66.81</text:p>
          </table:table-cell>
          <table:table-cell office:value-type="float" office:value="5.87">
            <text:p>5.87</text:p>
          </table:table-cell>
          <table:table-cell office:value-type="float" office:value="5.27">
            <text:p>5.27</text:p>
          </table:table-cell>
          <table:table-cell office:value-type="float" office:value="30.91">
            <text:p>30.91</text:p>
          </table:table-cell>
          <table:table-cell table:formula="of:=AVERAGE([.E292:.H292])" office:value-type="float" office:value="27.215">
            <text:p>27.2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formula="of:=AVERAGE([.E293:.H293])" office:value-type="float" office:value="10.195">
            <text:p>10.19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289:.E293])" office:value-type="float" office:value="100">
            <text:p>100</text:p>
          </table:table-cell>
          <table:table-cell table:formula="of:=SUM([.F289:.F293])" office:value-type="float" office:value="99.99">
            <text:p>99.99</text:p>
          </table:table-cell>
          <table:table-cell table:formula="of:=SUM([.G289:.G293])" office:value-type="float" office:value="99.99">
            <text:p>99.99</text:p>
          </table:table-cell>
          <table:table-cell table:formula="of:=SUM([.H289:.H293])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3.04">
            <text:p>3.04</text:p>
          </table:table-cell>
          <table:table-cell office:value-type="float" office:value="5.22">
            <text:p>5.22</text:p>
          </table:table-cell>
          <table:table-cell office:value-type="float" office:value="9.36">
            <text:p>9.36</text:p>
          </table:table-cell>
          <table:table-cell office:value-type="float" office:value="4.75">
            <text:p>4.75</text:p>
          </table:table-cell>
          <table:table-cell table:formula="of:=AVERAGE([.E297:.H297])" office:value-type="float" office:value="5.5925">
            <text:p>5.5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8.05">
            <text:p>8.05</text:p>
          </table:table-cell>
          <table:table-cell office:value-type="float" office:value="8.07">
            <text:p>8.07</text:p>
          </table:table-cell>
          <table:table-cell office:value-type="float" office:value="7.6">
            <text:p>7.6</text:p>
          </table:table-cell>
          <table:table-cell office:value-type="float" office:value="16.69">
            <text:p>16.69</text:p>
          </table:table-cell>
          <table:table-cell table:formula="of:=AVERAGE([.E298:.H298])" office:value-type="float" office:value="10.1025">
            <text:p>10.10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20.02">
            <text:p>20.02</text:p>
          </table:table-cell>
          <table:table-cell office:value-type="float" office:value="16.01">
            <text:p>16.01</text:p>
          </table:table-cell>
          <table:table-cell office:value-type="float" office:value="17.36">
            <text:p>17.36</text:p>
          </table:table-cell>
          <table:table-cell office:value-type="float" office:value="25.43">
            <text:p>25.43</text:p>
          </table:table-cell>
          <table:table-cell table:formula="of:=AVERAGE([.E299:.H299])" office:value-type="float" office:value="19.705">
            <text:p>19.7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46.11">
            <text:p>46.11</text:p>
          </table:table-cell>
          <table:table-cell office:value-type="float" office:value="34.34">
            <text:p>34.34</text:p>
          </table:table-cell>
          <table:table-cell office:value-type="float" office:value="34.16">
            <text:p>34.16</text:p>
          </table:table-cell>
          <table:table-cell office:value-type="float" office:value="27.88">
            <text:p>27.88</text:p>
          </table:table-cell>
          <table:table-cell table:formula="of:=AVERAGE([.E300:.H300])" office:value-type="float" office:value="35.6225">
            <text:p>35.62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22.78">
            <text:p>22.78</text:p>
          </table:table-cell>
          <table:table-cell office:value-type="float" office:value="36.36">
            <text:p>36.36</text:p>
          </table:table-cell>
          <table:table-cell office:value-type="float" office:value="31.52">
            <text:p>31.52</text:p>
          </table:table-cell>
          <table:table-cell office:value-type="float" office:value="25.25">
            <text:p>25.25</text:p>
          </table:table-cell>
          <table:table-cell table:formula="of:=AVERAGE([.E301:.H301])" office:value-type="float" office:value="28.9775">
            <text:p>28.977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297:.E301])" office:value-type="float" office:value="100">
            <text:p>100</text:p>
          </table:table-cell>
          <table:table-cell table:formula="of:=SUM([.F297:.F301])" office:value-type="float" office:value="100">
            <text:p>100</text:p>
          </table:table-cell>
          <table:table-cell table:formula="of:=SUM([.G297:.G301])" office:value-type="float" office:value="100">
            <text:p>100</text:p>
          </table:table-cell>
          <table:table-cell table:formula="of:=SUM([.H297:.H301])" office:value-type="float" office:value="100">
            <text:p>100</text:p>
          </table:table-cell>
          <table:table-cell table:number-columns-repeated="6"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1.32">
            <text:p>1.32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formula="of:=AVERAGE([.E334:.H334])" office:value-type="float" office:value="1.2875">
            <text:p>1.2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formula="of:=AVERAGE([.E335:.H335])" office:value-type="float" office:value="11.1825">
            <text:p>11.18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46.7">
            <text:p>46.7</text:p>
          </table:table-cell>
          <table:table-cell office:value-type="float" office:value="69.81">
            <text:p>69.81</text:p>
          </table:table-cell>
          <table:table-cell office:value-type="float" office:value="89.69">
            <text:p>89.69</text:p>
          </table:table-cell>
          <table:table-cell office:value-type="float" office:value="29.3">
            <text:p>29.3</text:p>
          </table:table-cell>
          <table:table-cell table:formula="of:=AVERAGE([.E336:.H336])" office:value-type="float" office:value="58.875">
            <text:p>58.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33.63">
            <text:p>33.63</text:p>
          </table:table-cell>
          <table:table-cell office:value-type="float" office:value="5.75">
            <text:p>5.75</text:p>
          </table:table-cell>
          <table:table-cell office:value-type="float" office:value="5.09">
            <text:p>5.09</text:p>
          </table:table-cell>
          <table:table-cell office:value-type="float" office:value="29.36">
            <text:p>29.36</text:p>
          </table:table-cell>
          <table:table-cell table:formula="of:=AVERAGE([.E337:.H337])" office:value-type="float" office:value="18.4575">
            <text:p>18.45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formula="of:=AVERAGE([.E338:.H338])" office:value-type="float" office:value="10.195">
            <text:p>10.19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334:.E338])" office:value-type="float" office:value="100">
            <text:p>100</text:p>
          </table:table-cell>
          <table:table-cell table:formula="of:=SUM([.F334:.F338])" office:value-type="float" office:value="100">
            <text:p>100</text:p>
          </table:table-cell>
          <table:table-cell table:formula="of:=SUM([.G334:.G338])" office:value-type="float" office:value="99.99">
            <text:p>99.99</text:p>
          </table:table-cell>
          <table:table-cell table:formula="of:=SUM([.H334:.H338])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3.04">
            <text:p>3.04</text:p>
          </table:table-cell>
          <table:table-cell office:value-type="float" office:value="5.22">
            <text:p>5.22</text:p>
          </table:table-cell>
          <table:table-cell office:value-type="float" office:value="9.36">
            <text:p>9.36</text:p>
          </table:table-cell>
          <table:table-cell office:value-type="float" office:value="4.75">
            <text:p>4.75</text:p>
          </table:table-cell>
          <table:table-cell table:formula="of:=AVERAGE([.E342:.H342])" office:value-type="float" office:value="5.5925">
            <text:p>5.5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8.05">
            <text:p>8.05</text:p>
          </table:table-cell>
          <table:table-cell office:value-type="float" office:value="8.07">
            <text:p>8.07</text:p>
          </table:table-cell>
          <table:table-cell office:value-type="float" office:value="7.6">
            <text:p>7.6</text:p>
          </table:table-cell>
          <table:table-cell office:value-type="float" office:value="16.69">
            <text:p>16.69</text:p>
          </table:table-cell>
          <table:table-cell table:formula="of:=AVERAGE([.E343:.H343])" office:value-type="float" office:value="10.1025">
            <text:p>10.10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21.64">
            <text:p>21.64</text:p>
          </table:table-cell>
          <table:table-cell office:value-type="float" office:value="17.02">
            <text:p>17.02</text:p>
          </table:table-cell>
          <table:table-cell office:value-type="float" office:value="18.52">
            <text:p>18.52</text:p>
          </table:table-cell>
          <table:table-cell office:value-type="float" office:value="26.59">
            <text:p>26.59</text:p>
          </table:table-cell>
          <table:table-cell table:formula="of:=AVERAGE([.E344:.H344])" office:value-type="float" office:value="20.9425">
            <text:p>20.94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44.49">
            <text:p>44.49</text:p>
          </table:table-cell>
          <table:table-cell office:value-type="float" office:value="33.33">
            <text:p>33.33</text:p>
          </table:table-cell>
          <table:table-cell office:value-type="float" office:value="32.99">
            <text:p>32.99</text:p>
          </table:table-cell>
          <table:table-cell office:value-type="float" office:value="26.72">
            <text:p>26.72</text:p>
          </table:table-cell>
          <table:table-cell table:formula="of:=AVERAGE([.E345:.H345])" office:value-type="float" office:value="34.3825">
            <text:p>34.38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22.78">
            <text:p>22.78</text:p>
          </table:table-cell>
          <table:table-cell office:value-type="float" office:value="36.36">
            <text:p>36.36</text:p>
          </table:table-cell>
          <table:table-cell office:value-type="float" office:value="31.52">
            <text:p>31.52</text:p>
          </table:table-cell>
          <table:table-cell office:value-type="float" office:value="25.25">
            <text:p>25.25</text:p>
          </table:table-cell>
          <table:table-cell table:formula="of:=AVERAGE([.E346:.H346])" office:value-type="float" office:value="28.9775">
            <text:p>28.977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342:.E346])" office:value-type="float" office:value="100">
            <text:p>100</text:p>
          </table:table-cell>
          <table:table-cell table:formula="of:=SUM([.F342:.F346])" office:value-type="float" office:value="100">
            <text:p>100</text:p>
          </table:table-cell>
          <table:table-cell table:formula="of:=SUM([.G342:.G346])" office:value-type="float" office:value="99.99">
            <text:p>99.99</text:p>
          </table:table-cell>
          <table:table-cell table:formula="of:=SUM([.H342:.H346])" office:value-type="float" office:value="100">
            <text:p>100</text:p>
          </table:table-cell>
          <table:table-cell table:number-columns-repeated="6"/>
        </table:table-row>
        <table:table-row table:style-name="ro1" table:number-rows-repeated="29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1.32">
            <text:p>1.32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formula="of:=AVERAGE([.E378:.H378])" office:value-type="float" office:value="1.2875">
            <text:p>1.2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formula="of:=AVERAGE([.E379:.H379])" office:value-type="float" office:value="11.1825">
            <text:p>11.18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47.42">
            <text:p>47.42</text:p>
          </table:table-cell>
          <table:table-cell office:value-type="float" office:value="69.91">
            <text:p>69.91</text:p>
          </table:table-cell>
          <table:table-cell office:value-type="float" office:value="89.82">
            <text:p>89.82</text:p>
          </table:table-cell>
          <table:table-cell office:value-type="float" office:value="29.96">
            <text:p>29.96</text:p>
          </table:table-cell>
          <table:table-cell table:formula="of:=AVERAGE([.E380:.H380])" office:value-type="float" office:value="59.2775">
            <text:p>59.27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32.91">
            <text:p>32.91</text:p>
          </table:table-cell>
          <table:table-cell office:value-type="float" office:value="5.65">
            <text:p>5.65</text:p>
          </table:table-cell>
          <table:table-cell office:value-type="float" office:value="4.96">
            <text:p>4.96</text:p>
          </table:table-cell>
          <table:table-cell office:value-type="float" office:value="28.7">
            <text:p>28.7</text:p>
          </table:table-cell>
          <table:table-cell table:formula="of:=AVERAGE([.E381:.H381])" office:value-type="float" office:value="18.055">
            <text:p>18.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formula="of:=AVERAGE([.E382:.H382])" office:value-type="float" office:value="10.195">
            <text:p>10.19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378:.E382])" office:value-type="float" office:value="100">
            <text:p>100</text:p>
          </table:table-cell>
          <table:table-cell table:formula="of:=SUM([.F378:.F382])" office:value-type="float" office:value="100">
            <text:p>100</text:p>
          </table:table-cell>
          <table:table-cell table:formula="of:=SUM([.G378:.G382])" office:value-type="float" office:value="99.99">
            <text:p>99.99</text:p>
          </table:table-cell>
          <table:table-cell table:formula="of:=SUM([.H378:.H382])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ts</text:p>
          </table:table-cell>
          <table:table-cell office:value-type="float" office:value="3.04">
            <text:p>3.04</text:p>
          </table:table-cell>
          <table:table-cell office:value-type="float" office:value="5.22">
            <text:p>5.22</text:p>
          </table:table-cell>
          <table:table-cell office:value-type="float" office:value="9.36">
            <text:p>9.36</text:p>
          </table:table-cell>
          <table:table-cell office:value-type="float" office:value="4.75">
            <text:p>4.75</text:p>
          </table:table-cell>
          <table:table-cell table:formula="of:=AVERAGE([.E386:.H386])" office:value-type="float" office:value="5.5925">
            <text:p>5.5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ministrators</text:p>
          </table:table-cell>
          <table:table-cell office:value-type="float" office:value="8.05">
            <text:p>8.05</text:p>
          </table:table-cell>
          <table:table-cell office:value-type="float" office:value="8.07">
            <text:p>8.07</text:p>
          </table:table-cell>
          <table:table-cell office:value-type="float" office:value="7.6">
            <text:p>7.6</text:p>
          </table:table-cell>
          <table:table-cell office:value-type="float" office:value="16.69">
            <text:p>16.69</text:p>
          </table:table-cell>
          <table:table-cell table:formula="of:=AVERAGE([.E387:.H387])" office:value-type="float" office:value="10.1025">
            <text:p>10.10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equent <text:s/>Editors</text:p>
          </table:table-cell>
          <table:table-cell office:value-type="float" office:value="22.61">
            <text:p>22.61</text:p>
          </table:table-cell>
          <table:table-cell office:value-type="float" office:value="17.81">
            <text:p>17.81</text:p>
          </table:table-cell>
          <table:table-cell office:value-type="float" office:value="19.49">
            <text:p>19.49</text:p>
          </table:table-cell>
          <table:table-cell office:value-type="float" office:value="27.45">
            <text:p>27.45</text:p>
          </table:table-cell>
          <table:table-cell table:formula="of:=AVERAGE([.E388:.H388])" office:value-type="float" office:value="21.84">
            <text:p>21.8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requent Editors</text:p>
          </table:table-cell>
          <table:table-cell office:value-type="float" office:value="43.52">
            <text:p>43.52</text:p>
          </table:table-cell>
          <table:table-cell office:value-type="float" office:value="32.54">
            <text:p>32.54</text:p>
          </table:table-cell>
          <table:table-cell office:value-type="float" office:value="32.03">
            <text:p>32.03</text:p>
          </table:table-cell>
          <table:table-cell office:value-type="float" office:value="25.86">
            <text:p>25.86</text:p>
          </table:table-cell>
          <table:table-cell table:formula="of:=AVERAGE([.E389:.H389])" office:value-type="float" office:value="33.4875">
            <text:p>33.4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registered</text:p>
          </table:table-cell>
          <table:table-cell office:value-type="float" office:value="22.78">
            <text:p>22.78</text:p>
          </table:table-cell>
          <table:table-cell office:value-type="float" office:value="36.36">
            <text:p>36.36</text:p>
          </table:table-cell>
          <table:table-cell office:value-type="float" office:value="31.52">
            <text:p>31.52</text:p>
          </table:table-cell>
          <table:table-cell office:value-type="float" office:value="25.25">
            <text:p>25.25</text:p>
          </table:table-cell>
          <table:table-cell table:formula="of:=AVERAGE([.E390:.H390])" office:value-type="float" office:value="28.9775">
            <text:p>28.977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386:.E390])" office:value-type="float" office:value="100">
            <text:p>100</text:p>
          </table:table-cell>
          <table:table-cell table:formula="of:=SUM([.F386:.F390])" office:value-type="float" office:value="100">
            <text:p>100</text:p>
          </table:table-cell>
          <table:table-cell table:formula="of:=SUM([.G386:.G390])" office:value-type="float" office:value="100">
            <text:p>100</text:p>
          </table:table-cell>
          <table:table-cell table:formula="of:=SUM([.H386:.H390])" office:value-type="float" office:value="100">
            <text:p>100</text:p>
          </table:table-cell>
          <table:table-cell table:number-columns-repeated="6"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5"/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3500">
            <text:p>350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table:number-columns-repeated="4"/>
          <table:table-cell office:value-type="string">
            <text:p>Bots</text:p>
          </table:table-cell>
          <table:table-cell table:number-columns-repeated="9" office:value-type="float" office:value="447">
            <text:p>447</text:p>
          </table:table-cell>
        </table:table-row>
        <table:table-row table:style-name="ro1">
          <table:table-cell table:number-columns-repeated="4"/>
          <table:table-cell office:value-type="string">
            <text:p>Administrators</text:p>
          </table:table-cell>
          <table:table-cell table:number-columns-repeated="9" office:value-type="float" office:value="1349">
            <text:p>1349</text:p>
          </table:table-cell>
        </table:table-row>
        <table:table-row table:style-name="ro1">
          <table:table-cell table:number-columns-repeated="4"/>
          <table:table-cell office:value-type="string">
            <text:p>Frequent <text:s/>Editors</text:p>
          </table:table-cell>
          <table:table-cell office:value-type="float" office:value="100">
            <text:p>100</text:p>
          </table:table-cell>
          <table:table-cell office:value-type="float" office:value="491">
            <text:p>491</text:p>
          </table:table-cell>
          <table:table-cell office:value-type="float" office:value="976">
            <text:p>976</text:p>
          </table:table-cell>
          <table:table-cell office:value-type="float" office:value="1435">
            <text:p>1435</text:p>
          </table:table-cell>
          <table:table-cell office:value-type="float" office:value="1892">
            <text:p>1892</text:p>
          </table:table-cell>
          <table:table-cell office:value-type="float" office:value="2342">
            <text:p>2342</text:p>
          </table:table-cell>
          <table:table-cell office:value-type="float" office:value="2773">
            <text:p>2773</text:p>
          </table:table-cell>
          <table:table-cell office:value-type="float" office:value="3208">
            <text:p>3208</text:p>
          </table:table-cell>
          <table:table-cell office:value-type="float" office:value="3544">
            <text:p>3544</text:p>
          </table:table-cell>
        </table:table-row>
        <table:table-row table:style-name="ro1">
          <table:table-cell table:number-columns-repeated="4"/>
          <table:table-cell office:value-type="string">
            <text:p>Infrequent Editors</text:p>
          </table:table-cell>
          <table:table-cell office:value-type="float" office:value="58684">
            <text:p>58684</text:p>
          </table:table-cell>
          <table:table-cell office:value-type="float" office:value="58293">
            <text:p>58293</text:p>
          </table:table-cell>
          <table:table-cell office:value-type="float" office:value="57808">
            <text:p>57808</text:p>
          </table:table-cell>
          <table:table-cell office:value-type="float" office:value="57349">
            <text:p>57349</text:p>
          </table:table-cell>
          <table:table-cell office:value-type="float" office:value="56892">
            <text:p>56892</text:p>
          </table:table-cell>
          <table:table-cell office:value-type="float" office:value="56442">
            <text:p>56442</text:p>
          </table:table-cell>
          <table:table-cell office:value-type="float" office:value="56011">
            <text:p>56011</text:p>
          </table:table-cell>
          <table:table-cell office:value-type="float" office:value="55576">
            <text:p>55576</text:p>
          </table:table-cell>
          <table:table-cell office:value-type="float" office:value="55240">
            <text:p>55240</text:p>
          </table:table-cell>
        </table:table-row>
        <table:table-row table:style-name="ro1">
          <table:table-cell table:number-columns-repeated="4"/>
          <table:table-cell office:value-type="string">
            <text:p>Unregistered</text:p>
          </table:table-cell>
          <table:table-cell table:number-columns-repeated="9" office:value-type="float" office:value="109084">
            <text:p>10908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500 Frequent Editors</text:p>
          </table:table-cell>
          <table:table-cell/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Weighed Edit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Bots</text:p>
          </table:table-cell>
          <table:table-cell table:formula="of:=[.I47]/[.G425]" office:value-type="float" office:value="0.00288031319910515">
            <text:p>0.0028803132</text:p>
          </table:table-cell>
          <table:table-cell/>
          <table:table-cell table:style-name="ce1" table:formula="of:=[.I378]/[.G425]" office:value-type="float" office:value="0.00288031319910515">
            <text:p>0.00288031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Administrators</text:p>
          </table:table-cell>
          <table:table-cell table:formula="of:=[.I48]/[.G426]" office:value-type="float" office:value="0.00828947368421053">
            <text:p>0.0082894737</text:p>
          </table:table-cell>
          <table:table-cell/>
          <table:table-cell table:style-name="ce1" table:formula="of:=[.I379]/[.H426]" office:value-type="float" office:value="0.00828947368421053">
            <text:p>0.00828947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Frequent <text:s/>Editors</text:p>
          </table:table-cell>
          <table:table-cell table:formula="of:=[.I49]/[.G427]" office:value-type="float" office:value="0.0876476578411405">
            <text:p>0.0876476578</text:p>
          </table:table-cell>
          <table:table-cell/>
          <table:table-cell table:style-name="ce1" table:formula="of:=[.I380]/[.H427]" office:value-type="float" office:value="0.060735143442623">
            <text:p>0.06073514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Infrequent Editors</text:p>
          </table:table-cell>
          <table:table-cell table:formula="of:=[.I50]/[.G428]" office:value-type="float" office:value="0.0005884068413017">
            <text:p>0.0005884068</text:p>
          </table:table-cell>
          <table:table-cell/>
          <table:table-cell table:style-name="ce1" table:formula="of:=[.I381]/[.H428]" office:value-type="float" office:value="0.000312327013562137">
            <text:p>0.0003123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Unregistered</text:p>
          </table:table-cell>
          <table:table-cell table:formula="of:=[.I51]/[.G429]" office:value-type="float" office:value="0.0000934600858054343">
            <text:p>9.34600858054343E-005</text:p>
          </table:table-cell>
          <table:table-cell/>
          <table:table-cell table:style-name="ce1" table:formula="of:=[.I382]/[.H429]" office:value-type="float" office:value="0.0000934600858054343">
            <text:p>9.34600858054343E-00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Unweighed Edits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Bots</text:p>
          </table:table-cell>
          <table:table-cell table:formula="of:=[.I55]/[.G425]" office:value-type="float" office:value="0.0125111856823266">
            <text:p>0.0125111857</text:p>
          </table:table-cell>
          <table:table-cell/>
          <table:table-cell table:style-name="ce2" table:formula="of:=[.I386]/[.H425]" office:value-type="float" office:value="0.0125111856823266">
            <text:p>0.01251118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Administrators</text:p>
          </table:table-cell>
          <table:table-cell table:formula="of:=[.I56]/[.G426]" office:value-type="float" office:value="0.00748888065233506">
            <text:p>0.0074888807</text:p>
          </table:table-cell>
          <table:table-cell/>
          <table:table-cell table:style-name="ce2" table:formula="of:=[.I387]/[.H426]" office:value-type="float" office:value="0.00748888065233506">
            <text:p>0.00748888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Frequent <text:s/>Editors</text:p>
          </table:table-cell>
          <table:table-cell table:formula="of:=[.I57]/[.G427]" office:value-type="float" office:value="0.0164409368635438">
            <text:p>0.0164409369</text:p>
          </table:table-cell>
          <table:table-cell/>
          <table:table-cell table:style-name="ce2" table:formula="of:=[.I388]/[.H427]" office:value-type="float" office:value="0.0223770491803279">
            <text:p>0.02237704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Infrequent Editors</text:p>
          </table:table-cell>
          <table:table-cell table:formula="of:=[.I58]/[.G428]" office:value-type="float" office:value="0.000810646218242328">
            <text:p>0.0008106462</text:p>
          </table:table-cell>
          <table:table-cell/>
          <table:table-cell table:style-name="ce2" table:formula="of:=[.I389]/[.H428]" office:value-type="float" office:value="0.00057928833379463">
            <text:p>0.00057928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Unregistered</text:p>
          </table:table-cell>
          <table:table-cell table:formula="of:=[.I59]/[.G429]" office:value-type="float" office:value="0.000265643907447472">
            <text:p>0.0002656439</text:p>
          </table:table-cell>
          <table:table-cell/>
          <table:table-cell table:style-name="ce2" table:formula="of:=[.I390]/[.H429]" office:value-type="float" office:value="0.000265643907447472">
            <text:p>0.0002656439</text:p>
          </table:table-cell>
          <table:table-cell table:number-columns-repeated="6"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4"/>
          <table:table-cell table:style-name="Result2"/>
          <table:table-cell table:number-columns-repeated="9"/>
        </table:table-row>
        <table:table-row table:style-name="ro1" table:number-rows-repeated="50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Bots</text:p>
          </table:table-cell>
          <table:table-cell office:value-type="float" office:value="447">
            <text:p>44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Administrators</text:p>
          </table:table-cell>
          <table:table-cell office:value-type="float" office:value="1349">
            <text:p>134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Frequent <text:s/>Editors</text:p>
          </table:table-cell>
          <table:table-cell office:value-type="float" office:value="491">
            <text:p>49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Infrequent Editors</text:p>
          </table:table-cell>
          <table:table-cell office:value-type="float" office:value="58293">
            <text:p>5829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Unregistered</text:p>
          </table:table-cell>
          <table:table-cell office:value-type="float" office:value="109084">
            <text:p>109084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UM([.F526:.F530])" office:value-type="float" office:value="169664">
            <text:p>16966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100*([.F528]/[.F531])" office:value-type="float" office:value="0.289395511127876">
            <text:p>0.2893955111</text:p>
          </table:table-cell>
          <table:table-cell table:number-columns-repeated="8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9"/>
          <table:table-cell office:value-type="string">
            <text:p>Weighed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>
            <text:p>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 table:formula="of:=[.D7]" office:value-type="float" office:value="0.81">
            <text:p>0.81</text:p>
          </table:table-cell>
          <table:table-cell table:formula="of:=[.E7]" office:value-type="float" office:value="13.18">
            <text:p>13.18</text:p>
          </table:table-cell>
          <table:table-cell table:formula="of:=[.F7]" office:value-type="float" office:value="87.59">
            <text:p>87.59</text:p>
          </table:table-cell>
          <table:table-cell table:formula="of:=[.G7]" office:value-type="float" office:value="1.61">
            <text:p>1.61</text:p>
          </table:table-cell>
          <table:table-cell table:formula="of:=[.H7]" office:value-type="float" office:value="25.7975">
            <text:p>25.7975</text:p>
          </table:table-cell>
        </table:table-row>
        <table:table-row table:style-name="ro1">
          <table:table-cell table:number-columns-repeated="8"/>
          <table:table-cell office:value-type="float" office:value="500">
            <text:p>500</text:p>
          </table:table-cell>
          <table:table-cell table:formula="of:=[.E49]" office:value-type="float" office:value="4.5">
            <text:p>4.5</text:p>
          </table:table-cell>
          <table:table-cell table:formula="of:=[.F49]" office:value-type="float" office:value="68.35">
            <text:p>68.35</text:p>
          </table:table-cell>
          <table:table-cell table:formula="of:=[.G49]" office:value-type="float" office:value="88.17">
            <text:p>88.17</text:p>
          </table:table-cell>
          <table:table-cell table:formula="of:=[.H49]" office:value-type="float" office:value="11.12">
            <text:p>11.12</text:p>
          </table:table-cell>
          <table:table-cell table:formula="of:=AVERAGE([.J560:.M560])" office:value-type="float" office:value="43.035">
            <text:p>43.035</text:p>
          </table:table-cell>
        </table:table-row>
        <table:table-row table:style-name="ro1">
          <table:table-cell table:number-columns-repeated="8"/>
          <table:table-cell office:value-type="float" office:value="1000">
            <text:p>1000</text:p>
          </table:table-cell>
          <table:table-cell table:formula="of:=[.E91]" office:value-type="float" office:value="7.41">
            <text:p>7.41</text:p>
          </table:table-cell>
          <table:table-cell table:formula="of:=[.F91]" office:value-type="float" office:value="68.69">
            <text:p>68.69</text:p>
          </table:table-cell>
          <table:table-cell table:formula="of:=[.G91]" office:value-type="float" office:value="88.68">
            <text:p>88.68</text:p>
          </table:table-cell>
          <table:table-cell table:formula="of:=[.H91]" office:value-type="float" office:value="17.84">
            <text:p>17.84</text:p>
          </table:table-cell>
          <table:table-cell table:formula="of:=AVERAGE([.J561:.M561])" office:value-type="float" office:value="45.655">
            <text:p>45.655</text:p>
          </table:table-cell>
        </table:table-row>
        <table:table-row table:style-name="ro1">
          <table:table-cell table:number-columns-repeated="8"/>
          <table:table-cell office:value-type="float" office:value="1500">
            <text:p>1500</text:p>
          </table:table-cell>
          <table:table-cell table:formula="of:=[.E142]" office:value-type="float" office:value="9.91">
            <text:p>9.91</text:p>
          </table:table-cell>
          <table:table-cell table:formula="of:=[.F142]" office:value-type="float" office:value="69.12">
            <text:p>69.12</text:p>
          </table:table-cell>
          <table:table-cell table:formula="of:=[.G142]" office:value-type="float" office:value="88.94">
            <text:p>88.94</text:p>
          </table:table-cell>
          <table:table-cell table:formula="of:=[.H142]" office:value-type="float" office:value="20.3">
            <text:p>20.3</text:p>
          </table:table-cell>
          <table:table-cell table:formula="of:=AVERAGE([.J562:.M562])" office:value-type="float" office:value="47.0675">
            <text:p>47.0675</text:p>
          </table:table-cell>
        </table:table-row>
        <table:table-row table:style-name="ro1">
          <table:table-cell table:number-columns-repeated="8"/>
          <table:table-cell office:value-type="float" office:value="2000">
            <text:p>2000</text:p>
          </table:table-cell>
          <table:table-cell table:formula="of:=[.E192]" office:value-type="float" office:value="11.11">
            <text:p>11.11</text:p>
          </table:table-cell>
          <table:table-cell table:formula="of:=[.F192]" office:value-type="float" office:value="69.35">
            <text:p>69.35</text:p>
          </table:table-cell>
          <table:table-cell table:formula="of:=[.G192]" office:value-type="float" office:value="89.12">
            <text:p>89.12</text:p>
          </table:table-cell>
          <table:table-cell table:formula="of:=[.H192]" office:value-type="float" office:value="21.98">
            <text:p>21.98</text:p>
          </table:table-cell>
          <table:table-cell table:formula="of:=AVERAGE([.J563:.M563])" office:value-type="float" office:value="47.89">
            <text:p>47.89</text:p>
          </table:table-cell>
        </table:table-row>
        <table:table-row table:style-name="ro1">
          <table:table-cell table:number-columns-repeated="8"/>
          <table:table-cell office:value-type="float" office:value="2500">
            <text:p>2500</text:p>
          </table:table-cell>
          <table:table-cell table:formula="of:=[.E243]" office:value-type="float" office:value="12.53">
            <text:p>12.53</text:p>
          </table:table-cell>
          <table:table-cell table:formula="of:=[.F243]" office:value-type="float" office:value="69.52">
            <text:p>69.52</text:p>
          </table:table-cell>
          <table:table-cell table:formula="of:=[.G243]" office:value-type="float" office:value="89.29">
            <text:p>89.29</text:p>
          </table:table-cell>
          <table:table-cell table:formula="of:=[.H243]" office:value-type="float" office:value="22.98">
            <text:p>22.98</text:p>
          </table:table-cell>
          <table:table-cell table:formula="of:=AVERAGE([.J564:.M564])" office:value-type="float" office:value="48.58">
            <text:p>48.58</text:p>
          </table:table-cell>
        </table:table-row>
        <table:table-row table:style-name="ro1">
          <table:table-cell table:number-columns-repeated="8"/>
          <table:table-cell office:value-type="float" office:value="3000">
            <text:p>3000</text:p>
          </table:table-cell>
          <table:table-cell table:formula="of:=[.E291]" office:value-type="float" office:value="13.52">
            <text:p>13.52</text:p>
          </table:table-cell>
          <table:table-cell table:formula="of:=[.F291]" office:value-type="float" office:value="69.68">
            <text:p>69.68</text:p>
          </table:table-cell>
          <table:table-cell table:formula="of:=[.G291]" office:value-type="float" office:value="89.51">
            <text:p>89.51</text:p>
          </table:table-cell>
          <table:table-cell table:formula="of:=[.H291]" office:value-type="float" office:value="27.75">
            <text:p>27.75</text:p>
          </table:table-cell>
          <table:table-cell table:formula="of:=AVERAGE([.J565:.M565])" office:value-type="float" office:value="50.115">
            <text:p>50.115</text:p>
          </table:table-cell>
        </table:table-row>
        <table:table-row table:style-name="ro1">
          <table:table-cell table:number-columns-repeated="8"/>
          <table:table-cell office:value-type="float" office:value="3500">
            <text:p>3500</text:p>
          </table:table-cell>
          <table:table-cell table:formula="of:=[.E336]" office:value-type="float" office:value="46.7">
            <text:p>46.7</text:p>
          </table:table-cell>
          <table:table-cell table:formula="of:=[.F336]" office:value-type="float" office:value="69.81">
            <text:p>69.81</text:p>
          </table:table-cell>
          <table:table-cell table:formula="of:=[.G336]" office:value-type="float" office:value="89.69">
            <text:p>89.69</text:p>
          </table:table-cell>
          <table:table-cell table:formula="of:=[.H336]" office:value-type="float" office:value="29.3">
            <text:p>29.3</text:p>
          </table:table-cell>
          <table:table-cell table:formula="of:=AVERAGE([.J566:.M566])" office:value-type="float" office:value="58.875">
            <text:p>58.875</text:p>
          </table:table-cell>
        </table:table-row>
        <table:table-row table:style-name="ro1">
          <table:table-cell table:number-columns-repeated="8"/>
          <table:table-cell office:value-type="float" office:value="4000">
            <text:p>4000</text:p>
          </table:table-cell>
          <table:table-cell table:formula="of:=[.E380]" office:value-type="float" office:value="47.42">
            <text:p>47.42</text:p>
          </table:table-cell>
          <table:table-cell table:formula="of:=[.F380]" office:value-type="float" office:value="69.91">
            <text:p>69.91</text:p>
          </table:table-cell>
          <table:table-cell table:formula="of:=[.G380]" office:value-type="float" office:value="89.82">
            <text:p>89.82</text:p>
          </table:table-cell>
          <table:table-cell table:formula="of:=[.H380]" office:value-type="float" office:value="29.96">
            <text:p>29.96</text:p>
          </table:table-cell>
          <table:table-cell table:formula="of:=AVERAGE([.J567:.M567])" office:value-type="float" office:value="59.2775">
            <text:p>59.277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9"/>
          <table:table-cell office:value-type="string">
            <text:p>Unweighed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>
            <text:p>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 table:formula="of:=[.D15]" office:value-type="float" office:value="1.58">
            <text:p>1.58</text:p>
          </table:table-cell>
          <table:table-cell table:formula="of:=[.E15]" office:value-type="float" office:value="2.01">
            <text:p>2.01</text:p>
          </table:table-cell>
          <table:table-cell table:formula="of:=[.F15]" office:value-type="float" office:value="3.34">
            <text:p>3.34</text:p>
          </table:table-cell>
          <table:table-cell table:formula="of:=[.G15]" office:value-type="float" office:value="2.01">
            <text:p>2.01</text:p>
          </table:table-cell>
          <table:table-cell table:formula="of:=AVERAGE([.J573:.M573])" office:value-type="float" office:value="2.235">
            <text:p>2.235</text:p>
          </table:table-cell>
        </table:table-row>
        <table:table-row table:style-name="ro1">
          <table:table-cell table:number-columns-repeated="8"/>
          <table:table-cell office:value-type="float" office:value="500">
            <text:p>500</text:p>
          </table:table-cell>
          <table:table-cell table:formula="of:=[.E57]" office:value-type="float" office:value="7.36">
            <text:p>7.36</text:p>
          </table:table-cell>
          <table:table-cell table:formula="of:=[.F57]" office:value-type="float" office:value="6.61">
            <text:p>6.61</text:p>
          </table:table-cell>
          <table:table-cell table:formula="of:=[.G57]" office:value-type="float" office:value="7.65">
            <text:p>7.65</text:p>
          </table:table-cell>
          <table:table-cell table:formula="of:=[.H57]" office:value-type="float" office:value="10.67">
            <text:p>10.67</text:p>
          </table:table-cell>
          <table:table-cell table:formula="of:=AVERAGE([.J574:.M574])" office:value-type="float" office:value="8.0725">
            <text:p>8.0725</text:p>
          </table:table-cell>
        </table:table-row>
        <table:table-row table:style-name="ro1">
          <table:table-cell table:number-columns-repeated="8"/>
          <table:table-cell office:value-type="float" office:value="1000">
            <text:p>1000</text:p>
          </table:table-cell>
          <table:table-cell table:formula="of:=[.E99]" office:value-type="float" office:value="12.08">
            <text:p>12.08</text:p>
          </table:table-cell>
          <table:table-cell table:formula="of:=[.F99]" office:value-type="float" office:value="9.31">
            <text:p>9.31</text:p>
          </table:table-cell>
          <table:table-cell table:formula="of:=[.G99]" office:value-type="float" office:value="11">
            <text:p>11</text:p>
          </table:table-cell>
          <table:table-cell table:formula="of:=[.H99]" office:value-type="float" office:value="16.2">
            <text:p>16.2</text:p>
          </table:table-cell>
          <table:table-cell table:formula="of:=AVERAGE([.J575:.M575])" office:value-type="float" office:value="12.1475">
            <text:p>12.1475</text:p>
          </table:table-cell>
        </table:table-row>
        <table:table-row table:style-name="ro1">
          <table:table-cell table:number-columns-repeated="8"/>
          <table:table-cell office:value-type="float" office:value="1500">
            <text:p>1500</text:p>
          </table:table-cell>
          <table:table-cell table:formula="of:=[.E150]" office:value-type="float" office:value="14.74">
            <text:p>14.74</text:p>
          </table:table-cell>
          <table:table-cell table:formula="of:=[.F150]" office:value-type="float" office:value="11.93">
            <text:p>11.93</text:p>
          </table:table-cell>
          <table:table-cell table:formula="of:=[.G150]" office:value-type="float" office:value="12.91">
            <text:p>12.91</text:p>
          </table:table-cell>
          <table:table-cell table:formula="of:=[.H150]" office:value-type="float" office:value="18.81">
            <text:p>18.81</text:p>
          </table:table-cell>
          <table:table-cell table:formula="of:=AVERAGE([.J576:.M576])" office:value-type="float" office:value="14.5975">
            <text:p>14.5975</text:p>
          </table:table-cell>
        </table:table-row>
        <table:table-row table:style-name="ro1">
          <table:table-cell table:number-columns-repeated="8"/>
          <table:table-cell office:value-type="float" office:value="2000">
            <text:p>2000</text:p>
          </table:table-cell>
          <table:table-cell table:formula="of:=[.E200]" office:value-type="float" office:value="16.58">
            <text:p>16.58</text:p>
          </table:table-cell>
          <table:table-cell table:formula="of:=[.F200]" office:value-type="float" office:value="13.59">
            <text:p>13.59</text:p>
          </table:table-cell>
          <table:table-cell table:formula="of:=[.G200]" office:value-type="float" office:value="14.41">
            <text:p>14.41</text:p>
          </table:table-cell>
          <table:table-cell table:formula="of:=[.H200]" office:value-type="float" office:value="20.74">
            <text:p>20.74</text:p>
          </table:table-cell>
          <table:table-cell table:formula="of:=AVERAGE([.J577:.M577])" office:value-type="float" office:value="16.33">
            <text:p>16.33</text:p>
          </table:table-cell>
        </table:table-row>
        <table:table-row table:style-name="ro1">
          <table:table-cell table:number-columns-repeated="8"/>
          <table:table-cell office:value-type="float" office:value="2500">
            <text:p>2500</text:p>
          </table:table-cell>
          <table:table-cell table:formula="of:=[.E251]" office:value-type="float" office:value="18.63">
            <text:p>18.63</text:p>
          </table:table-cell>
          <table:table-cell table:formula="of:=[.F251]" office:value-type="float" office:value="14.84">
            <text:p>14.84</text:p>
          </table:table-cell>
          <table:table-cell table:formula="of:=[.G251]" office:value-type="float" office:value="15.52">
            <text:p>15.52</text:p>
          </table:table-cell>
          <table:table-cell table:formula="of:=[.H251]" office:value-type="float" office:value="21.92">
            <text:p>21.92</text:p>
          </table:table-cell>
          <table:table-cell table:formula="of:=AVERAGE([.J578:.M578])" office:value-type="float" office:value="17.7275">
            <text:p>17.7275</text:p>
          </table:table-cell>
        </table:table-row>
        <table:table-row table:style-name="ro1">
          <table:table-cell table:number-columns-repeated="8"/>
          <table:table-cell office:value-type="float" office:value="3000">
            <text:p>3000</text:p>
          </table:table-cell>
          <table:table-cell table:formula="of:=[.E299]" office:value-type="float" office:value="20.02">
            <text:p>20.02</text:p>
          </table:table-cell>
          <table:table-cell table:formula="of:=[.F299]" office:value-type="float" office:value="16.01">
            <text:p>16.01</text:p>
          </table:table-cell>
          <table:table-cell table:formula="of:=[.G299]" office:value-type="float" office:value="17.36">
            <text:p>17.36</text:p>
          </table:table-cell>
          <table:table-cell table:formula="of:=[.H299]" office:value-type="float" office:value="25.43">
            <text:p>25.43</text:p>
          </table:table-cell>
          <table:table-cell table:formula="of:=AVERAGE([.J579:.M579])" office:value-type="float" office:value="19.705">
            <text:p>19.705</text:p>
          </table:table-cell>
        </table:table-row>
        <table:table-row table:style-name="ro1">
          <table:table-cell table:number-columns-repeated="8"/>
          <table:table-cell office:value-type="float" office:value="3500">
            <text:p>3500</text:p>
          </table:table-cell>
          <table:table-cell table:formula="of:=[.E344]" office:value-type="float" office:value="21.64">
            <text:p>21.64</text:p>
          </table:table-cell>
          <table:table-cell table:formula="of:=[.F344]" office:value-type="float" office:value="17.02">
            <text:p>17.02</text:p>
          </table:table-cell>
          <table:table-cell table:formula="of:=[.G344]" office:value-type="float" office:value="18.52">
            <text:p>18.52</text:p>
          </table:table-cell>
          <table:table-cell table:formula="of:=[.H344]" office:value-type="float" office:value="26.59">
            <text:p>26.59</text:p>
          </table:table-cell>
          <table:table-cell table:formula="of:=AVERAGE([.J580:.M580])" office:value-type="float" office:value="20.9425">
            <text:p>20.9425</text:p>
          </table:table-cell>
        </table:table-row>
        <table:table-row table:style-name="ro1">
          <table:table-cell table:number-columns-repeated="8"/>
          <table:table-cell office:value-type="float" office:value="4000">
            <text:p>4000</text:p>
          </table:table-cell>
          <table:table-cell table:formula="of:=[.E388]" office:value-type="float" office:value="22.61">
            <text:p>22.61</text:p>
          </table:table-cell>
          <table:table-cell table:formula="of:=[.F388]" office:value-type="float" office:value="17.81">
            <text:p>17.81</text:p>
          </table:table-cell>
          <table:table-cell table:formula="of:=[.G388]" office:value-type="float" office:value="19.49">
            <text:p>19.49</text:p>
          </table:table-cell>
          <table:table-cell table:formula="of:=[.H388]" office:value-type="float" office:value="27.45">
            <text:p>27.45</text:p>
          </table:table-cell>
          <table:table-cell table:formula="of:=AVERAGE([.J581:.M581])" office:value-type="float" office:value="21.84">
            <text:p>21.84</text:p>
          </table:table-cell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8"/>
          <table:table-cell office:value-type="string">
            <text:p>Nominal Frequent Editors</text:p>
          </table:table-cell>
          <table:table-cell office:value-type="string">
            <text:p>Actual Frequent Editor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00">
            <text:p>500</text:p>
          </table:table-cell>
          <table:table-cell office:value-type="float" office:value="302">
            <text:p>302</text:p>
          </table:table-cell>
          <table:table-cell table:formula="of:=[.J596]-[.J595]" office:value-type="float" office:value="247">
            <text:p>24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00">
            <text:p>1000</text:p>
          </table:table-cell>
          <table:table-cell office:value-type="float" office:value="638">
            <text:p>638</text:p>
          </table:table-cell>
          <table:table-cell table:formula="of:=[.J597]-[.J596]" office:value-type="float" office:value="336">
            <text:p>33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500">
            <text:p>1500</text:p>
          </table:table-cell>
          <table:table-cell office:value-type="float" office:value="988">
            <text:p>988</text:p>
          </table:table-cell>
          <table:table-cell table:formula="of:=[.J598]-[.J597]" office:value-type="float" office:value="350">
            <text:p>35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000">
            <text:p>2000</text:p>
          </table:table-cell>
          <table:table-cell office:value-type="float" office:value="1344">
            <text:p>1344</text:p>
          </table:table-cell>
          <table:table-cell table:formula="of:=[.J599]-[.J598]" office:value-type="float" office:value="356">
            <text:p>35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500">
            <text:p>2500</text:p>
          </table:table-cell>
          <table:table-cell office:value-type="float" office:value="1703">
            <text:p>1703</text:p>
          </table:table-cell>
          <table:table-cell table:formula="of:=[.J600]-[.J599]" office:value-type="float" office:value="359">
            <text:p>35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000">
            <text:p>3000</text:p>
          </table:table-cell>
          <table:table-cell office:value-type="float" office:value="2069">
            <text:p>2069</text:p>
          </table:table-cell>
          <table:table-cell table:formula="of:=[.J601]-[.J600]" office:value-type="float" office:value="366">
            <text:p>36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500">
            <text:p>3500</text:p>
          </table:table-cell>
          <table:table-cell office:value-type="float" office:value="2441">
            <text:p>2441</text:p>
          </table:table-cell>
          <table:table-cell table:formula="of:=[.J602]-[.J601]" office:value-type="float" office:value="372">
            <text:p>37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000">
            <text:p>4000</text:p>
          </table:table-cell>
          <table:table-cell office:value-type="float" office:value="2816">
            <text:p>2816</text:p>
          </table:table-cell>
          <table:table-cell table:formula="of:=[.J603]-[.J602]" office:value-type="float" office:value="375">
            <text:p>3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500">
            <text:p>4500</text:p>
          </table:table-cell>
          <table:table-cell office:value-type="float" office:value="3203">
            <text:p>3203</text:p>
          </table:table-cell>
          <table:table-cell table:formula="of:=[.J604]-[.J603]" office:value-type="float" office:value="387">
            <text:p>38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000">
            <text:p>5000</text:p>
          </table:table-cell>
          <table:table-cell office:value-type="float" office:value="3544">
            <text:p>3544</text:p>
          </table:table-cell>
          <table:table-cell table:formula="of:=[.J605]-[.J604]" office:value-type="float" office:value="341">
            <text:p>341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>
            <text:p>User/Article Type</text:p>
          </table:table-cell>
          <table:table-cell office:value-type="string">
            <text:p>URL</text:p>
          </table:table-cell>
          <table:table-cell office:value-type="string">
            <text:p>Xpath</text:p>
          </table:table-cell>
        </table:table-row>
        <table:table-row table:style-name="ro1">
          <table:table-cell/>
          <table:table-cell office:value-type="string">
            <text:p>Users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ts</text:p>
          </table:table-cell>
          <table:table-cell office:value-type="string">
            <text:p>https://en.wikipedia.org/wiki/Wikipedia:List_of_bots_by_number_of_edits </text:p>
          </table:table-cell>
          <table:table-cell office:value-type="string">
            <text:p>/html/body/div[3]/div[3]/div[4]/table[3]</text:p>
          </table:table-cell>
        </table:table-row>
        <table:table-row table:style-name="ro1">
          <table:table-cell/>
          <table:table-cell office:value-type="string">
            <text:p>Administrators</text:p>
          </table:table-cell>
          <table:table-cell office:value-type="string">
            <text:p>https://en.wikipedia.org/w/index.php?title=Special:ListUsers/sysop&amp;offset=&amp;limit=9999</text:p>
          </table:table-cell>
          <table:table-cell office:value-type="string">
            <text:p>/html/body/div[3]/div[3]/div[3]/ul</text:p>
          </table:table-cell>
        </table:table-row>
        <table:table-row table:style-name="ro1">
          <table:table-cell/>
          <table:table-cell office:value-type="string">
            <text:p>Frequent Editors</text:p>
          </table:table-cell>
          <table:table-cell office:value-type="string">
            <text:p>https://en.wikipedia.org/wiki/Wikipedia:List_of_Wikipedians_by_number_of_edits</text:p>
          </table:table-cell>
          <table:table-cell office:value-type="string">
            <text:p>N/A</text:p>
          </table:table-cell>
        </table:table-row>
        <table:table-row table:style-name="ro1">
          <table:table-cell/>
          <table:table-cell office:value-type="string">
            <text:p>Articles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pular</text:p>
          </table:table-cell>
          <table:table-cell office:value-type="string">
            <text:p>http://wikistics.falsikon.de/long/wikipedia/en/</text:p>
          </table:table-cell>
          <table:table-cell office:value-type="string">
            <text:p>//li</text:p>
          </table:table-cell>
        </table:table-row>
        <table:table-row table:style-name="ro1">
          <table:table-cell/>
          <table:table-cell office:value-type="string">
            <text:p>Featured</text:p>
          </table:table-cell>
          <table:table-cell office:value-type="string">
            <text:p>http://en.wikipedia.org/wiki/Wikipedia:Featured_articles</text:p>
          </table:table-cell>
          <table:table-cell office:value-type="string">
            <text:p>//@href</text:p>
          </table:table-cell>
        </table:table-row>
        <table:table-row table:style-name="ro1">
          <table:table-cell/>
          <table:table-cell office:value-type="string">
            <text:p>Random</text:p>
          </table:table-cell>
          <table:table-cell office:value-type="string">
            <text:p>https://en.wikipedia.org/wiki/Special:Random</text:p>
          </table:table-cell>
          <table:table-cell office:value-type="string">
            <text:p>N/A</text:p>
          </table:table-cell>
        </table:table-row>
        <table:table-row table:style-name="ro1">
          <table:table-cell/>
          <table:table-cell office:value-type="string">
            <text:p>Reddited Articles</text:p>
          </table:table-cell>
          <table:table-cell office:value-type="string">
            <text:p>http://www.reddit.com/r/wikipedia/top/?sort=top&amp;t=all&amp;limit=100</text:p>
          </table:table-cell>
          <table:table-cell office:value-type="string">
            <text:p>//p[@class="title"]/a//@href</text:p>
          </table:table-cell>
        </table:table-row>
        <table:table-row table:style-name="ro2">
          <table:table-cell/>
          <table:table-cell office:value-type="string">
            <text:p>Reddit Next Page</text:p>
          </table:table-cell>
          <table:table-cell office:value-type="string">
            <text:p>N/A</text:p>
          </table:table-cell>
          <table:table-cell office:value-type="string">
            <text:p>//p[@class="nextprev"]/a[1]<text:a xlink:href="../../../../@href">/@href</text:a> and </text:p>
          </table:table-cell>
        </table:table-row>
        <table:table-row table:style-name="ro1">
          <table:table-cell table:number-columns-repeated="3"/>
          <table:table-cell office:value-type="string">
            <text:p>//p[@class="nextprev"]/a[2]/@href</text:p>
          </table:table-cell>
        </table:table-row>
        <table:table-row table:style-name="ro3">
          <table:table-cell/>
          <table:table-cell office:value-type="string">
            <text:p>Edit History:</text:p>
          </table:table-cell>
          <table:table-cell table:style-name="ce3" office:value-type="string">
            <text:p>http://en.wikipedia.org/w/index.php?title='+page_name+'&amp;action=history&amp;limit=999999999999999999999999999999999999999999999999999999999999999999999999999999999999999999999999999999999999999999999999999999999999999999999999999999999999999999999999999999999999999999999999999999999999999999999999999999999999</text:p>
          </table:table-cell>
          <table:table-cell/>
        </table:table-row>
        <table:table-row table:style-name="ro1">
          <table:table-cell/>
          <table:table-cell office:value-type="string">
            <text:p>Editting User</text:p>
          </table:table-cell>
          <table:table-cell office:value-type="string">
            <text:p>''</text:p>
          </table:table-cell>
          <table:table-cell office:value-type="string">
            <text:p>//*[@id="pagehistory"]//li//span[@class ="history-user"]//a[1]//text()</text:p>
          </table:table-cell>
        </table:table-row>
        <table:table-row table:style-name="ro1">
          <table:table-cell/>
          <table:table-cell office:value-type="string">
            <text:p>Page History</text:p>
          </table:table-cell>
          <table:table-cell office:value-type="string">
            <text:p>''</text:p>
          </table:table-cell>
          <table:table-cell office:value-type="string">
            <text:p>//*[@id="pagehistory"]</text:p>
          </table:table-cell>
        </table:table-row>
        <table:table-row table:style-name="ro1">
          <table:table-cell/>
          <table:table-cell office:value-type="string">
            <text:p>Next Page</text:p>
          </table:table-cell>
          <table:table-cell office:value-type="string">
            <text:p>''</text:p>
          </table:table-cell>
          <table:table-cell office:value-type="string">
            <text:p>/html/body/div[3]/div[3]/div[3]/a[@class="mw-nextlink"]/@href</text:p>
          </table:table-cell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nalysis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office:value-type="string">
            <text:p>Mean</text:p>
          </table:table-cell>
          <table:table-cell office:value-type="string">
            <text:p>S.E.D.</text:p>
          </table:table-cell>
          <table:table-cell office:value-type="string">
            <text:p>Tukey HSD (0.05)</text:p>
          </table:table-cell>
          <table:table-cell office:value-type="string">
            <text:p>Tukey HSD (0.01)</text:p>
          </table:table-cell>
        </table:table-row>
        <table:table-row table:style-name="ro1">
          <table:table-cell office:value-type="string">
            <text:p>Bots</text:p>
          </table:table-cell>
          <table:table-cell table:style-name="ce4" office:value-type="float" office:value="1.32">
            <text:p>1.3200</text:p>
          </table:table-cell>
          <table:table-cell office:value-type="float" office:value="0.4">
            <text:p>0.4</text:p>
          </table:table-cell>
          <table:table-cell office:value-type="float" office:value="0.58">
            <text:p>0.58</text:p>
          </table:table-cell>
          <table:table-cell office:value-type="float" office:value="2.85">
            <text:p>2.85</text:p>
          </table:table-cell>
          <table:table-cell table:formula="of:=AVERAGE([.B2:.E2])" office:value-type="float" office:value="1.2875">
            <text:p>1.2875</text:p>
          </table:table-cell>
          <table:table-cell table:formula="of:=SQRT([.C27]*2/4)" office:value-type="float" office:value="19.2115013620314">
            <text:p>19.211501362</text:p>
          </table:table-cell>
          <table:table-cell table:formula="of:=4.51*SQRT([.C27]/4)" office:value-type="float" office:value="61.2664688333001">
            <text:p>61.2664688333</text:p>
          </table:table-cell>
          <table:table-cell table:formula="of:=5.84*SQRT([.C27]/4)" office:value-type="float" office:value="79.3339640768231">
            <text:p>79.3339640768</text:p>
          </table:table-cell>
        </table:table-row>
        <table:table-row table:style-name="ro1">
          <table:table-cell office:value-type="string">
            <text:p>Administrators</text:p>
          </table:table-cell>
          <table:table-cell office:value-type="float" office:value="4.33">
            <text:p>4.33</text:p>
          </table:table-cell>
          <table:table-cell office:value-type="float" office:value="19.3">
            <text:p>19.3</text:p>
          </table:table-cell>
          <table:table-cell office:value-type="float" office:value="0.95">
            <text:p>0.95</text:p>
          </table:table-cell>
          <table:table-cell office:value-type="float" office:value="20.15">
            <text:p>20.15</text:p>
          </table:table-cell>
          <table:table-cell table:formula="of:=AVERAGE([.B3:.E3])" office:value-type="float" office:value="11.1825">
            <text:p>11.1825</text:p>
          </table:table-cell>
          <table:table-cell table:formula="of:=SQRT([.C27]*2/4)" office:value-type="float" office:value="19.2115013620314">
            <text:p>19.211501362</text:p>
          </table:table-cell>
          <table:table-cell table:number-columns-repeated="2"/>
        </table:table-row>
        <table:table-row table:style-name="ro1">
          <table:table-cell office:value-type="string">
            <text:p>Frequent <text:s/>Editors</text:p>
          </table:table-cell>
          <table:table-cell office:value-type="float" office:value="5.32">
            <text:p>5.32</text:p>
          </table:table-cell>
          <table:table-cell office:value-type="float" office:value="68.49">
            <text:p>68.49</text:p>
          </table:table-cell>
          <table:table-cell office:value-type="float" office:value="88.31">
            <text:p>88.31</text:p>
          </table:table-cell>
          <table:table-cell office:value-type="float" office:value="12.04">
            <text:p>12.04</text:p>
          </table:table-cell>
          <table:table-cell table:formula="of:=AVERAGE([.B4:.E4])" office:value-type="float" office:value="43.54">
            <text:p>43.54</text:p>
          </table:table-cell>
          <table:table-cell table:formula="of:=SQRT([.C27]*2/4)" office:value-type="float" office:value="19.2115013620314">
            <text:p>19.211501362</text:p>
          </table:table-cell>
          <table:table-cell table:number-columns-repeated="2"/>
        </table:table-row>
        <table:table-row table:style-name="ro1">
          <table:table-cell office:value-type="string">
            <text:p>Infrequent Editors</text:p>
          </table:table-cell>
          <table:table-cell office:value-type="float" office:value="75">
            <text:p>75</text:p>
          </table:table-cell>
          <table:table-cell office:value-type="float" office:value="7.07">
            <text:p>7.07</text:p>
          </table:table-cell>
          <table:table-cell office:value-type="float" office:value="6.47">
            <text:p>6.47</text:p>
          </table:table-cell>
          <table:table-cell office:value-type="float" office:value="46.62">
            <text:p>46.62</text:p>
          </table:table-cell>
          <table:table-cell table:formula="of:=AVERAGE([.B5:.E5])" office:value-type="float" office:value="33.79">
            <text:p>33.79</text:p>
          </table:table-cell>
          <table:table-cell table:formula="of:=SQRT([.C27]*2/4)" office:value-type="float" office:value="19.2115013620314">
            <text:p>19.211501362</text:p>
          </table:table-cell>
          <table:table-cell table:number-columns-repeated="2"/>
        </table:table-row>
        <table:table-row table:style-name="ro1">
          <table:table-cell office:value-type="string">
            <text:p>Unregistered</text:p>
          </table:table-cell>
          <table:table-cell office:value-type="float" office:value="14.02">
            <text:p>14.02</text:p>
          </table:table-cell>
          <table:table-cell office:value-type="float" office:value="4.74">
            <text:p>4.74</text:p>
          </table:table-cell>
          <table:table-cell office:value-type="float" office:value="3.68">
            <text:p>3.68</text:p>
          </table:table-cell>
          <table:table-cell office:value-type="float" office:value="18.34">
            <text:p>18.34</text:p>
          </table:table-cell>
          <table:table-cell table:formula="of:=AVERAGE([.B6:.E6])" office:value-type="float" office:value="10.195">
            <text:p>10.195</text:p>
          </table:table-cell>
          <table:table-cell table:formula="of:=SQRT([.C27]*2/4)" office:value-type="float" office:value="19.2115013620314">
            <text:p>19.211501362</text:p>
          </table:table-cell>
          <table:table-cell table:number-columns-repeated="2"/>
        </table:table-row>
        <table:table-row table:style-name="ro1">
          <table:table-cell office:value-type="string">
            <text:p>Mean</text:p>
          </table:table-cell>
          <table:table-cell table:formula="of:=AVERAGE([.B2:.B6])" office:value-type="float" office:value="19.998">
            <text:p>19.998</text:p>
          </table:table-cell>
          <table:table-cell table:formula="of:=AVERAGE([.C2:.C6])" office:value-type="float" office:value="20">
            <text:p>20</text:p>
          </table:table-cell>
          <table:table-cell table:formula="of:=AVERAGE([.D2:.D6])" office:value-type="float" office:value="19.998">
            <text:p>19.998</text:p>
          </table:table-cell>
          <table:table-cell table:formula="of:=AVERAGE([.E2:.E6])" office:value-type="float" office:value="20">
            <text:p>20</text:p>
          </table:table-cell>
          <table:table-cell table:formula="of:=AVERAGE([.F2:.F6])" office:value-type="float" office:value="19.999">
            <text:p>19.999</text:p>
          </table:table-cell>
          <table:table-cell table:number-columns-repeated="3"/>
        </table:table-row>
        <table:table-row table:style-name="ro1">
          <table:table-cell office:value-type="string">
            <text:p>S.E.D.</text:p>
          </table:table-cell>
          <table:table-cell table:formula="of:=SQRT([.C27]*2/5)" office:value-type="float" office:value="17.1832891981328">
            <text:p>17.1832891981</text:p>
          </table:table-cell>
          <table:table-cell table:formula="of:=SQRT([.C27]*2/5)" office:value-type="float" office:value="17.1832891981328">
            <text:p>17.1832891981</text:p>
          </table:table-cell>
          <table:table-cell table:formula="of:=SQRT([.C27]*2/5)" office:value-type="float" office:value="17.1832891981328">
            <text:p>17.1832891981</text:p>
          </table:table-cell>
          <table:table-cell table:formula="of:=SQRT([.C27]*2/5)" office:value-type="float" office:value="17.1832891981328">
            <text:p>17.1832891981</text:p>
          </table:table-cell>
          <table:table-cell table:number-columns-repeated="4"/>
        </table:table-row>
        <table:table-row table:style-name="ro1">
          <table:table-cell office:value-type="string">
            <text:p>Tukey HSD (0.05)</text:p>
          </table:table-cell>
          <table:table-cell table:formula="of:=4.2*SQRT([.C27]/5)" office:value-type="float" office:value="51.0317653233748">
            <text:p>51.0317653234</text:p>
          </table:table-cell>
          <table:table-cell table:number-columns-repeated="7"/>
        </table:table-row>
        <table:table-row table:style-name="ro1">
          <table:table-cell office:value-type="string">
            <text:p>Tukey HSD (0.01)</text:p>
          </table:table-cell>
          <table:table-cell table:formula="of:=5.5*SQRT([.C27]/5)" office:value-type="float" office:value="66.8273117329908">
            <text:p>66.82731173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QUARES</text:p>
          </table:table-cell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office:value-type="string">
            <text:p>SUM</text:p>
          </table:table-cell>
          <table:table-cell office:value-type="string">
            <text:p>mean-squared</text:p>
          </table:table-cell>
          <table:table-cell table:number-columns-repeated="2"/>
        </table:table-row>
        <table:table-row table:style-name="ro1">
          <table:table-cell office:value-type="string">
            <text:p>Bots</text:p>
          </table:table-cell>
          <table:table-cell table:formula="of:=[.B2]*[.B2]" office:value-type="float" office:value="1.7424">
            <text:p>1.7424</text:p>
          </table:table-cell>
          <table:table-cell table:formula="of:=[.C2]*[.C2]" office:value-type="float" office:value="0.16">
            <text:p>0.16</text:p>
          </table:table-cell>
          <table:table-cell table:formula="of:=[.D2]*[.D2]" office:value-type="float" office:value="0.3364">
            <text:p>0.3364</text:p>
          </table:table-cell>
          <table:table-cell table:formula="of:=[.E2]*[.E2]" office:value-type="float" office:value="8.1225">
            <text:p>8.1225</text:p>
          </table:table-cell>
          <table:table-cell table:formula="of:=SUM([.B14:.E14])" office:value-type="float" office:value="10.3613">
            <text:p>10.3613</text:p>
          </table:table-cell>
          <table:table-cell table:formula="of:=[.F2]*[.F2]" office:value-type="float" office:value="1.65765625">
            <text:p>1.65765625</text:p>
          </table:table-cell>
          <table:table-cell table:number-columns-repeated="2"/>
        </table:table-row>
        <table:table-row table:style-name="ro1">
          <table:table-cell office:value-type="string">
            <text:p>Administrators</text:p>
          </table:table-cell>
          <table:table-cell table:formula="of:=[.B3]*[.B3]" office:value-type="float" office:value="18.7489">
            <text:p>18.7489</text:p>
          </table:table-cell>
          <table:table-cell table:formula="of:=[.C3]*[.C3]" office:value-type="float" office:value="372.49">
            <text:p>372.49</text:p>
          </table:table-cell>
          <table:table-cell table:formula="of:=[.D3]*[.D3]" office:value-type="float" office:value="0.9025">
            <text:p>0.9025</text:p>
          </table:table-cell>
          <table:table-cell table:formula="of:=[.E3]*[.E3]" office:value-type="float" office:value="406.0225">
            <text:p>406.0225</text:p>
          </table:table-cell>
          <table:table-cell table:formula="of:=SUM([.B15:.E15])" office:value-type="float" office:value="798.1639">
            <text:p>798.1639</text:p>
          </table:table-cell>
          <table:table-cell table:formula="of:=[.F3]*[.F3]" office:value-type="float" office:value="125.04830625">
            <text:p>125.04830625</text:p>
          </table:table-cell>
          <table:table-cell table:number-columns-repeated="2"/>
        </table:table-row>
        <table:table-row table:style-name="ro1">
          <table:table-cell office:value-type="string">
            <text:p>Frequent <text:s/>Editors</text:p>
          </table:table-cell>
          <table:table-cell table:formula="of:=[.B4]*[.B4]" office:value-type="float" office:value="28.3024">
            <text:p>28.3024</text:p>
          </table:table-cell>
          <table:table-cell table:formula="of:=[.C4]*[.C4]" office:value-type="float" office:value="4690.8801">
            <text:p>4690.8801</text:p>
          </table:table-cell>
          <table:table-cell table:formula="of:=[.D4]*[.D4]" office:value-type="float" office:value="7798.6561">
            <text:p>7798.6561</text:p>
          </table:table-cell>
          <table:table-cell table:formula="of:=[.E4]*[.E4]" office:value-type="float" office:value="144.9616">
            <text:p>144.9616</text:p>
          </table:table-cell>
          <table:table-cell table:formula="of:=SUM([.B16:.E16])" office:value-type="float" office:value="12662.8002">
            <text:p>12662.8002</text:p>
          </table:table-cell>
          <table:table-cell table:formula="of:=[.F4]*[.F4]" office:value-type="float" office:value="1895.7316">
            <text:p>1895.7316</text:p>
          </table:table-cell>
          <table:table-cell table:number-columns-repeated="2"/>
        </table:table-row>
        <table:table-row table:style-name="ro1">
          <table:table-cell office:value-type="string">
            <text:p>Infrequent Editors</text:p>
          </table:table-cell>
          <table:table-cell table:formula="of:=[.B5]*[.B5]" office:value-type="float" office:value="5625">
            <text:p>5625</text:p>
          </table:table-cell>
          <table:table-cell table:formula="of:=[.C5]*[.C5]" office:value-type="float" office:value="49.9849">
            <text:p>49.9849</text:p>
          </table:table-cell>
          <table:table-cell table:formula="of:=[.D5]*[.D5]" office:value-type="float" office:value="41.8609">
            <text:p>41.8609</text:p>
          </table:table-cell>
          <table:table-cell table:formula="of:=[.E5]*[.E5]" office:value-type="float" office:value="2173.4244">
            <text:p>2173.4244</text:p>
          </table:table-cell>
          <table:table-cell table:formula="of:=SUM([.B17:.E17])" office:value-type="float" office:value="7890.2702">
            <text:p>7890.2702</text:p>
          </table:table-cell>
          <table:table-cell table:formula="of:=[.F5]*[.F5]" office:value-type="float" office:value="1141.7641">
            <text:p>1141.7641</text:p>
          </table:table-cell>
          <table:table-cell table:number-columns-repeated="2"/>
        </table:table-row>
        <table:table-row table:style-name="ro1">
          <table:table-cell office:value-type="string">
            <text:p>Unregistered</text:p>
          </table:table-cell>
          <table:table-cell table:formula="of:=[.B6]*[.B6]" office:value-type="float" office:value="196.5604">
            <text:p>196.5604</text:p>
          </table:table-cell>
          <table:table-cell table:formula="of:=[.C6]*[.C6]" office:value-type="float" office:value="22.4676">
            <text:p>22.4676</text:p>
          </table:table-cell>
          <table:table-cell table:formula="of:=[.D6]*[.D6]" office:value-type="float" office:value="13.5424">
            <text:p>13.5424</text:p>
          </table:table-cell>
          <table:table-cell table:formula="of:=[.E6]*[.E6]" office:value-type="float" office:value="336.3556">
            <text:p>336.3556</text:p>
          </table:table-cell>
          <table:table-cell table:formula="of:=SUM([.B18:.E18])" office:value-type="float" office:value="568.926">
            <text:p>568.926</text:p>
          </table:table-cell>
          <table:table-cell table:formula="of:=[.F6]*[.F6]" office:value-type="float" office:value="103.938025">
            <text:p>103.938025</text:p>
          </table:table-cell>
          <table:table-cell table:number-columns-repeated="2"/>
        </table:table-row>
        <table:table-row table:style-name="ro1">
          <table:table-cell office:value-type="string">
            <text:p>SUM</text:p>
          </table:table-cell>
          <table:table-cell table:formula="of:=SUM([.B14:.B18])" office:value-type="float" office:value="5870.3541">
            <text:p>5870.3541</text:p>
          </table:table-cell>
          <table:table-cell table:formula="of:=SUM([.C14:.C18])" office:value-type="float" office:value="5135.9826">
            <text:p>5135.9826</text:p>
          </table:table-cell>
          <table:table-cell table:formula="of:=SUM([.D14:.D18])" office:value-type="float" office:value="7855.2983">
            <text:p>7855.2983</text:p>
          </table:table-cell>
          <table:table-cell table:formula="of:=SUM([.E14:.E18])" office:value-type="float" office:value="3068.8866">
            <text:p>3068.8866</text:p>
          </table:table-cell>
          <table:table-cell table:formula="of:=SUM([.B19:.E19])" office:value-type="float" office:value="21930.5216">
            <text:p>21930.5216</text:p>
          </table:table-cell>
          <table:table-cell table:number-columns-repeated="3"/>
        </table:table-row>
        <table:table-row table:style-name="ro1">
          <table:table-cell office:value-type="string">
            <text:p>mean-squared</text:p>
          </table:table-cell>
          <table:table-cell table:formula="of:=[.B7]*[.B7]" office:value-type="float" office:value="399.920004">
            <text:p>399.920004</text:p>
          </table:table-cell>
          <table:table-cell table:formula="of:=[.C7]*[.C7]" office:value-type="float" office:value="400">
            <text:p>400</text:p>
          </table:table-cell>
          <table:table-cell table:formula="of:=[.D7]*[.D7]" office:value-type="float" office:value="399.920004">
            <text:p>399.920004</text:p>
          </table:table-cell>
          <table:table-cell table:formula="of:=[.E7]*[.E7]" office:value-type="float" office:value="400">
            <text:p>40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ANOVA Table</text:p>
          </table:table-cell>
          <table:table-cell table:number-columns-repeated="8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  <table:table-cell office:value-type="string">
            <text:p>p&gt;F</text:p>
          </table:table-cell>
          <table:table-cell table:number-columns-repeated="4"/>
        </table:table-row>
        <table:table-row table:style-name="ro1">
          <table:table-cell office:value-type="string">
            <text:p>Row</text:p>
          </table:table-cell>
          <table:table-cell office:value-type="float" office:value="4">
            <text:p>4</text:p>
          </table:table-cell>
          <table:table-cell table:formula="of:=(SUM([.G14:.G18])-[.F7]*[.F7]*5)*4/4" office:value-type="float" office:value="1268.3396825">
            <text:p>1268.3396825</text:p>
          </table:table-cell>
          <table:table-cell table:formula="of:=[.C25]/[.C27]" office:value-type="float" office:value="1.71823662868091">
            <text:p>1.7182366287</text:p>
          </table:table-cell>
          <table:table-cell table:style-name="ce4" table:formula="of:=LEGACY.FDIST([.D25];[.B25];[.B27])" office:value-type="float" office:value="0.210455732749726">
            <text:p>0.2105</text:p>
          </table:table-cell>
          <table:table-cell table:number-columns-repeated="4"/>
        </table:table-row>
        <table:table-row table:style-name="ro1">
          <table:table-cell office:value-type="string">
            <text:p>Column</text:p>
          </table:table-cell>
          <table:table-cell office:value-type="float" office:value="3">
            <text:p>3</text:p>
          </table:table-cell>
          <table:table-cell table:formula="of:=(SUM([.B20:.E20])-[.F7]*[.F7]*4)*5/3" office:value-type="float" office:value="0.00000666666816565945">
            <text:p>6.66666816565945E-006</text:p>
          </table:table-cell>
          <table:table-cell table:formula="of:=[.C26]/[.C27]" office:value-type="float" office:value="0.00000000903142398802699">
            <text:p>0.000000009</text:p>
          </table:table-cell>
          <table:table-cell table:style-name="ce4" table:formula="of:=LEGACY.FDIST([.D26];[.B26];[.B27])" office:value-type="float" office:value="0.999999999998741">
            <text:p>1.0000</text:p>
          </table:table-cell>
          <table:table-cell table:number-columns-repeated="4"/>
        </table:table-row>
        <table:table-row table:style-name="ro1">
          <table:table-cell office:value-type="string">
            <text:p>Error</text:p>
          </table:table-cell>
          <table:table-cell office:value-type="float" office:value="12">
            <text:p>12</text:p>
          </table:table-cell>
          <table:table-cell table:formula="of:=([.F19]-[.F7]*[.F7]*5*4-[.C25]*[.B25]-[.C26]*[.B26])/[.B27]" office:value-type="float" office:value="738.163569166666">
            <text:p>738.1635691667</text:p>
          </table:table-cell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5-14T23:53:55</meta:creation-date>
    <dc:date>2013-07-15T02:22:24</dc:date>
    <dc:creator>David </dc:creator>
    <meta:editing-duration>P4DT17H5M42S</meta:editing-duration>
    <meta:editing-cycles>10</meta:editing-cycles>
    <meta:generator>LibreOffice/3.5$Linux_x86 LibreOffice_project/350m1$Build-2</meta:generator>
    <meta:document-statistic meta:table-count="3" meta:cell-count="1107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643cm" svg:y="1.275cm" chart:style-name="ch3">
          <text:p>Weighted Contributions, Top 100 Frequent Editors</text:p>
        </chart:subtitle>
        <chart:legend chart:legend-position="end" svg:x="12.519cm" svg:y="3.205cm" style:legend-expansion="high" chart:style-name="ch4"/>
        <chart:plot-area chart:style-name="ch5" table:cell-range-address="Sheet1.C4:Sheet1.G9" chart:data-source-has-labels="both" svg:x="1.331cm" svg:y="2.318cm" svg:width="10.549cm" svg:height="5.521cm">
          <chartooo:coordinate-region svg:x="2.138cm" svg:y="2.518cm" svg:width="9.742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D5:Sheet1.G5" chart:label-cell-address="Sheet1.C5:Sheet1.C5" chart:class="chart:bar">
            <chart:data-point chart:repeated="4"/>
          </chart:series>
          <chart:series chart:style-name="ch12" chart:values-cell-range-address="Sheet1.D6:Sheet1.G6" chart:label-cell-address="Sheet1.C6:Sheet1.C6" chart:class="chart:bar">
            <chart:data-point chart:repeated="4"/>
          </chart:series>
          <chart:series chart:style-name="ch13" chart:values-cell-range-address="Sheet1.D7:Sheet1.G7" chart:label-cell-address="Sheet1.C7:Sheet1.C7" chart:class="chart:bar">
            <chart:data-point chart:repeated="4"/>
          </chart:series>
          <chart:series chart:style-name="ch14" chart:values-cell-range-address="Sheet1.D8:Sheet1.G8" chart:label-cell-address="Sheet1.C8:Sheet1.C8" chart:class="chart:bar">
            <chart:data-point chart:repeated="4"/>
          </chart:series>
          <chart:series chart:style-name="ch15" chart:values-cell-range-address="Sheet1.D9:Sheet1.G9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1.32">
                <text:p>1.32</text:p>
                <draw:g>
                  <svg:desc>Sheet1.D5:Sheet1.G5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.33">
                <text:p>4.33</text:p>
                <draw:g>
                  <svg:desc>Sheet1.D6:Sheet1.G6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0.95">
                <text:p>0.9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0.81">
                <text:p>0.81</text:p>
                <draw:g>
                  <svg:desc>Sheet1.D7:Sheet1.G7</svg:desc>
                </draw:g>
              </table:table-cell>
              <table:table-cell office:value-type="float" office:value="13.18">
                <text:p>13.18</text:p>
              </table:table-cell>
              <table:table-cell office:value-type="float" office:value="87.59">
                <text:p>87.59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79.51">
                <text:p>79.51</text:p>
                <draw:g>
                  <svg:desc>Sheet1.D8:Sheet1.G8</svg:desc>
                </draw:g>
              </table:table-cell>
              <table:table-cell office:value-type="float" office:value="62.38">
                <text:p>62.38</text:p>
              </table:table-cell>
              <table:table-cell office:value-type="float" office:value="7.19">
                <text:p>7.19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14.02">
                <text:p>14.02</text:p>
                <draw:g>
                  <svg:desc>Sheet1.D9:Sheet1.G9</svg:desc>
                </draw:g>
              </table:table-cell>
              <table:table-cell office:value-type="float" office:value="4.74">
                <text:p>4.74</text:p>
              </table:table-cell>
              <table:table-cell office:value-type="float" office:value="3.68">
                <text:p>3.68</text:p>
              </table:table-cell>
              <table:table-cell office:value-type="float" office:value="18.34">
                <text:p>18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538cm" svg:y="1.275cm" chart:style-name="ch3">
          <text:p>Weighted Contributions, Top 20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5:Sheet1.C9 Sheet1.E190:Sheet1.H194" chart:data-source-has-labels="both" svg:x="1.55cm" svg:y="2.318cm" svg:width="10.547cm" svg:height="5.519cm">
          <chartooo:coordinate-region svg:x="2.357cm" svg:y="2.517cm" svg:width="9.74cm" svg:height="4.673cm"/>
          <chart:axis chart:dimension="x" chart:name="primary-x" chart:style-name="ch6" chartooo:axis-type="auto">
            <chartooo:date-scale/>
            <chart:title svg:x="5.76cm" svg:y="8.017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67cm" svg:y="6.576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190:Sheet1.H190" chart:label-cell-address="Sheet1.C5:Sheet1.C5" chart:class="chart:bar">
            <chart:data-point chart:repeated="4"/>
          </chart:series>
          <chart:series chart:style-name="ch12" chart:values-cell-range-address="Sheet1.E191:Sheet1.H191" chart:label-cell-address="Sheet1.C6:Sheet1.C6" chart:class="chart:bar">
            <chart:data-point chart:repeated="4"/>
          </chart:series>
          <chart:series chart:style-name="ch13" chart:values-cell-range-address="Sheet1.E192:Sheet1.H192" chart:label-cell-address="Sheet1.C7:Sheet1.C7" chart:class="chart:bar">
            <chart:data-point chart:repeated="4"/>
          </chart:series>
          <chart:series chart:style-name="ch14" chart:values-cell-range-address="Sheet1.E193:Sheet1.H193" chart:label-cell-address="Sheet1.C8:Sheet1.C8" chart:class="chart:bar">
            <chart:data-point chart:repeated="4"/>
          </chart:series>
          <chart:series chart:style-name="ch15" chart:values-cell-range-address="Sheet1.E194:Sheet1.H194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1.32">
                <text:p>1.32</text:p>
                <draw:g>
                  <svg:desc>Sheet1.E190:Sheet1.H190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.33">
                <text:p>4.33</text:p>
                <draw:g>
                  <svg:desc>Sheet1.E191:Sheet1.H191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0.95">
                <text:p>0.9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11.11">
                <text:p>11.11</text:p>
                <draw:g>
                  <svg:desc>Sheet1.E192:Sheet1.H192</svg:desc>
                </draw:g>
              </table:table-cell>
              <table:table-cell office:value-type="float" office:value="69.35">
                <text:p>69.35</text:p>
              </table:table-cell>
              <table:table-cell office:value-type="float" office:value="89.12">
                <text:p>89.12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69.22">
                <text:p>69.22</text:p>
                <draw:g>
                  <svg:desc>Sheet1.E193:Sheet1.H193</svg:desc>
                </draw:g>
              </table:table-cell>
              <table:table-cell office:value-type="float" office:value="6.21">
                <text:p>6.21</text:p>
              </table:table-cell>
              <table:table-cell office:value-type="float" office:value="5.66">
                <text:p>5.66</text:p>
              </table:table-cell>
              <table:table-cell office:value-type="float" office:value="36.68">
                <text:p>36.68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14.02">
                <text:p>14.02</text:p>
                <draw:g>
                  <svg:desc>Sheet1.E194:Sheet1.H194</svg:desc>
                </draw:g>
              </table:table-cell>
              <table:table-cell office:value-type="float" office:value="4.74">
                <text:p>4.74</text:p>
              </table:table-cell>
              <table:table-cell office:value-type="float" office:value="3.68">
                <text:p>3.68</text:p>
              </table:table-cell>
              <table:table-cell office:value-type="float" office:value="18.34">
                <text:p>18.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326cm" svg:y="1.275cm" chart:style-name="ch3">
          <text:p>Unweighted Contributions, Top 20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13:Sheet1.C17 Sheet1.E198:Sheet1.H202" chart:data-source-has-labels="both" svg:x="1.331cm" svg:y="2.318cm" svg:width="10.549cm" svg:height="5.521cm">
          <chartooo:coordinate-region svg:x="1.952cm" svg:y="2.517cm" svg:width="9.928cm" svg:height="4.675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198:Sheet1.H198" chart:label-cell-address="Sheet1.C13:Sheet1.C13" chart:class="chart:bar">
            <chart:data-point chart:repeated="4"/>
          </chart:series>
          <chart:series chart:style-name="ch12" chart:values-cell-range-address="Sheet1.E199:Sheet1.H199" chart:label-cell-address="Sheet1.C14:Sheet1.C14" chart:class="chart:bar">
            <chart:data-point chart:repeated="4"/>
          </chart:series>
          <chart:series chart:style-name="ch13" chart:values-cell-range-address="Sheet1.E200:Sheet1.H200" chart:label-cell-address="Sheet1.C15:Sheet1.C15" chart:class="chart:bar">
            <chart:data-point chart:repeated="4"/>
          </chart:series>
          <chart:series chart:style-name="ch14" chart:values-cell-range-address="Sheet1.E201:Sheet1.H201" chart:label-cell-address="Sheet1.C16:Sheet1.C16" chart:class="chart:bar">
            <chart:data-point chart:repeated="4"/>
          </chart:series>
          <chart:series chart:style-name="ch15" chart:values-cell-range-address="Sheet1.E202:Sheet1.H202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04">
                <text:p>3.04</text:p>
                <draw:g>
                  <svg:desc>Sheet1.E198:Sheet1.H198</svg:desc>
                </draw:g>
              </table:table-cell>
              <table:table-cell office:value-type="float" office:value="5.22">
                <text:p>5.22</text:p>
              </table:table-cell>
              <table:table-cell office:value-type="float" office:value="9.36">
                <text:p>9.3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8.05">
                <text:p>8.05</text:p>
                <draw:g>
                  <svg:desc>Sheet1.E199:Sheet1.H199</svg:desc>
                </draw:g>
              </table:table-cell>
              <table:table-cell office:value-type="float" office:value="8.07">
                <text:p>8.07</text:p>
              </table:table-cell>
              <table:table-cell office:value-type="float" office:value="7.6">
                <text:p>7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16.58">
                <text:p>16.58</text:p>
                <draw:g>
                  <svg:desc>Sheet1.E200:Sheet1.H200</svg:desc>
                </draw:g>
              </table:table-cell>
              <table:table-cell office:value-type="float" office:value="13.59">
                <text:p>13.59</text:p>
              </table:table-cell>
              <table:table-cell office:value-type="float" office:value="14.41">
                <text:p>14.41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49.55">
                <text:p>49.55</text:p>
                <draw:g>
                  <svg:desc>Sheet1.E201:Sheet1.H201</svg:desc>
                </draw:g>
              </table:table-cell>
              <table:table-cell office:value-type="float" office:value="35.75">
                <text:p>35.75</text:p>
              </table:table-cell>
              <table:table-cell office:value-type="float" office:value="37.11">
                <text:p>37.11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2.78">
                <text:p>22.78</text:p>
                <draw:g>
                  <svg:desc>Sheet1.E202:Sheet1.H202</svg:desc>
                </draw:g>
              </table:table-cell>
              <table:table-cell office:value-type="float" office:value="36.36">
                <text:p>36.36</text:p>
              </table:table-cell>
              <table:table-cell office:value-type="float" office:value="31.52">
                <text:p>31.52</text:p>
              </table:table-cell>
              <table:table-cell office:value-type="float" office:value="25.25">
                <text:p>25.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538cm" svg:y="1.275cm" chart:style-name="ch3">
          <text:p>Weighted Contributions, Top 25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5:Sheet1.C9 Sheet1.E241:Sheet1.H245" chart:data-source-has-labels="both" svg:x="1.55cm" svg:y="2.318cm" svg:width="10.547cm" svg:height="5.519cm">
          <chartooo:coordinate-region svg:x="2.357cm" svg:y="2.517cm" svg:width="9.74cm" svg:height="4.673cm"/>
          <chart:axis chart:dimension="x" chart:name="primary-x" chart:style-name="ch6" chartooo:axis-type="auto">
            <chartooo:date-scale/>
            <chart:title svg:x="5.76cm" svg:y="8.017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67cm" svg:y="6.576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241:Sheet1.H241" chart:label-cell-address="Sheet1.C5:Sheet1.C5" chart:class="chart:bar">
            <chart:data-point chart:repeated="4"/>
          </chart:series>
          <chart:series chart:style-name="ch12" chart:values-cell-range-address="Sheet1.E242:Sheet1.H242" chart:label-cell-address="Sheet1.C6:Sheet1.C6" chart:class="chart:bar">
            <chart:data-point chart:repeated="4"/>
          </chart:series>
          <chart:series chart:style-name="ch13" chart:values-cell-range-address="Sheet1.E243:Sheet1.H243" chart:label-cell-address="Sheet1.C7:Sheet1.C7" chart:class="chart:bar">
            <chart:data-point chart:repeated="4"/>
          </chart:series>
          <chart:series chart:style-name="ch14" chart:values-cell-range-address="Sheet1.E244:Sheet1.H244" chart:label-cell-address="Sheet1.C8:Sheet1.C8" chart:class="chart:bar">
            <chart:data-point chart:repeated="4"/>
          </chart:series>
          <chart:series chart:style-name="ch15" chart:values-cell-range-address="Sheet1.E245:Sheet1.H245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1.32">
                <text:p>1.32</text:p>
                <draw:g>
                  <svg:desc>Sheet1.E241:Sheet1.H241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.33">
                <text:p>4.33</text:p>
                <draw:g>
                  <svg:desc>Sheet1.E242:Sheet1.H242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0.95">
                <text:p>0.9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12.53">
                <text:p>12.53</text:p>
                <draw:g>
                  <svg:desc>Sheet1.E243:Sheet1.H243</svg:desc>
                </draw:g>
              </table:table-cell>
              <table:table-cell office:value-type="float" office:value="69.52">
                <text:p>69.52</text:p>
              </table:table-cell>
              <table:table-cell office:value-type="float" office:value="89.29">
                <text:p>89.29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67.8">
                <text:p>67.8</text:p>
                <draw:g>
                  <svg:desc>Sheet1.E244:Sheet1.H244</svg:desc>
                </draw:g>
              </table:table-cell>
              <table:table-cell office:value-type="float" office:value="6.03">
                <text:p>6.03</text:p>
              </table:table-cell>
              <table:table-cell office:value-type="float" office:value="5.49">
                <text:p>5.49</text:p>
              </table:table-cell>
              <table:table-cell office:value-type="float" office:value="35.68">
                <text:p>35.68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14.02">
                <text:p>14.02</text:p>
                <draw:g>
                  <svg:desc>Sheet1.E245:Sheet1.H245</svg:desc>
                </draw:g>
              </table:table-cell>
              <table:table-cell office:value-type="float" office:value="4.74">
                <text:p>4.74</text:p>
              </table:table-cell>
              <table:table-cell office:value-type="float" office:value="3.68">
                <text:p>3.68</text:p>
              </table:table-cell>
              <table:table-cell office:value-type="float" office:value="18.34">
                <text:p>18.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327cm" svg:y="1.273cm" chart:style-name="ch3">
          <text:p>Unweighted Contributions, Top 25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13:Sheet1.C17 Sheet1.E249:Sheet1.H253" chart:data-source-has-labels="both" svg:x="1.331cm" svg:y="2.318cm" svg:width="10.549cm" svg:height="5.521cm">
          <chartooo:coordinate-region svg:x="1.952cm" svg:y="2.518cm" svg:width="9.928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249:Sheet1.H249" chart:label-cell-address="Sheet1.C13:Sheet1.C13" chart:class="chart:bar">
            <chart:data-point chart:repeated="4"/>
          </chart:series>
          <chart:series chart:style-name="ch12" chart:values-cell-range-address="Sheet1.E250:Sheet1.H250" chart:label-cell-address="Sheet1.C14:Sheet1.C14" chart:class="chart:bar">
            <chart:data-point chart:repeated="4"/>
          </chart:series>
          <chart:series chart:style-name="ch13" chart:values-cell-range-address="Sheet1.E251:Sheet1.H251" chart:label-cell-address="Sheet1.C15:Sheet1.C15" chart:class="chart:bar">
            <chart:data-point chart:repeated="4"/>
          </chart:series>
          <chart:series chart:style-name="ch14" chart:values-cell-range-address="Sheet1.E252:Sheet1.H252" chart:label-cell-address="Sheet1.C16:Sheet1.C16" chart:class="chart:bar">
            <chart:data-point chart:repeated="4"/>
          </chart:series>
          <chart:series chart:style-name="ch15" chart:values-cell-range-address="Sheet1.E253:Sheet1.H253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04">
                <text:p>3.04</text:p>
                <draw:g>
                  <svg:desc>Sheet1.E249:Sheet1.H249</svg:desc>
                </draw:g>
              </table:table-cell>
              <table:table-cell office:value-type="float" office:value="5.22">
                <text:p>5.22</text:p>
              </table:table-cell>
              <table:table-cell office:value-type="float" office:value="9.36">
                <text:p>9.3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8.05">
                <text:p>8.05</text:p>
                <draw:g>
                  <svg:desc>Sheet1.E250:Sheet1.H250</svg:desc>
                </draw:g>
              </table:table-cell>
              <table:table-cell office:value-type="float" office:value="8.07">
                <text:p>8.07</text:p>
              </table:table-cell>
              <table:table-cell office:value-type="float" office:value="7.6">
                <text:p>7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18.63">
                <text:p>18.63</text:p>
                <draw:g>
                  <svg:desc>Sheet1.E251:Sheet1.H251</svg:desc>
                </draw:g>
              </table:table-cell>
              <table:table-cell office:value-type="float" office:value="14.84">
                <text:p>14.84</text:p>
              </table:table-cell>
              <table:table-cell office:value-type="float" office:value="15.52">
                <text:p>15.52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47.5">
                <text:p>47.5</text:p>
                <draw:g>
                  <svg:desc>Sheet1.E252:Sheet1.H252</svg:desc>
                </draw:g>
              </table:table-cell>
              <table:table-cell office:value-type="float" office:value="35.51">
                <text:p>35.51</text:p>
              </table:table-cell>
              <table:table-cell office:value-type="float" office:value="36">
                <text:p>36</text:p>
              </table:table-cell>
              <table:table-cell office:value-type="float" office:value="31.38">
                <text:p>31.38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2.78">
                <text:p>22.78</text:p>
                <draw:g>
                  <svg:desc>Sheet1.E253:Sheet1.H253</svg:desc>
                </draw:g>
              </table:table-cell>
              <table:table-cell office:value-type="float" office:value="36.36">
                <text:p>36.36</text:p>
              </table:table-cell>
              <table:table-cell office:value-type="float" office:value="31.52">
                <text:p>31.52</text:p>
              </table:table-cell>
              <table:table-cell office:value-type="float" office:value="25.25">
                <text:p>25.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538cm" svg:y="1.275cm" chart:style-name="ch3">
          <text:p>Weighted Contributions, Top 30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5:Sheet1.C9 Sheet1.E289:Sheet1.H293" chart:data-source-has-labels="both" svg:x="1.55cm" svg:y="2.318cm" svg:width="10.547cm" svg:height="5.519cm">
          <chartooo:coordinate-region svg:x="2.357cm" svg:y="2.517cm" svg:width="9.74cm" svg:height="4.673cm"/>
          <chart:axis chart:dimension="x" chart:name="primary-x" chart:style-name="ch6" chartooo:axis-type="auto">
            <chartooo:date-scale/>
            <chart:title svg:x="5.76cm" svg:y="8.017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67cm" svg:y="6.576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289:Sheet1.H289" chart:label-cell-address="Sheet1.C5:Sheet1.C5" chart:class="chart:bar">
            <chart:data-point chart:repeated="4"/>
          </chart:series>
          <chart:series chart:style-name="ch12" chart:values-cell-range-address="Sheet1.E290:Sheet1.H290" chart:label-cell-address="Sheet1.C6:Sheet1.C6" chart:class="chart:bar">
            <chart:data-point chart:repeated="4"/>
          </chart:series>
          <chart:series chart:style-name="ch13" chart:values-cell-range-address="Sheet1.E291:Sheet1.H291" chart:label-cell-address="Sheet1.C7:Sheet1.C7" chart:class="chart:bar">
            <chart:data-point chart:repeated="4"/>
          </chart:series>
          <chart:series chart:style-name="ch14" chart:values-cell-range-address="Sheet1.E292:Sheet1.H292" chart:label-cell-address="Sheet1.C8:Sheet1.C8" chart:class="chart:bar">
            <chart:data-point chart:repeated="4"/>
          </chart:series>
          <chart:series chart:style-name="ch15" chart:values-cell-range-address="Sheet1.E293:Sheet1.H293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1.32">
                <text:p>1.32</text:p>
                <draw:g>
                  <svg:desc>Sheet1.E289:Sheet1.H289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.33">
                <text:p>4.33</text:p>
                <draw:g>
                  <svg:desc>Sheet1.E290:Sheet1.H290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0.95">
                <text:p>0.9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13.52">
                <text:p>13.52</text:p>
                <draw:g>
                  <svg:desc>Sheet1.E291:Sheet1.H291</svg:desc>
                </draw:g>
              </table:table-cell>
              <table:table-cell office:value-type="float" office:value="69.68">
                <text:p>69.68</text:p>
              </table:table-cell>
              <table:table-cell office:value-type="float" office:value="89.51">
                <text:p>89.51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66.81">
                <text:p>66.81</text:p>
                <draw:g>
                  <svg:desc>Sheet1.E292:Sheet1.H292</svg:desc>
                </draw:g>
              </table:table-cell>
              <table:table-cell office:value-type="float" office:value="5.87">
                <text:p>5.87</text:p>
              </table:table-cell>
              <table:table-cell office:value-type="float" office:value="5.27">
                <text:p>5.27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14.02">
                <text:p>14.02</text:p>
                <draw:g>
                  <svg:desc>Sheet1.E293:Sheet1.H293</svg:desc>
                </draw:g>
              </table:table-cell>
              <table:table-cell office:value-type="float" office:value="4.74">
                <text:p>4.74</text:p>
              </table:table-cell>
              <table:table-cell office:value-type="float" office:value="3.68">
                <text:p>3.68</text:p>
              </table:table-cell>
              <table:table-cell office:value-type="float" office:value="18.34">
                <text:p>18.3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327cm" svg:y="1.273cm" chart:style-name="ch3">
          <text:p>Unweighted Contributions, Top 30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13:Sheet1.C17 Sheet1.E297:Sheet1.H301" chart:data-source-has-labels="both" svg:x="1.331cm" svg:y="2.318cm" svg:width="10.549cm" svg:height="5.521cm">
          <chartooo:coordinate-region svg:x="1.952cm" svg:y="2.518cm" svg:width="9.928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297:Sheet1.H297" chart:label-cell-address="Sheet1.C13:Sheet1.C13" chart:class="chart:bar">
            <chart:data-point chart:repeated="4"/>
          </chart:series>
          <chart:series chart:style-name="ch12" chart:values-cell-range-address="Sheet1.E298:Sheet1.H298" chart:label-cell-address="Sheet1.C14:Sheet1.C14" chart:class="chart:bar">
            <chart:data-point chart:repeated="4"/>
          </chart:series>
          <chart:series chart:style-name="ch13" chart:values-cell-range-address="Sheet1.E299:Sheet1.H299" chart:label-cell-address="Sheet1.C15:Sheet1.C15" chart:class="chart:bar">
            <chart:data-point chart:repeated="4"/>
          </chart:series>
          <chart:series chart:style-name="ch14" chart:values-cell-range-address="Sheet1.E300:Sheet1.H300" chart:label-cell-address="Sheet1.C16:Sheet1.C16" chart:class="chart:bar">
            <chart:data-point chart:repeated="4"/>
          </chart:series>
          <chart:series chart:style-name="ch15" chart:values-cell-range-address="Sheet1.E301:Sheet1.H301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04">
                <text:p>3.04</text:p>
                <draw:g>
                  <svg:desc>Sheet1.E297:Sheet1.H297</svg:desc>
                </draw:g>
              </table:table-cell>
              <table:table-cell office:value-type="float" office:value="5.22">
                <text:p>5.22</text:p>
              </table:table-cell>
              <table:table-cell office:value-type="float" office:value="9.36">
                <text:p>9.3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8.05">
                <text:p>8.05</text:p>
                <draw:g>
                  <svg:desc>Sheet1.E298:Sheet1.H298</svg:desc>
                </draw:g>
              </table:table-cell>
              <table:table-cell office:value-type="float" office:value="8.07">
                <text:p>8.07</text:p>
              </table:table-cell>
              <table:table-cell office:value-type="float" office:value="7.6">
                <text:p>7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20.02">
                <text:p>20.02</text:p>
                <draw:g>
                  <svg:desc>Sheet1.E299:Sheet1.H299</svg:desc>
                </draw:g>
              </table:table-cell>
              <table:table-cell office:value-type="float" office:value="16.01">
                <text:p>16.01</text:p>
              </table:table-cell>
              <table:table-cell office:value-type="float" office:value="17.36">
                <text:p>17.36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46.11">
                <text:p>46.11</text:p>
                <draw:g>
                  <svg:desc>Sheet1.E300:Sheet1.H300</svg:desc>
                </draw:g>
              </table:table-cell>
              <table:table-cell office:value-type="float" office:value="34.34">
                <text:p>34.34</text:p>
              </table:table-cell>
              <table:table-cell office:value-type="float" office:value="34.16">
                <text:p>34.16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2.78">
                <text:p>22.78</text:p>
                <draw:g>
                  <svg:desc>Sheet1.E301:Sheet1.H301</svg:desc>
                </draw:g>
              </table:table-cell>
              <table:table-cell office:value-type="float" office:value="36.36">
                <text:p>36.36</text:p>
              </table:table-cell>
              <table:table-cell office:value-type="float" office:value="31.52">
                <text:p>31.52</text:p>
              </table:table-cell>
              <table:table-cell office:value-type="float" office:value="25.25">
                <text:p>25.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538cm" svg:y="1.275cm" chart:style-name="ch3">
          <text:p>Weighted Contributions, Top 35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5:Sheet1.C9 Sheet1.E334:Sheet1.H338" chart:data-source-has-labels="both" svg:x="1.55cm" svg:y="2.318cm" svg:width="10.547cm" svg:height="5.519cm">
          <chartooo:coordinate-region svg:x="2.357cm" svg:y="2.517cm" svg:width="9.74cm" svg:height="4.673cm"/>
          <chart:axis chart:dimension="x" chart:name="primary-x" chart:style-name="ch6" chartooo:axis-type="auto">
            <chartooo:date-scale/>
            <chart:title svg:x="5.76cm" svg:y="8.017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67cm" svg:y="6.576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334:Sheet1.H334" chart:label-cell-address="Sheet1.C5:Sheet1.C5" chart:class="chart:bar">
            <chart:data-point chart:repeated="4"/>
          </chart:series>
          <chart:series chart:style-name="ch12" chart:values-cell-range-address="Sheet1.E335:Sheet1.H335" chart:label-cell-address="Sheet1.C6:Sheet1.C6" chart:class="chart:bar">
            <chart:data-point chart:repeated="4"/>
          </chart:series>
          <chart:series chart:style-name="ch13" chart:values-cell-range-address="Sheet1.E336:Sheet1.H336" chart:label-cell-address="Sheet1.C7:Sheet1.C7" chart:class="chart:bar">
            <chart:data-point chart:repeated="4"/>
          </chart:series>
          <chart:series chart:style-name="ch14" chart:values-cell-range-address="Sheet1.E337:Sheet1.H337" chart:label-cell-address="Sheet1.C8:Sheet1.C8" chart:class="chart:bar">
            <chart:data-point chart:repeated="4"/>
          </chart:series>
          <chart:series chart:style-name="ch15" chart:values-cell-range-address="Sheet1.E338:Sheet1.H338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1.32">
                <text:p>1.32</text:p>
                <draw:g>
                  <svg:desc>Sheet1.E334:Sheet1.H334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.33">
                <text:p>4.33</text:p>
                <draw:g>
                  <svg:desc>Sheet1.E335:Sheet1.H335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0.95">
                <text:p>0.9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46.7">
                <text:p>46.7</text:p>
                <draw:g>
                  <svg:desc>Sheet1.E336:Sheet1.H336</svg:desc>
                </draw:g>
              </table:table-cell>
              <table:table-cell office:value-type="float" office:value="69.81">
                <text:p>69.81</text:p>
              </table:table-cell>
              <table:table-cell office:value-type="float" office:value="89.69">
                <text:p>89.69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33.63">
                <text:p>33.63</text:p>
                <draw:g>
                  <svg:desc>Sheet1.E337:Sheet1.H337</svg:desc>
                </draw:g>
              </table:table-cell>
              <table:table-cell office:value-type="float" office:value="5.75">
                <text:p>5.75</text:p>
              </table:table-cell>
              <table:table-cell office:value-type="float" office:value="5.09">
                <text:p>5.09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14.02">
                <text:p>14.02</text:p>
                <draw:g>
                  <svg:desc>Sheet1.E338:Sheet1.H338</svg:desc>
                </draw:g>
              </table:table-cell>
              <table:table-cell office:value-type="float" office:value="4.74">
                <text:p>4.74</text:p>
              </table:table-cell>
              <table:table-cell office:value-type="float" office:value="3.68">
                <text:p>3.68</text:p>
              </table:table-cell>
              <table:table-cell office:value-type="float" office:value="18.34">
                <text:p>18.3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327cm" svg:y="1.273cm" chart:style-name="ch3">
          <text:p>Unweighted Contributions, Top 35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13:Sheet1.C17 Sheet1.E342:Sheet1.H346" chart:data-source-has-labels="both" svg:x="1.331cm" svg:y="2.318cm" svg:width="10.549cm" svg:height="5.521cm">
          <chartooo:coordinate-region svg:x="1.952cm" svg:y="2.518cm" svg:width="9.928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342:Sheet1.H342" chart:label-cell-address="Sheet1.C13:Sheet1.C13" chart:class="chart:bar">
            <chart:data-point chart:repeated="4"/>
          </chart:series>
          <chart:series chart:style-name="ch12" chart:values-cell-range-address="Sheet1.E343:Sheet1.H343" chart:label-cell-address="Sheet1.C14:Sheet1.C14" chart:class="chart:bar">
            <chart:data-point chart:repeated="4"/>
          </chart:series>
          <chart:series chart:style-name="ch13" chart:values-cell-range-address="Sheet1.E344:Sheet1.H344" chart:label-cell-address="Sheet1.C15:Sheet1.C15" chart:class="chart:bar">
            <chart:data-point chart:repeated="4"/>
          </chart:series>
          <chart:series chart:style-name="ch14" chart:values-cell-range-address="Sheet1.E345:Sheet1.H345" chart:label-cell-address="Sheet1.C16:Sheet1.C16" chart:class="chart:bar">
            <chart:data-point chart:repeated="4"/>
          </chart:series>
          <chart:series chart:style-name="ch15" chart:values-cell-range-address="Sheet1.E346:Sheet1.H346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04">
                <text:p>3.04</text:p>
                <draw:g>
                  <svg:desc>Sheet1.E342:Sheet1.H342</svg:desc>
                </draw:g>
              </table:table-cell>
              <table:table-cell office:value-type="float" office:value="5.22">
                <text:p>5.22</text:p>
              </table:table-cell>
              <table:table-cell office:value-type="float" office:value="9.36">
                <text:p>9.3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8.05">
                <text:p>8.05</text:p>
                <draw:g>
                  <svg:desc>Sheet1.E343:Sheet1.H343</svg:desc>
                </draw:g>
              </table:table-cell>
              <table:table-cell office:value-type="float" office:value="8.07">
                <text:p>8.07</text:p>
              </table:table-cell>
              <table:table-cell office:value-type="float" office:value="7.6">
                <text:p>7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21.64">
                <text:p>21.64</text:p>
                <draw:g>
                  <svg:desc>Sheet1.E344:Sheet1.H344</svg:desc>
                </draw:g>
              </table:table-cell>
              <table:table-cell office:value-type="float" office:value="17.02">
                <text:p>17.02</text:p>
              </table:table-cell>
              <table:table-cell office:value-type="float" office:value="18.52">
                <text:p>18.52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44.49">
                <text:p>44.49</text:p>
                <draw:g>
                  <svg:desc>Sheet1.E345:Sheet1.H345</svg:desc>
                </draw:g>
              </table:table-cell>
              <table:table-cell office:value-type="float" office:value="33.33">
                <text:p>33.33</text:p>
              </table:table-cell>
              <table:table-cell office:value-type="float" office:value="32.99">
                <text:p>32.99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2.78">
                <text:p>22.78</text:p>
                <draw:g>
                  <svg:desc>Sheet1.E346:Sheet1.H346</svg:desc>
                </draw:g>
              </table:table-cell>
              <table:table-cell office:value-type="float" office:value="36.36">
                <text:p>36.36</text:p>
              </table:table-cell>
              <table:table-cell office:value-type="float" office:value="31.52">
                <text:p>31.52</text:p>
              </table:table-cell>
              <table:table-cell office:value-type="float" office:value="25.25">
                <text:p>25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538cm" svg:y="1.275cm" chart:style-name="ch3">
          <text:p>Weighted Contributions, Top 40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5:Sheet1.C9 Sheet1.E378:Sheet1.H382" chart:data-source-has-labels="both" svg:x="1.55cm" svg:y="2.318cm" svg:width="10.547cm" svg:height="5.519cm">
          <chartooo:coordinate-region svg:x="2.357cm" svg:y="2.517cm" svg:width="9.74cm" svg:height="4.673cm"/>
          <chart:axis chart:dimension="x" chart:name="primary-x" chart:style-name="ch6" chartooo:axis-type="auto">
            <chartooo:date-scale/>
            <chart:title svg:x="5.76cm" svg:y="8.017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67cm" svg:y="6.576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378:Sheet1.H378" chart:label-cell-address="Sheet1.C5:Sheet1.C5" chart:class="chart:bar">
            <chart:data-point chart:repeated="4"/>
          </chart:series>
          <chart:series chart:style-name="ch12" chart:values-cell-range-address="Sheet1.E379:Sheet1.H379" chart:label-cell-address="Sheet1.C6:Sheet1.C6" chart:class="chart:bar">
            <chart:data-point chart:repeated="4"/>
          </chart:series>
          <chart:series chart:style-name="ch13" chart:values-cell-range-address="Sheet1.E380:Sheet1.H380" chart:label-cell-address="Sheet1.C7:Sheet1.C7" chart:class="chart:bar">
            <chart:data-point chart:repeated="4"/>
          </chart:series>
          <chart:series chart:style-name="ch14" chart:values-cell-range-address="Sheet1.E381:Sheet1.H381" chart:label-cell-address="Sheet1.C8:Sheet1.C8" chart:class="chart:bar">
            <chart:data-point chart:repeated="4"/>
          </chart:series>
          <chart:series chart:style-name="ch15" chart:values-cell-range-address="Sheet1.E382:Sheet1.H382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1.32">
                <text:p>1.32</text:p>
                <draw:g>
                  <svg:desc>Sheet1.E378:Sheet1.H378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.33">
                <text:p>4.33</text:p>
                <draw:g>
                  <svg:desc>Sheet1.E379:Sheet1.H379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0.95">
                <text:p>0.9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47.42">
                <text:p>47.42</text:p>
                <draw:g>
                  <svg:desc>Sheet1.E380:Sheet1.H380</svg:desc>
                </draw:g>
              </table:table-cell>
              <table:table-cell office:value-type="float" office:value="69.91">
                <text:p>69.91</text:p>
              </table:table-cell>
              <table:table-cell office:value-type="float" office:value="89.82">
                <text:p>89.82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32.91">
                <text:p>32.91</text:p>
                <draw:g>
                  <svg:desc>Sheet1.E381:Sheet1.H381</svg:desc>
                </draw:g>
              </table:table-cell>
              <table:table-cell office:value-type="float" office:value="5.65">
                <text:p>5.65</text:p>
              </table:table-cell>
              <table:table-cell office:value-type="float" office:value="4.96">
                <text:p>4.96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14.02">
                <text:p>14.02</text:p>
                <draw:g>
                  <svg:desc>Sheet1.E382:Sheet1.H382</svg:desc>
                </draw:g>
              </table:table-cell>
              <table:table-cell office:value-type="float" office:value="4.74">
                <text:p>4.74</text:p>
              </table:table-cell>
              <table:table-cell office:value-type="float" office:value="3.68">
                <text:p>3.68</text:p>
              </table:table-cell>
              <table:table-cell office:value-type="float" office:value="18.34">
                <text:p>18.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327cm" svg:y="1.273cm" chart:style-name="ch3">
          <text:p>Unweighted Contributions, Top 40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13:Sheet1.C17 Sheet1.E386:Sheet1.H390" chart:data-source-has-labels="both" svg:x="1.331cm" svg:y="2.318cm" svg:width="10.549cm" svg:height="5.521cm">
          <chartooo:coordinate-region svg:x="1.952cm" svg:y="2.518cm" svg:width="9.928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386:Sheet1.H386" chart:label-cell-address="Sheet1.C13:Sheet1.C13" chart:class="chart:bar">
            <chart:data-point chart:repeated="4"/>
          </chart:series>
          <chart:series chart:style-name="ch12" chart:values-cell-range-address="Sheet1.E387:Sheet1.H387" chart:label-cell-address="Sheet1.C14:Sheet1.C14" chart:class="chart:bar">
            <chart:data-point chart:repeated="4"/>
          </chart:series>
          <chart:series chart:style-name="ch13" chart:values-cell-range-address="Sheet1.E388:Sheet1.H388" chart:label-cell-address="Sheet1.C15:Sheet1.C15" chart:class="chart:bar">
            <chart:data-point chart:repeated="4"/>
          </chart:series>
          <chart:series chart:style-name="ch14" chart:values-cell-range-address="Sheet1.E389:Sheet1.H389" chart:label-cell-address="Sheet1.C16:Sheet1.C16" chart:class="chart:bar">
            <chart:data-point chart:repeated="4"/>
          </chart:series>
          <chart:series chart:style-name="ch15" chart:values-cell-range-address="Sheet1.E390:Sheet1.H390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04">
                <text:p>3.04</text:p>
                <draw:g>
                  <svg:desc>Sheet1.E386:Sheet1.H386</svg:desc>
                </draw:g>
              </table:table-cell>
              <table:table-cell office:value-type="float" office:value="5.22">
                <text:p>5.22</text:p>
              </table:table-cell>
              <table:table-cell office:value-type="float" office:value="9.36">
                <text:p>9.3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8.05">
                <text:p>8.05</text:p>
                <draw:g>
                  <svg:desc>Sheet1.E387:Sheet1.H387</svg:desc>
                </draw:g>
              </table:table-cell>
              <table:table-cell office:value-type="float" office:value="8.07">
                <text:p>8.07</text:p>
              </table:table-cell>
              <table:table-cell office:value-type="float" office:value="7.6">
                <text:p>7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22.61">
                <text:p>22.61</text:p>
                <draw:g>
                  <svg:desc>Sheet1.E388:Sheet1.H388</svg:desc>
                </draw:g>
              </table:table-cell>
              <table:table-cell office:value-type="float" office:value="17.81">
                <text:p>17.81</text:p>
              </table:table-cell>
              <table:table-cell office:value-type="float" office:value="19.49">
                <text:p>19.49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43.52">
                <text:p>43.52</text:p>
                <draw:g>
                  <svg:desc>Sheet1.E389:Sheet1.H389</svg:desc>
                </draw:g>
              </table:table-cell>
              <table:table-cell office:value-type="float" office:value="32.54">
                <text:p>32.54</text:p>
              </table:table-cell>
              <table:table-cell office:value-type="float" office:value="32.03">
                <text:p>32.03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2.78">
                <text:p>22.78</text:p>
                <draw:g>
                  <svg:desc>Sheet1.E390:Sheet1.H390</svg:desc>
                </draw:g>
              </table:table-cell>
              <table:table-cell office:value-type="float" office:value="36.36">
                <text:p>36.36</text:p>
              </table:table-cell>
              <table:table-cell office:value-type="float" office:value="31.52">
                <text:p>31.52</text:p>
              </table:table-cell>
              <table:table-cell office:value-type="float" office:value="25.25">
                <text:p>25.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432cm" svg:y="1.275cm" chart:style-name="ch3">
          <text:p>Unweighted Contributions, Top 1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13:Sheet1.G17" chart:data-source-has-labels="both" svg:x="1.331cm" svg:y="2.318cm" svg:width="10.549cm" svg:height="5.521cm">
          <chartooo:coordinate-region svg:x="1.952cm" svg:y="2.518cm" svg:width="9.928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D13:Sheet1.G13" chart:label-cell-address="Sheet1.C13:Sheet1.C13" chart:class="chart:bar">
            <chart:data-point chart:repeated="4"/>
          </chart:series>
          <chart:series chart:style-name="ch12" chart:values-cell-range-address="Sheet1.D14:Sheet1.G14" chart:label-cell-address="Sheet1.C14:Sheet1.C14" chart:class="chart:bar">
            <chart:data-point chart:repeated="4"/>
          </chart:series>
          <chart:series chart:style-name="ch13" chart:values-cell-range-address="Sheet1.D15:Sheet1.G15" chart:label-cell-address="Sheet1.C15:Sheet1.C15" chart:class="chart:bar">
            <chart:data-point chart:repeated="4"/>
          </chart:series>
          <chart:series chart:style-name="ch14" chart:values-cell-range-address="Sheet1.D16:Sheet1.G16" chart:label-cell-address="Sheet1.C16:Sheet1.C16" chart:class="chart:bar">
            <chart:data-point chart:repeated="4"/>
          </chart:series>
          <chart:series chart:style-name="ch15" chart:values-cell-range-address="Sheet1.D17:Sheet1.G17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04">
                <text:p>3.04</text:p>
                <draw:g>
                  <svg:desc>Sheet1.D13:Sheet1.G13</svg:desc>
                </draw:g>
              </table:table-cell>
              <table:table-cell office:value-type="float" office:value="5.22">
                <text:p>5.22</text:p>
              </table:table-cell>
              <table:table-cell office:value-type="float" office:value="9.36">
                <text:p>9.3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8.05">
                <text:p>8.05</text:p>
                <draw:g>
                  <svg:desc>Sheet1.D14:Sheet1.G14</svg:desc>
                </draw:g>
              </table:table-cell>
              <table:table-cell office:value-type="float" office:value="8.07">
                <text:p>8.07</text:p>
              </table:table-cell>
              <table:table-cell office:value-type="float" office:value="7.6">
                <text:p>7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1.58">
                <text:p>1.58</text:p>
                <draw:g>
                  <svg:desc>Sheet1.D15:Sheet1.G15</svg:desc>
                </draw:g>
              </table:table-cell>
              <table:table-cell office:value-type="float" office:value="2.01">
                <text:p>2.01</text:p>
              </table:table-cell>
              <table:table-cell office:value-type="float" office:value="3.34">
                <text:p>3.3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64.56">
                <text:p>64.56</text:p>
                <draw:g>
                  <svg:desc>Sheet1.D16:Sheet1.G16</svg:desc>
                </draw:g>
              </table:table-cell>
              <table:table-cell office:value-type="float" office:value="48.33">
                <text:p>48.33</text:p>
              </table:table-cell>
              <table:table-cell office:value-type="float" office:value="48.18">
                <text:p>48.18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2.78">
                <text:p>22.78</text:p>
                <draw:g>
                  <svg:desc>Sheet1.D17:Sheet1.G17</svg:desc>
                </draw:g>
              </table:table-cell>
              <table:table-cell office:value-type="float" office:value="36.36">
                <text:p>36.36</text:p>
              </table:table-cell>
              <table:table-cell office:value-type="float" office:value="31.52">
                <text:p>31.52</text:p>
              </table:table-cell>
              <table:table-cell office:value-type="float" office:value="25.25">
                <text:p>25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82cm" svg:height="9cm" xlink:href=".." xlink:type="simple" chart:class="chart:bar" chart:style-name="ch1">
        <chart:title svg:x="0.287cm" svg:y="0.316cm" chart:style-name="ch2">
          <text:p>Average Percent of Weighed Content Contributed Per User</text:p>
        </chart:title>
        <chart:subtitle svg:x="3.885cm" svg:y="1.275cm" chart:style-name="ch3">
          <text:p>With 500 Frequent Editors</text:p>
        </chart:subtitle>
        <chart:plot-area chart:style-name="ch4" table:cell-range-address="Sheet1.E432:Sheet1.F437" chart:data-source-has-labels="both" svg:x="1.258cm" svg:y="2.318cm" svg:width="10.63cm" svg:height="5.521cm">
          <chartooo:coordinate-region svg:x="2.17cm" svg:y="2.518cm" svg:width="9.662cm" svg:height="4.276cm"/>
          <chart:axis chart:dimension="x" chart:name="primary-x" chart:style-name="ch5" chartooo:axis-type="auto">
            <chartooo:date-scale/>
            <chart:title svg:x="5.775cm" svg:y="8.019cm" chart:style-name="ch6">
              <text:p>User Type</text:p>
            </chart:title>
            <chart:categories table:cell-range-address="Sheet1.E433:Sheet1.E437"/>
          </chart:axis>
          <chart:axis chart:dimension="y" chart:name="primary-y" chart:style-name="ch7">
            <chart:title svg:x="0.451cm" svg:y="8.522cm" chart:style-name="ch8">
              <text:p>Average Percent of Weighed Content  Per User</text:p>
            </chart:title>
            <chart:grid chart:style-name="ch9" chart:class="major"/>
          </chart:axis>
          <chart:series chart:style-name="ch10" chart:values-cell-range-address="Sheet1.F433:Sheet1.F437" chart:label-cell-address="Sheet1.F432:Sheet1.F4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ed Edits</text:p>
                <draw:g>
                  <svg:desc>Sheet1.F432:Sheet1.F4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E433:Sheet1.E437</svg:desc>
                </draw:g>
              </table:table-cell>
              <table:table-cell office:value-type="float" office:value="0.00288031319910515">
                <text:p>0.00288031319910515</text:p>
                <draw:g>
                  <svg:desc>Sheet1.F433:Sheet1.F437</svg:desc>
                </draw:g>
              </table:table-cell>
            </table:table-row>
            <table:table-row>
              <table:table-cell office:value-type="string">
                <text:p>Administrators</text:p>
              </table:table-cell>
              <table:table-cell office:value-type="float" office:value="0.00828947368421053">
                <text:p>0.00828947368421053</text:p>
              </table:table-cell>
            </table:table-row>
            <table:table-row>
              <table:table-cell office:value-type="string">
                <text:p>Frequent  Editors</text:p>
              </table:table-cell>
              <table:table-cell office:value-type="float" office:value="0.0876476578411405">
                <text:p>0.0876476578411405</text:p>
              </table:table-cell>
            </table:table-row>
            <table:table-row>
              <table:table-cell office:value-type="string">
                <text:p>Infrequent Editors</text:p>
              </table:table-cell>
              <table:table-cell office:value-type="float" office:value="0.0005884068413017">
                <text:p>0.0005884068413017</text:p>
              </table:table-cell>
            </table:table-row>
            <table:table-row>
              <table:table-cell office:value-type="string">
                <text:p>Unregistered</text:p>
              </table:table-cell>
              <table:table-cell office:value-type="float" office:value="0.0000934600858054343">
                <text:p>0.000093460085805434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18cm" svg:height="9cm" xlink:href=".." xlink:type="simple" chart:class="chart:bar" chart:style-name="ch1">
        <chart:title svg:x="1.446cm" svg:y="0.316cm" chart:style-name="ch2">
          <text:p>Average Percent of Edits Contributed Per User</text:p>
        </chart:title>
        <chart:subtitle svg:x="3.853cm" svg:y="1.275cm" chart:style-name="ch3">
          <text:p>With 500 Frequent Editors</text:p>
        </chart:subtitle>
        <chart:plot-area chart:style-name="ch4" table:cell-range-address="Sheet1.E439:Sheet1.F444" chart:data-source-has-labels="both" svg:x="1.257cm" svg:y="2.318cm" svg:width="10.569cm" svg:height="5.521cm">
          <chartooo:coordinate-region svg:x="2.355cm" svg:y="2.517cm" svg:width="9.39cm" svg:height="4.277cm"/>
          <chart:axis chart:dimension="x" chart:name="primary-x" chart:style-name="ch5" chartooo:axis-type="auto">
            <chartooo:date-scale/>
            <chart:title svg:x="5.743cm" svg:y="8.019cm" chart:style-name="ch6">
              <text:p>User Type</text:p>
            </chart:title>
            <chart:categories table:cell-range-address="Sheet1.E440:Sheet1.E444"/>
          </chart:axis>
          <chart:axis chart:dimension="y" chart:name="primary-y" chart:style-name="ch7">
            <chart:title svg:x="0.451cm" svg:y="6.934cm" chart:style-name="ch8">
              <text:p>Percent of Edits Per User</text:p>
            </chart:title>
            <chart:grid chart:style-name="ch9" chart:class="major"/>
          </chart:axis>
          <chart:series chart:style-name="ch10" chart:values-cell-range-address="Sheet1.F440:Sheet1.F444" chart:label-cell-address="Sheet1.F439:Sheet1.F43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weighed Edits</text:p>
                <draw:g>
                  <svg:desc>Sheet1.F439:Sheet1.F4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E440:Sheet1.E444</svg:desc>
                </draw:g>
              </table:table-cell>
              <table:table-cell office:value-type="float" office:value="0.0125111856823266">
                <text:p>0.0125111856823266</text:p>
                <draw:g>
                  <svg:desc>Sheet1.F440:Sheet1.F444</svg:desc>
                </draw:g>
              </table:table-cell>
            </table:table-row>
            <table:table-row>
              <table:table-cell office:value-type="string">
                <text:p>Administrators</text:p>
              </table:table-cell>
              <table:table-cell office:value-type="float" office:value="0.00748888065233506">
                <text:p>0.00748888065233506</text:p>
              </table:table-cell>
            </table:table-row>
            <table:table-row>
              <table:table-cell office:value-type="string">
                <text:p>Frequent  Editors</text:p>
              </table:table-cell>
              <table:table-cell office:value-type="float" office:value="0.0164409368635438">
                <text:p>0.0164409368635438</text:p>
              </table:table-cell>
            </table:table-row>
            <table:table-row>
              <table:table-cell office:value-type="string">
                <text:p>Infrequent Editors</text:p>
              </table:table-cell>
              <table:table-cell office:value-type="float" office:value="0.000810646218242328">
                <text:p>0.000810646218242328</text:p>
              </table:table-cell>
            </table:table-row>
            <table:table-row>
              <table:table-cell office:value-type="string">
                <text:p>Unregistered</text:p>
              </table:table-cell>
              <table:table-cell office:value-type="float" office:value="0.000265643907447472">
                <text:p>0.00026564390744747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5cm" svg:height="13.748cm" xlink:href=".." xlink:type="simple" chart:class="chart:line" chart:column-mapping="4 0 1 2 3" chart:style-name="ch1">
        <chart:title svg:x="0.612cm" svg:y="0.41cm" chart:style-name="ch2">
          <text:p>Percent of Weighed Content Contributed by the X Most Frequent Editors To Articles From Various Sources</text:p>
        </chart:title>
        <chart:legend chart:legend-position="end" svg:x="19.811cm" svg:y="5.579cm" style:legend-expansion="high" chart:style-name="ch3"/>
        <chart:plot-area chart:style-name="ch4" table:cell-range-address="Sheet1.I558:Sheet1.N569" chart:data-source-has-labels="both" svg:x="1.461cm" svg:y="2.011cm" svg:width="17.451cm" svg:height="10.482cm">
          <chartooo:coordinate-region svg:x="2.268cm" svg:y="2.21cm" svg:width="16.644cm" svg:height="9.636cm"/>
          <chart:axis chart:dimension="x" chart:name="primary-x" chart:style-name="ch5" chartooo:axis-type="auto">
            <chartooo:date-scale/>
            <chart:title svg:x="6.716cm" svg:y="12.767cm" chart:style-name="ch6">
              <text:p>Number of Editors Considered Frequent Editors</text:p>
            </chart:title>
            <chart:categories table:cell-range-address="Sheet1.I559:Sheet1.I569"/>
          </chart:axis>
          <chart:axis chart:dimension="y" chart:name="primary-y" chart:style-name="ch5">
            <chart:title svg:x="0.451cm" svg:y="11.662cm" chart:style-name="ch7">
              <text:p>Percent of Weighed Content Contributed by Frequent Editors</text:p>
            </chart:title>
            <chart:grid chart:style-name="ch8" chart:class="major"/>
          </chart:axis>
          <chart:series chart:style-name="ch9" chart:values-cell-range-address="Sheet1.N559:Sheet1.N569" chart:label-cell-address="Sheet1.N558:Sheet1.N558" chart:class="chart:line">
            <chart:data-point chart:repeated="11"/>
          </chart:series>
          <chart:series chart:style-name="ch10" chart:values-cell-range-address="Sheet1.J559:Sheet1.J569" chart:label-cell-address="Sheet1.J558:Sheet1.J558" chart:class="chart:line">
            <chart:data-point chart:repeated="11"/>
          </chart:series>
          <chart:series chart:style-name="ch11" chart:values-cell-range-address="Sheet1.K559:Sheet1.K569" chart:label-cell-address="Sheet1.K558:Sheet1.K558" chart:class="chart:line">
            <chart:data-point chart:repeated="11"/>
          </chart:series>
          <chart:series chart:style-name="ch12" chart:values-cell-range-address="Sheet1.L559:Sheet1.L569" chart:label-cell-address="Sheet1.L558:Sheet1.L558" chart:class="chart:line">
            <chart:data-point chart:repeated="11"/>
          </chart:series>
          <chart:series chart:style-name="ch13" chart:values-cell-range-address="Sheet1.M559:Sheet1.M569" chart:label-cell-address="Sheet1.M558:Sheet1.M558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N558:Sheet1.N558</svg:desc>
                </draw:g>
              </table:table-cell>
              <table:table-cell office:value-type="string">
                <text:p>Reddit</text:p>
                <draw:g>
                  <svg:desc>Sheet1.J558:Sheet1.J558</svg:desc>
                </draw:g>
              </table:table-cell>
              <table:table-cell office:value-type="string">
                <text:p>Random</text:p>
                <draw:g>
                  <svg:desc>Sheet1.K558:Sheet1.K558</svg:desc>
                </draw:g>
              </table:table-cell>
              <table:table-cell office:value-type="string">
                <text:p>Featured</text:p>
                <draw:g>
                  <svg:desc>Sheet1.L558:Sheet1.L558</svg:desc>
                </draw:g>
              </table:table-cell>
              <table:table-cell office:value-type="string">
                <text:p>Popular</text:p>
                <draw:g>
                  <svg:desc>Sheet1.M558:Sheet1.M55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I559:Sheet1.I569</svg:desc>
                </draw:g>
              </table:table-cell>
              <table:table-cell office:value-type="float" office:value="25.7975">
                <text:p>25.7975</text:p>
                <draw:g>
                  <svg:desc>Sheet1.N559:Sheet1.N569</svg:desc>
                </draw:g>
              </table:table-cell>
              <table:table-cell office:value-type="float" office:value="0.81">
                <text:p>0.81</text:p>
                <draw:g>
                  <svg:desc>Sheet1.J559:Sheet1.J569</svg:desc>
                </draw:g>
              </table:table-cell>
              <table:table-cell office:value-type="float" office:value="13.18">
                <text:p>13.18</text:p>
                <draw:g>
                  <svg:desc>Sheet1.K559:Sheet1.K569</svg:desc>
                </draw:g>
              </table:table-cell>
              <table:table-cell office:value-type="float" office:value="87.59">
                <text:p>87.59</text:p>
                <draw:g>
                  <svg:desc>Sheet1.L559:Sheet1.L569</svg:desc>
                </draw:g>
              </table:table-cell>
              <table:table-cell office:value-type="float" office:value="1.61">
                <text:p>1.61</text:p>
                <draw:g>
                  <svg:desc>Sheet1.M559:Sheet1.M569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3.035">
                <text:p>43.035</text:p>
              </table:table-cell>
              <table:table-cell office:value-type="float" office:value="4.5">
                <text:p>4.5</text:p>
              </table:table-cell>
              <table:table-cell office:value-type="float" office:value="68.35">
                <text:p>68.35</text:p>
              </table:table-cell>
              <table:table-cell office:value-type="float" office:value="88.17">
                <text:p>88.17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.655">
                <text:p>45.655</text:p>
              </table:table-cell>
              <table:table-cell office:value-type="float" office:value="7.41">
                <text:p>7.41</text:p>
              </table:table-cell>
              <table:table-cell office:value-type="float" office:value="68.69">
                <text:p>68.69</text:p>
              </table:table-cell>
              <table:table-cell office:value-type="float" office:value="88.68">
                <text:p>88.6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7.0675">
                <text:p>47.0675</text:p>
              </table:table-cell>
              <table:table-cell office:value-type="float" office:value="9.91">
                <text:p>9.91</text:p>
              </table:table-cell>
              <table:table-cell office:value-type="float" office:value="69.12">
                <text:p>69.12</text:p>
              </table:table-cell>
              <table:table-cell office:value-type="float" office:value="88.94">
                <text:p>88.9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7.89">
                <text:p>47.89</text:p>
              </table:table-cell>
              <table:table-cell office:value-type="float" office:value="11.11">
                <text:p>11.11</text:p>
              </table:table-cell>
              <table:table-cell office:value-type="float" office:value="69.35">
                <text:p>69.35</text:p>
              </table:table-cell>
              <table:table-cell office:value-type="float" office:value="89.12">
                <text:p>89.12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8.58">
                <text:p>48.58</text:p>
              </table:table-cell>
              <table:table-cell office:value-type="float" office:value="12.53">
                <text:p>12.53</text:p>
              </table:table-cell>
              <table:table-cell office:value-type="float" office:value="69.52">
                <text:p>69.52</text:p>
              </table:table-cell>
              <table:table-cell office:value-type="float" office:value="89.29">
                <text:p>89.29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.115">
                <text:p>50.115</text:p>
              </table:table-cell>
              <table:table-cell office:value-type="float" office:value="13.52">
                <text:p>13.52</text:p>
              </table:table-cell>
              <table:table-cell office:value-type="float" office:value="69.68">
                <text:p>69.68</text:p>
              </table:table-cell>
              <table:table-cell office:value-type="float" office:value="89.51">
                <text:p>89.51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58.875">
                <text:p>58.875</text:p>
              </table:table-cell>
              <table:table-cell office:value-type="float" office:value="46.7">
                <text:p>46.7</text:p>
              </table:table-cell>
              <table:table-cell office:value-type="float" office:value="69.81">
                <text:p>69.81</text:p>
              </table:table-cell>
              <table:table-cell office:value-type="float" office:value="89.69">
                <text:p>89.69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9.2775">
                <text:p>59.2775</text:p>
              </table:table-cell>
              <table:table-cell office:value-type="float" office:value="47.42">
                <text:p>47.42</text:p>
              </table:table-cell>
              <table:table-cell office:value-type="float" office:value="69.91">
                <text:p>69.91</text:p>
              </table:table-cell>
              <table:table-cell office:value-type="float" office:value="89.82">
                <text:p>89.82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5cm" svg:height="13.748cm" xlink:href=".." xlink:type="simple" chart:class="chart:line" chart:column-mapping="3 0 1 2" chart:style-name="ch1">
        <chart:title svg:x="2.398cm" svg:y="0.41cm" chart:style-name="ch2">
          <text:p>Percent of Edits Made by the X Most Frequent Editors To Articles From Various Sources</text:p>
        </chart:title>
        <chart:legend chart:legend-position="end" svg:x="19.811cm" svg:y="5.579cm" style:legend-expansion="high" chart:style-name="ch3"/>
        <chart:plot-area chart:style-name="ch4" table:cell-range-address="Sheet1.I559:Sheet1.I569 Sheet1.J558:Sheet1.N558 Sheet1.J573:Sheet1.N583" chart:data-source-has-labels="both" svg:x="2.066cm" svg:y="2.009cm" svg:width="17.078cm" svg:height="10.48cm">
          <chartooo:coordinate-region svg:x="2.687cm" svg:y="2.208cm" svg:width="16.457cm" svg:height="9.634cm"/>
          <chart:axis chart:dimension="x" chart:name="primary-x" chart:style-name="ch5" chartooo:axis-type="auto">
            <chartooo:date-scale/>
            <chart:title svg:x="7.135cm" svg:y="12.763cm" chart:style-name="ch6">
              <text:p>Number of Editors Considered Frequent Editors</text:p>
            </chart:title>
            <chart:categories table:cell-range-address="Sheet1.I559:Sheet1.I569"/>
          </chart:axis>
          <chart:axis chart:dimension="y" chart:name="primary-y" chart:style-name="ch5">
            <chart:title svg:x="1.056cm" svg:y="10.323cm" chart:style-name="ch7">
              <text:p>Percent of Edits Made by Frequent Editors</text:p>
            </chart:title>
            <chart:grid chart:style-name="ch8" chart:class="major"/>
          </chart:axis>
          <chart:series chart:style-name="ch9" chart:values-cell-range-address="Sheet1.N573:Sheet1.N583" chart:label-cell-address="Sheet1.N558:Sheet1.N558" chart:class="chart:line">
            <chart:data-point chart:repeated="11"/>
          </chart:series>
          <chart:series chart:style-name="ch10" chart:values-cell-range-address="Sheet1.J573:Sheet1.J583" chart:label-cell-address="Sheet1.J558:Sheet1.J558" chart:class="chart:line">
            <chart:data-point chart:repeated="11"/>
          </chart:series>
          <chart:series chart:style-name="ch11" chart:values-cell-range-address="Sheet1.K573:Sheet1.K583" chart:label-cell-address="Sheet1.K558:Sheet1.K558" chart:class="chart:line">
            <chart:data-point chart:repeated="11"/>
          </chart:series>
          <chart:series chart:style-name="ch12" chart:values-cell-range-address="Sheet1.L573:Sheet1.L583" chart:label-cell-address="Sheet1.L558:Sheet1.L558" chart:class="chart:line">
            <chart:data-point chart:repeated="11"/>
          </chart:series>
          <chart:series chart:style-name="ch13" chart:values-cell-range-address="Sheet1.M573:Sheet1.M583" chart:label-cell-address="Sheet1.M558:Sheet1.M558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N558:Sheet1.N558</svg:desc>
                </draw:g>
              </table:table-cell>
              <table:table-cell office:value-type="string">
                <text:p>Reddit</text:p>
                <draw:g>
                  <svg:desc>Sheet1.J558:Sheet1.J558</svg:desc>
                </draw:g>
              </table:table-cell>
              <table:table-cell office:value-type="string">
                <text:p>Random</text:p>
                <draw:g>
                  <svg:desc>Sheet1.K558:Sheet1.K558</svg:desc>
                </draw:g>
              </table:table-cell>
              <table:table-cell office:value-type="string">
                <text:p>Featured</text:p>
                <draw:g>
                  <svg:desc>Sheet1.L558:Sheet1.L558</svg:desc>
                </draw:g>
              </table:table-cell>
              <table:table-cell office:value-type="string">
                <text:p>Popular</text:p>
                <draw:g>
                  <svg:desc>Sheet1.M558:Sheet1.M55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I559:Sheet1.I569</svg:desc>
                </draw:g>
              </table:table-cell>
              <table:table-cell office:value-type="float" office:value="2.235">
                <text:p>2.235</text:p>
                <draw:g>
                  <svg:desc>Sheet1.N573:Sheet1.N583</svg:desc>
                </draw:g>
              </table:table-cell>
              <table:table-cell office:value-type="float" office:value="1.58">
                <text:p>1.58</text:p>
                <draw:g>
                  <svg:desc>Sheet1.J573:Sheet1.J583</svg:desc>
                </draw:g>
              </table:table-cell>
              <table:table-cell office:value-type="float" office:value="2.01">
                <text:p>2.01</text:p>
                <draw:g>
                  <svg:desc>Sheet1.K573:Sheet1.K583</svg:desc>
                </draw:g>
              </table:table-cell>
              <table:table-cell office:value-type="float" office:value="3.34">
                <text:p>3.34</text:p>
                <draw:g>
                  <svg:desc>Sheet1.L573:Sheet1.L583</svg:desc>
                </draw:g>
              </table:table-cell>
              <table:table-cell office:value-type="float" office:value="2.01">
                <text:p>2.01</text:p>
                <draw:g>
                  <svg:desc>Sheet1.M573:Sheet1.M583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0725">
                <text:p>8.0725</text:p>
              </table:table-cell>
              <table:table-cell office:value-type="float" office:value="7.36">
                <text:p>7.36</text:p>
              </table:table-cell>
              <table:table-cell office:value-type="float" office:value="6.61">
                <text:p>6.61</text:p>
              </table:table-cell>
              <table:table-cell office:value-type="float" office:value="7.65">
                <text:p>7.6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.1475">
                <text:p>12.1475</text:p>
              </table:table-cell>
              <table:table-cell office:value-type="float" office:value="12.08">
                <text:p>12.08</text:p>
              </table:table-cell>
              <table:table-cell office:value-type="float" office:value="9.31">
                <text:p>9.31</text:p>
              </table:table-cell>
              <table:table-cell office:value-type="float" office:value="11">
                <text:p>1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4.5975">
                <text:p>14.5975</text:p>
              </table:table-cell>
              <table:table-cell office:value-type="float" office:value="14.74">
                <text:p>14.74</text:p>
              </table:table-cell>
              <table:table-cell office:value-type="float" office:value="11.93">
                <text:p>11.93</text:p>
              </table:table-cell>
              <table:table-cell office:value-type="float" office:value="12.91">
                <text:p>12.91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.33">
                <text:p>16.33</text:p>
              </table:table-cell>
              <table:table-cell office:value-type="float" office:value="16.58">
                <text:p>16.58</text:p>
              </table:table-cell>
              <table:table-cell office:value-type="float" office:value="13.59">
                <text:p>13.59</text:p>
              </table:table-cell>
              <table:table-cell office:value-type="float" office:value="14.41">
                <text:p>14.41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7.7275">
                <text:p>17.7275</text:p>
              </table:table-cell>
              <table:table-cell office:value-type="float" office:value="18.63">
                <text:p>18.63</text:p>
              </table:table-cell>
              <table:table-cell office:value-type="float" office:value="14.84">
                <text:p>14.84</text:p>
              </table:table-cell>
              <table:table-cell office:value-type="float" office:value="15.52">
                <text:p>15.52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.705">
                <text:p>19.705</text:p>
              </table:table-cell>
              <table:table-cell office:value-type="float" office:value="20.02">
                <text:p>20.02</text:p>
              </table:table-cell>
              <table:table-cell office:value-type="float" office:value="16.01">
                <text:p>16.01</text:p>
              </table:table-cell>
              <table:table-cell office:value-type="float" office:value="17.36">
                <text:p>17.36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0.9425">
                <text:p>20.9425</text:p>
              </table:table-cell>
              <table:table-cell office:value-type="float" office:value="21.64">
                <text:p>21.64</text:p>
              </table:table-cell>
              <table:table-cell office:value-type="float" office:value="17.02">
                <text:p>17.02</text:p>
              </table:table-cell>
              <table:table-cell office:value-type="float" office:value="18.52">
                <text:p>18.52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.84">
                <text:p>21.84</text:p>
              </table:table-cell>
              <table:table-cell office:value-type="float" office:value="22.61">
                <text:p>22.61</text:p>
              </table:table-cell>
              <table:table-cell office:value-type="float" office:value="17.81">
                <text:p>17.81</text:p>
              </table:table-cell>
              <table:table-cell office:value-type="float" office:value="19.49">
                <text:p>19.49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643cm" svg:y="1.275cm" chart:style-name="ch3">
          <text:p>Weighted Contributions, Top 5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5:Sheet1.C9 Sheet1.E47:Sheet1.H51" chart:data-source-has-labels="both" svg:x="1.331cm" svg:y="2.318cm" svg:width="10.549cm" svg:height="5.521cm">
          <chartooo:coordinate-region svg:x="2.138cm" svg:y="2.518cm" svg:width="9.742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47:Sheet1.H47" chart:label-cell-address="Sheet1.C5:Sheet1.C5" chart:class="chart:bar">
            <chart:data-point chart:repeated="4"/>
          </chart:series>
          <chart:series chart:style-name="ch12" chart:values-cell-range-address="Sheet1.E48:Sheet1.H48" chart:label-cell-address="Sheet1.C6:Sheet1.C6" chart:class="chart:bar">
            <chart:data-point chart:repeated="4"/>
          </chart:series>
          <chart:series chart:style-name="ch13" chart:values-cell-range-address="Sheet1.E49:Sheet1.H49" chart:label-cell-address="Sheet1.C7:Sheet1.C7" chart:class="chart:bar">
            <chart:data-point chart:repeated="4"/>
          </chart:series>
          <chart:series chart:style-name="ch14" chart:values-cell-range-address="Sheet1.E50:Sheet1.H50" chart:label-cell-address="Sheet1.C8:Sheet1.C8" chart:class="chart:bar">
            <chart:data-point chart:repeated="4"/>
          </chart:series>
          <chart:series chart:style-name="ch15" chart:values-cell-range-address="Sheet1.E51:Sheet1.H51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1.32">
                <text:p>1.32</text:p>
                <draw:g>
                  <svg:desc>Sheet1.E47:Sheet1.H47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.33">
                <text:p>4.33</text:p>
                <draw:g>
                  <svg:desc>Sheet1.E48:Sheet1.H48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0.95">
                <text:p>0.9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4.5">
                <text:p>4.5</text:p>
                <draw:g>
                  <svg:desc>Sheet1.E49:Sheet1.H49</svg:desc>
                </draw:g>
              </table:table-cell>
              <table:table-cell office:value-type="float" office:value="68.35">
                <text:p>68.35</text:p>
              </table:table-cell>
              <table:table-cell office:value-type="float" office:value="88.17">
                <text:p>88.17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75.83">
                <text:p>75.83</text:p>
                <draw:g>
                  <svg:desc>Sheet1.E50:Sheet1.H50</svg:desc>
                </draw:g>
              </table:table-cell>
              <table:table-cell office:value-type="float" office:value="7.21">
                <text:p>7.21</text:p>
              </table:table-cell>
              <table:table-cell office:value-type="float" office:value="6.62">
                <text:p>6.62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14.02">
                <text:p>14.02</text:p>
                <draw:g>
                  <svg:desc>Sheet1.E51:Sheet1.H51</svg:desc>
                </draw:g>
              </table:table-cell>
              <table:table-cell office:value-type="float" office:value="4.74">
                <text:p>4.74</text:p>
              </table:table-cell>
              <table:table-cell office:value-type="float" office:value="3.68">
                <text:p>3.68</text:p>
              </table:table-cell>
              <table:table-cell office:value-type="float" office:value="18.34">
                <text:p>18.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327cm" svg:y="1.273cm" chart:style-name="ch3">
          <text:p>Unweighted Contributions, Top 5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13:Sheet1.C17 Sheet1.E55:Sheet1.H59" chart:data-source-has-labels="both" svg:x="1.331cm" svg:y="2.318cm" svg:width="10.549cm" svg:height="5.521cm">
          <chartooo:coordinate-region svg:x="1.952cm" svg:y="2.518cm" svg:width="9.928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55:Sheet1.H55" chart:label-cell-address="Sheet1.C13:Sheet1.C13" chart:class="chart:bar">
            <chart:data-point chart:repeated="4"/>
          </chart:series>
          <chart:series chart:style-name="ch12" chart:values-cell-range-address="Sheet1.E56:Sheet1.H56" chart:label-cell-address="Sheet1.C14:Sheet1.C14" chart:class="chart:bar">
            <chart:data-point chart:repeated="4"/>
          </chart:series>
          <chart:series chart:style-name="ch13" chart:values-cell-range-address="Sheet1.E57:Sheet1.H57" chart:label-cell-address="Sheet1.C15:Sheet1.C15" chart:class="chart:bar">
            <chart:data-point chart:repeated="4"/>
          </chart:series>
          <chart:series chart:style-name="ch14" chart:values-cell-range-address="Sheet1.E58:Sheet1.H58" chart:label-cell-address="Sheet1.C16:Sheet1.C16" chart:class="chart:bar">
            <chart:data-point chart:repeated="4"/>
          </chart:series>
          <chart:series chart:style-name="ch15" chart:values-cell-range-address="Sheet1.E59:Sheet1.H59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04">
                <text:p>3.04</text:p>
                <draw:g>
                  <svg:desc>Sheet1.E55:Sheet1.H55</svg:desc>
                </draw:g>
              </table:table-cell>
              <table:table-cell office:value-type="float" office:value="5.22">
                <text:p>5.22</text:p>
              </table:table-cell>
              <table:table-cell office:value-type="float" office:value="9.36">
                <text:p>9.3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8.05">
                <text:p>8.05</text:p>
                <draw:g>
                  <svg:desc>Sheet1.E56:Sheet1.H56</svg:desc>
                </draw:g>
              </table:table-cell>
              <table:table-cell office:value-type="float" office:value="8.07">
                <text:p>8.07</text:p>
              </table:table-cell>
              <table:table-cell office:value-type="float" office:value="7.6">
                <text:p>7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7.36">
                <text:p>7.36</text:p>
                <draw:g>
                  <svg:desc>Sheet1.E57:Sheet1.H57</svg:desc>
                </draw:g>
              </table:table-cell>
              <table:table-cell office:value-type="float" office:value="6.61">
                <text:p>6.61</text:p>
              </table:table-cell>
              <table:table-cell office:value-type="float" office:value="7.65">
                <text:p>7.6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58.77">
                <text:p>58.77</text:p>
                <draw:g>
                  <svg:desc>Sheet1.E58:Sheet1.H58</svg:desc>
                </draw:g>
              </table:table-cell>
              <table:table-cell office:value-type="float" office:value="43.74">
                <text:p>43.74</text:p>
              </table:table-cell>
              <table:table-cell office:value-type="float" office:value="43.87">
                <text:p>43.87</text:p>
              </table:table-cell>
              <table:table-cell office:value-type="float" office:value="42.64">
                <text:p>42.64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2.78">
                <text:p>22.78</text:p>
                <draw:g>
                  <svg:desc>Sheet1.E59:Sheet1.H59</svg:desc>
                </draw:g>
              </table:table-cell>
              <table:table-cell office:value-type="float" office:value="36.36">
                <text:p>36.36</text:p>
              </table:table-cell>
              <table:table-cell office:value-type="float" office:value="31.52">
                <text:p>31.52</text:p>
              </table:table-cell>
              <table:table-cell office:value-type="float" office:value="25.25">
                <text:p>25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538cm" svg:y="1.275cm" chart:style-name="ch3">
          <text:p>Weighted Contributions, Top 10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5:Sheet1.C9 Sheet1.E89:Sheet1.H93" chart:data-source-has-labels="both" svg:x="1.331cm" svg:y="2.318cm" svg:width="10.549cm" svg:height="5.521cm">
          <chartooo:coordinate-region svg:x="2.138cm" svg:y="2.518cm" svg:width="9.742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89:Sheet1.H89" chart:label-cell-address="Sheet1.C5:Sheet1.C5" chart:class="chart:bar">
            <chart:data-point chart:repeated="4"/>
          </chart:series>
          <chart:series chart:style-name="ch12" chart:values-cell-range-address="Sheet1.E90:Sheet1.H90" chart:label-cell-address="Sheet1.C6:Sheet1.C6" chart:class="chart:bar">
            <chart:data-point chart:repeated="4"/>
          </chart:series>
          <chart:series chart:style-name="ch13" chart:values-cell-range-address="Sheet1.E91:Sheet1.H91" chart:label-cell-address="Sheet1.C7:Sheet1.C7" chart:class="chart:bar">
            <chart:data-point chart:repeated="4"/>
          </chart:series>
          <chart:series chart:style-name="ch14" chart:values-cell-range-address="Sheet1.E92:Sheet1.H92" chart:label-cell-address="Sheet1.C8:Sheet1.C8" chart:class="chart:bar">
            <chart:data-point chart:repeated="4"/>
          </chart:series>
          <chart:series chart:style-name="ch15" chart:values-cell-range-address="Sheet1.E93:Sheet1.H93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1.32">
                <text:p>1.32</text:p>
                <draw:g>
                  <svg:desc>Sheet1.E89:Sheet1.H89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.33">
                <text:p>4.33</text:p>
                <draw:g>
                  <svg:desc>Sheet1.E90:Sheet1.H90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0.95">
                <text:p>0.9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7.41">
                <text:p>7.41</text:p>
                <draw:g>
                  <svg:desc>Sheet1.E91:Sheet1.H91</svg:desc>
                </draw:g>
              </table:table-cell>
              <table:table-cell office:value-type="float" office:value="68.69">
                <text:p>68.69</text:p>
              </table:table-cell>
              <table:table-cell office:value-type="float" office:value="88.68">
                <text:p>88.6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72.92">
                <text:p>72.92</text:p>
                <draw:g>
                  <svg:desc>Sheet1.E92:Sheet1.H92</svg:desc>
                </draw:g>
              </table:table-cell>
              <table:table-cell office:value-type="float" office:value="6.87">
                <text:p>6.87</text:p>
              </table:table-cell>
              <table:table-cell office:value-type="float" office:value="6.1">
                <text:p>6.1</text:p>
              </table:table-cell>
              <table:table-cell office:value-type="float" office:value="40.82">
                <text:p>40.82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14.02">
                <text:p>14.02</text:p>
                <draw:g>
                  <svg:desc>Sheet1.E93:Sheet1.H93</svg:desc>
                </draw:g>
              </table:table-cell>
              <table:table-cell office:value-type="float" office:value="4.74">
                <text:p>4.74</text:p>
              </table:table-cell>
              <table:table-cell office:value-type="float" office:value="3.68">
                <text:p>3.68</text:p>
              </table:table-cell>
              <table:table-cell office:value-type="float" office:value="18.34">
                <text:p>18.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circle" chart:style-name="ch1">
        <chart:title svg:x="4.198cm" svg:y="0.316cm" chart:style-name="ch2">
          <text:p>Percent of Each User Type Observed</text:p>
        </chart:title>
        <chart:subtitle svg:x="5.693cm" svg:y="1.275cm" chart:style-name="ch3">
          <text:p>With 500 Frequent Editors</text:p>
        </chart:subtitle>
        <chart:legend chart:legend-position="end" svg:x="12.518cm" svg:y="3.209cm" style:legend-expansion="high" chart:style-name="ch4"/>
        <chart:plot-area chart:style-name="ch5" table:cell-range-address="Sheet1.E526:Sheet1.F530" chart:data-source-has-labels="column" svg:x="0.319cm" svg:y="2.138cm" svg:width="11.88cm" svg:height="6.69cm">
          <chartooo:coordinate-region svg:x="2.914cm" svg:y="2.139cm" svg:width="6.689cm" svg:height="6.689cm"/>
          <chart:axis chart:dimension="x" chart:name="primary-x" chart:style-name="ch6" chartooo:axis-type="auto">
            <chartooo:date-scale/>
            <chart:categories table:cell-range-address="Sheet1.E526:Sheet1.E53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526:Sheet1.F53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E526:Sheet1.E530</svg:desc>
                </draw:g>
              </table:table-cell>
              <table:table-cell office:value-type="float" office:value="447">
                <text:p>447</text:p>
                <draw:g>
                  <svg:desc>Sheet1.F526:Sheet1.F530</svg:desc>
                </draw:g>
              </table:table-cell>
            </table:table-row>
            <table:table-row>
              <table:table-cell office:value-type="string">
                <text:p>Administrators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Frequent  Editors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Infrequent Editors</text:p>
              </table:table-cell>
              <table:table-cell office:value-type="float" office:value="58293">
                <text:p>58293</text:p>
              </table:table-cell>
            </table:table-row>
            <table:table-row>
              <table:table-cell office:value-type="string">
                <text:p>Unregistered</text:p>
              </table:table-cell>
              <table:table-cell office:value-type="float" office:value="109084">
                <text:p>1090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326cm" svg:y="1.275cm" chart:style-name="ch3">
          <text:p>Unweighted Contributions, Top 10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13:Sheet1.C17 Sheet1.E97:Sheet1.H101" chart:data-source-has-labels="both" svg:x="1.331cm" svg:y="2.318cm" svg:width="10.549cm" svg:height="5.521cm">
          <chartooo:coordinate-region svg:x="1.952cm" svg:y="2.517cm" svg:width="9.928cm" svg:height="4.675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97:Sheet1.H97" chart:label-cell-address="Sheet1.C13:Sheet1.C13" chart:class="chart:bar">
            <chart:data-point chart:repeated="4"/>
          </chart:series>
          <chart:series chart:style-name="ch12" chart:values-cell-range-address="Sheet1.E98:Sheet1.H98" chart:label-cell-address="Sheet1.C14:Sheet1.C14" chart:class="chart:bar">
            <chart:data-point chart:repeated="4"/>
          </chart:series>
          <chart:series chart:style-name="ch13" chart:values-cell-range-address="Sheet1.E99:Sheet1.H99" chart:label-cell-address="Sheet1.C15:Sheet1.C15" chart:class="chart:bar">
            <chart:data-point chart:repeated="4"/>
          </chart:series>
          <chart:series chart:style-name="ch14" chart:values-cell-range-address="Sheet1.E100:Sheet1.H100" chart:label-cell-address="Sheet1.C16:Sheet1.C16" chart:class="chart:bar">
            <chart:data-point chart:repeated="4"/>
          </chart:series>
          <chart:series chart:style-name="ch15" chart:values-cell-range-address="Sheet1.E101:Sheet1.H101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04">
                <text:p>3.04</text:p>
                <draw:g>
                  <svg:desc>Sheet1.E97:Sheet1.H97</svg:desc>
                </draw:g>
              </table:table-cell>
              <table:table-cell office:value-type="float" office:value="5.22">
                <text:p>5.22</text:p>
              </table:table-cell>
              <table:table-cell office:value-type="float" office:value="9.36">
                <text:p>9.3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8.05">
                <text:p>8.05</text:p>
                <draw:g>
                  <svg:desc>Sheet1.E98:Sheet1.H98</svg:desc>
                </draw:g>
              </table:table-cell>
              <table:table-cell office:value-type="float" office:value="8.07">
                <text:p>8.07</text:p>
              </table:table-cell>
              <table:table-cell office:value-type="float" office:value="7.6">
                <text:p>7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12.08">
                <text:p>12.08</text:p>
                <draw:g>
                  <svg:desc>Sheet1.E99:Sheet1.H99</svg:desc>
                </draw:g>
              </table:table-cell>
              <table:table-cell office:value-type="float" office:value="9.31">
                <text:p>9.31</text:p>
              </table:table-cell>
              <table:table-cell office:value-type="float" office:value="11">
                <text:p>1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54.05">
                <text:p>54.05</text:p>
                <draw:g>
                  <svg:desc>Sheet1.E100:Sheet1.H100</svg:desc>
                </draw:g>
              </table:table-cell>
              <table:table-cell office:value-type="float" office:value="41.03">
                <text:p>41.03</text:p>
              </table:table-cell>
              <table:table-cell office:value-type="float" office:value="40.51">
                <text:p>40.51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2.78">
                <text:p>22.78</text:p>
                <draw:g>
                  <svg:desc>Sheet1.E101:Sheet1.H101</svg:desc>
                </draw:g>
              </table:table-cell>
              <table:table-cell office:value-type="float" office:value="36.36">
                <text:p>36.36</text:p>
              </table:table-cell>
              <table:table-cell office:value-type="float" office:value="31.52">
                <text:p>31.52</text:p>
              </table:table-cell>
              <table:table-cell office:value-type="float" office:value="25.25">
                <text:p>25.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538cm" svg:y="1.275cm" chart:style-name="ch3">
          <text:p>Weighted Contributions, Top 15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5:Sheet1.C9 Sheet1.E140:Sheet1.H144" chart:data-source-has-labels="both" svg:x="1.331cm" svg:y="2.318cm" svg:width="10.549cm" svg:height="5.521cm">
          <chartooo:coordinate-region svg:x="2.138cm" svg:y="2.518cm" svg:width="9.742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140:Sheet1.H140" chart:label-cell-address="Sheet1.C5:Sheet1.C5" chart:class="chart:bar">
            <chart:data-point chart:repeated="4"/>
          </chart:series>
          <chart:series chart:style-name="ch12" chart:values-cell-range-address="Sheet1.E141:Sheet1.H141" chart:label-cell-address="Sheet1.C6:Sheet1.C6" chart:class="chart:bar">
            <chart:data-point chart:repeated="4"/>
          </chart:series>
          <chart:series chart:style-name="ch13" chart:values-cell-range-address="Sheet1.E142:Sheet1.H142" chart:label-cell-address="Sheet1.C7:Sheet1.C7" chart:class="chart:bar">
            <chart:data-point chart:repeated="4"/>
          </chart:series>
          <chart:series chart:style-name="ch14" chart:values-cell-range-address="Sheet1.E143:Sheet1.H143" chart:label-cell-address="Sheet1.C8:Sheet1.C8" chart:class="chart:bar">
            <chart:data-point chart:repeated="4"/>
          </chart:series>
          <chart:series chart:style-name="ch15" chart:values-cell-range-address="Sheet1.E144:Sheet1.H144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1.32">
                <text:p>1.32</text:p>
                <draw:g>
                  <svg:desc>Sheet1.E140:Sheet1.H140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8">
                <text:p>0.5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.33">
                <text:p>4.33</text:p>
                <draw:g>
                  <svg:desc>Sheet1.E141:Sheet1.H141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0.95">
                <text:p>0.9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9.91">
                <text:p>9.91</text:p>
                <draw:g>
                  <svg:desc>Sheet1.E142:Sheet1.H142</svg:desc>
                </draw:g>
              </table:table-cell>
              <table:table-cell office:value-type="float" office:value="69.12">
                <text:p>69.12</text:p>
              </table:table-cell>
              <table:table-cell office:value-type="float" office:value="88.94">
                <text:p>88.9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70.42">
                <text:p>70.42</text:p>
                <draw:g>
                  <svg:desc>Sheet1.E143:Sheet1.H143</svg:desc>
                </draw:g>
              </table:table-cell>
              <table:table-cell office:value-type="float" office:value="6.44">
                <text:p>6.44</text:p>
              </table:table-cell>
              <table:table-cell office:value-type="float" office:value="5.84">
                <text:p>5.84</text:p>
              </table:table-cell>
              <table:table-cell office:value-type="float" office:value="38.36">
                <text:p>38.36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14.02">
                <text:p>14.02</text:p>
                <draw:g>
                  <svg:desc>Sheet1.E144:Sheet1.H144</svg:desc>
                </draw:g>
              </table:table-cell>
              <table:table-cell office:value-type="float" office:value="4.74">
                <text:p>4.74</text:p>
              </table:table-cell>
              <table:table-cell office:value-type="float" office:value="3.68">
                <text:p>3.68</text:p>
              </table:table-cell>
              <table:table-cell office:value-type="float" office:value="18.34">
                <text:p>18.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326cm" svg:y="1.275cm" chart:style-name="ch3">
          <text:p>Unweighted Contributions, Top 1500 Frequent Editors</text:p>
        </chart:subtitle>
        <chart:legend chart:legend-position="end" svg:x="12.519cm" svg:y="3.205cm" style:legend-expansion="high" chart:style-name="ch4"/>
        <chart:plot-area chart:style-name="ch5" table:cell-range-address="Sheet1.D4:Sheet1.G4 Sheet1.C13:Sheet1.C17 Sheet1.E148:Sheet1.H152" chart:data-source-has-labels="both" svg:x="1.331cm" svg:y="2.318cm" svg:width="10.549cm" svg:height="5.521cm">
          <chartooo:coordinate-region svg:x="1.952cm" svg:y="2.517cm" svg:width="9.928cm" svg:height="4.675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148:Sheet1.H148" chart:label-cell-address="Sheet1.C13:Sheet1.C13" chart:class="chart:bar">
            <chart:data-point chart:repeated="4"/>
          </chart:series>
          <chart:series chart:style-name="ch12" chart:values-cell-range-address="Sheet1.E149:Sheet1.H149" chart:label-cell-address="Sheet1.C14:Sheet1.C14" chart:class="chart:bar">
            <chart:data-point chart:repeated="4"/>
          </chart:series>
          <chart:series chart:style-name="ch13" chart:values-cell-range-address="Sheet1.E150:Sheet1.H150" chart:label-cell-address="Sheet1.C15:Sheet1.C15" chart:class="chart:bar">
            <chart:data-point chart:repeated="4"/>
          </chart:series>
          <chart:series chart:style-name="ch14" chart:values-cell-range-address="Sheet1.E151:Sheet1.H151" chart:label-cell-address="Sheet1.C16:Sheet1.C16" chart:class="chart:bar">
            <chart:data-point chart:repeated="4"/>
          </chart:series>
          <chart:series chart:style-name="ch15" chart:values-cell-range-address="Sheet1.E152:Sheet1.H152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04">
                <text:p>3.04</text:p>
                <draw:g>
                  <svg:desc>Sheet1.E148:Sheet1.H148</svg:desc>
                </draw:g>
              </table:table-cell>
              <table:table-cell office:value-type="float" office:value="5.22">
                <text:p>5.22</text:p>
              </table:table-cell>
              <table:table-cell office:value-type="float" office:value="9.36">
                <text:p>9.3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8.05">
                <text:p>8.05</text:p>
                <draw:g>
                  <svg:desc>Sheet1.E149:Sheet1.H149</svg:desc>
                </draw:g>
              </table:table-cell>
              <table:table-cell office:value-type="float" office:value="8.07">
                <text:p>8.07</text:p>
              </table:table-cell>
              <table:table-cell office:value-type="float" office:value="7.6">
                <text:p>7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14.74">
                <text:p>14.74</text:p>
                <draw:g>
                  <svg:desc>Sheet1.E150:Sheet1.H150</svg:desc>
                </draw:g>
              </table:table-cell>
              <table:table-cell office:value-type="float" office:value="11.93">
                <text:p>11.93</text:p>
              </table:table-cell>
              <table:table-cell office:value-type="float" office:value="12.91">
                <text:p>12.91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51.39">
                <text:p>51.39</text:p>
                <draw:g>
                  <svg:desc>Sheet1.E151:Sheet1.H151</svg:desc>
                </draw:g>
              </table:table-cell>
              <table:table-cell office:value-type="float" office:value="38.42">
                <text:p>38.42</text:p>
              </table:table-cell>
              <table:table-cell office:value-type="float" office:value="38.61">
                <text:p>38.61</text:p>
              </table:table-cell>
              <table:table-cell office:value-type="float" office:value="34.49">
                <text:p>34.49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2.78">
                <text:p>22.78</text:p>
                <draw:g>
                  <svg:desc>Sheet1.E152:Sheet1.H152</svg:desc>
                </draw:g>
              </table:table-cell>
              <table:table-cell office:value-type="float" office:value="36.36">
                <text:p>36.36</text:p>
              </table:table-cell>
              <table:table-cell office:value-type="float" office:value="31.52">
                <text:p>31.52</text:p>
              </table:table-cell>
              <table:table-cell office:value-type="float" office:value="25.25">
                <text:p>25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